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3" style:family="table">
      <style:table-properties style:width="17.531cm" table:align="left" style:writing-mode="lr-tb"/>
    </style:style>
    <style:style style:name="Таблица3.A" style:family="table-column">
      <style:table-column-properties style:column-width="1.64cm"/>
    </style:style>
    <style:style style:name="Таблица3.B" style:family="table-column">
      <style:table-column-properties style:column-width="1.766cm"/>
    </style:style>
    <style:style style:name="Таблица3.A1" style:family="table-cell">
      <style:table-cell-properties style:vertical-align="middle" fo:background-color="#eeeeee" fo:padding-left="0cm" fo:padding-right="0.101cm" fo:padding-top="0.101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а3.J1" style:family="table-cell">
      <style:table-cell-properties style:vertical-align="middle" fo:background-color="#eeeeee" fo:padding-left="0cm" fo:padding-right="0.101cm" fo:padding-top="0.101cm" fo:padding-bottom="0.049cm" fo:border="0.05pt solid #000000">
        <style:background-image/>
      </style:table-cell-properties>
    </style:style>
    <style:style style:name="Таблица3.A2" style:family="table-cell">
      <style:table-cell-properties style:vertical-align="middle" fo:background-color="#eeeeee" fo:padding-left="0cm" fo:padding-right="0.101cm" fo:padding-top="0.101cm" fo:padding-bottom="0.049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H2" style:family="table-cell" style:data-style-name="N0">
      <style:table-cell-properties style:vertical-align="middle" fo:background-color="#fffbd7" fo:padding-left="0cm" fo:padding-right="0.101cm" fo:padding-top="0.101cm" fo:padding-bottom="0.049cm" fo:border-left="0.05pt solid #000000" fo:border-right="none" fo:border-top="none" fo:border-bottom="0.05pt solid #000000">
        <style:background-image/>
      </style:table-cell-properties>
    </style:style>
    <style:style style:name="Таблица3.I2" style:family="table-cell" style:data-style-name="N0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" style:family="table-cell" style:data-style-name="N0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H3" style:family="table-cell" style:data-style-name="N113">
      <style:table-cell-properties style:vertical-align="middle" fo:background-color="#fffbd7" fo:padding-left="0cm" fo:padding-right="0.101cm" fo:padding-top="0.101cm" fo:padding-bottom="0.049cm" fo:border-left="0.05pt solid #000000" fo:border-right="none" fo:border-top="none" fo:border-bottom="0.05pt solid #000000">
        <style:background-image/>
      </style:table-cell-properties>
    </style:style>
    <style:style style:name="Таблица3.I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1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1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5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6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7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8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29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2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1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8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3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4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5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6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6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6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7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4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3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8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5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6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2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4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5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6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7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0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3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4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4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5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6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7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7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8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89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H90" style:family="table-cell">
      <style:table-cell-properties style:vertical-align="middle" fo:background-color="#fffbd7" fo:padding-left="0cm" fo:padding-right="0.101cm" fo:padding-top="0.101cm" fo:padding-bottom="0.049cm" fo:border-left="0.05pt solid #000000" fo:border-right="none" fo:border-top="none" fo:border-bottom="0.05pt solid #000000">
        <style:background-image/>
      </style:table-cell-properties>
    </style:style>
    <style:style style:name="Таблица3.I90" style:family="table-cell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90" style:family="table-cell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91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3.B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C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D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E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F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G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I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none" fo:border-top="none" fo:border-bottom="0.05pt solid #000000"/>
    </style:style>
    <style:style style:name="Таблица3.J92" style:family="table-cell" style:data-style-name="N113">
      <style:table-cell-properties style:vertical-align="middle" fo:padding-left="0cm" fo:padding-right="0.101cm" fo:padding-top="0.101cm" fo:padding-bottom="0.049cm" fo:border-left="0.05pt solid #000000" fo:border-right="0.05pt solid #000000" fo:border-top="none" fo:border-bottom="0.05pt solid #000000"/>
    </style:style>
    <style:style style:name="Таблица1" style:family="table">
      <style:table-properties style:width="17.639cm" fo:margin-left="-0.115cm" fo:margin-top="0cm" fo:margin-bottom="0cm" table:align="left" style:writing-mode="lr-tb"/>
    </style:style>
    <style:style style:name="Таблица1.A" style:family="table-column">
      <style:table-column-properties style:column-width="1.764cm"/>
    </style:style>
    <style:style style:name="Таблица1.1" style:family="table-row">
      <style:table-row-properties style:min-row-height="0.723cm" fo:keep-together="auto"/>
    </style:style>
    <style:style style:name="Таблица1.A1" style:family="table-cell">
      <style:table-cell-properties style:vertical-align="middle" fo:background-color="#eeeee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B2" style:family="table-cell">
      <style:table-cell-properties style:vertical-align="middle" fo:background-color="#fffec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2" style:family="table-cell">
      <style:table-cell-properties style:vertical-align="middle" fo:background-color="#ffd64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2" style:family="table-cell">
      <style:table-cell-properties style:vertical-align="middle" fo:background-color="#fff4a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2" style:family="table-cell">
      <style:table-cell-properties style:vertical-align="middle" fo:background-color="#fff7b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2" style:family="table-cell">
      <style:table-cell-properties style:vertical-align="middle" fo:background-color="#fffdc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B3" style:family="table-cell">
      <style:table-cell-properties style:vertical-align="middle" fo:background-color="#ffc30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3" style:family="table-cell">
      <style:table-cell-properties style:vertical-align="middle" fo:background-color="#ffa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3" style:family="table-cell">
      <style:table-cell-properties style:vertical-align="middle" fo:background-color="#ffee9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3" style:family="table-cell">
      <style:table-cell-properties style:vertical-align="middle" fo:background-color="#fff2a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3" style:family="table-cell">
      <style:table-cell-properties style:vertical-align="middle" fo:background-color="#ffd23a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H3" style:family="table-cell">
      <style:table-cell-properties style:vertical-align="middle" fo:background-color="#fff3a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3" style:family="table-cell">
      <style:table-cell-properties style:vertical-align="middle" fo:background-color="#fff09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4" style:family="table-cell">
      <style:table-cell-properties style:vertical-align="middle" fo:background-color="#ff8b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4" style:family="table-cell">
      <style:table-cell-properties style:vertical-align="middle" fo:background-color="#ffea8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4" style:family="table-cell">
      <style:table-cell-properties style:vertical-align="middle" fo:background-color="#ffed8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4" style:family="table-cell">
      <style:table-cell-properties style:vertical-align="middle" fo:background-color="#ffe47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4" style:family="table-cell">
      <style:table-cell-properties style:vertical-align="middle" fo:background-color="#ffc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5" style:family="table-cell">
      <style:table-cell-properties style:vertical-align="middle" fo:background-color="#ffef9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H5" style:family="table-cell">
      <style:table-cell-properties style:vertical-align="middle" fo:background-color="#fff5a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6" style:family="table-cell">
      <style:table-cell-properties style:vertical-align="middle" fo:background-color="#ffd84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7" style:family="table-cell">
      <style:table-cell-properties style:vertical-align="middle" fo:background-color="#ffdb5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9" style:family="table-cell">
      <style:table-cell-properties style:vertical-align="middle" fo:background-color="#ffda5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9" style:family="table-cell">
      <style:table-cell-properties style:vertical-align="middle" fo:background-color="#ffeb8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10" style:family="table-cell">
      <style:table-cell-properties style:vertical-align="middle" fo:background-color="#ffc40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13" style:family="table-cell">
      <style:table-cell-properties style:vertical-align="middle" fo:background-color="#ffce2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14" style:family="table-cell">
      <style:table-cell-properties style:vertical-align="middle" fo:background-color="#ffa4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15" style:family="table-cell">
      <style:table-cell-properties style:vertical-align="middle" fo:background-color="#ff5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15" style:family="table-cell">
      <style:table-cell-properties style:vertical-align="middle" fo:background-color="#ffc20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16" style:family="table-cell">
      <style:table-cell-properties style:vertical-align="middle" fo:background-color="#fff8b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17" style:family="table-cell">
      <style:table-cell-properties style:vertical-align="middle" fo:background-color="#fff9b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19" style:family="table-cell">
      <style:table-cell-properties style:vertical-align="middle" fo:background-color="#ffa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20" style:family="table-cell">
      <style:table-cell-properties style:vertical-align="middle" fo:background-color="#ff3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21" style:family="table-cell">
      <style:table-cell-properties style:vertical-align="middle" fo:background-color="#ffe57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23" style:family="table-cell">
      <style:table-cell-properties style:vertical-align="middle" fo:background-color="#ffd74a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25" style:family="table-cell">
      <style:table-cell-properties style:vertical-align="middle" fo:background-color="#ff9b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H25" style:family="table-cell">
      <style:table-cell-properties style:vertical-align="middle" fo:background-color="#ffe98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25" style:family="table-cell">
      <style:table-cell-properties style:vertical-align="middle" fo:background-color="#ffa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25" style:family="table-cell">
      <style:table-cell-properties style:vertical-align="middle" fo:background-color="#ff7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26" style:family="table-cell">
      <style:table-cell-properties style:vertical-align="middle" fo:background-color="#ff4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26" style:family="table-cell">
      <style:table-cell-properties style:vertical-align="middle" fo:background-color="#ff3e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26" style:family="table-cell">
      <style:table-cell-properties style:vertical-align="middle" fo:background-color="#ffb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26" style:family="table-cell">
      <style:table-cell-properties style:vertical-align="middle" fo:background-color="#ff8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27" style:family="table-cell">
      <style:table-cell-properties style:vertical-align="middle" fo:background-color="#ffa8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29" style:family="table-cell">
      <style:table-cell-properties style:vertical-align="middle" fo:background-color="#ff9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29" style:family="table-cell">
      <style:table-cell-properties style:vertical-align="middle" fo:background-color="#ff8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29" style:family="table-cell">
      <style:table-cell-properties style:vertical-align="middle" fo:background-color="#ffa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30" style:family="table-cell">
      <style:table-cell-properties style:vertical-align="middle" fo:background-color="#ffba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30" style:family="table-cell">
      <style:table-cell-properties style:vertical-align="middle" fo:background-color="#ffc81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31" style:family="table-cell">
      <style:table-cell-properties style:vertical-align="middle" fo:background-color="#ffbb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32" style:family="table-cell">
      <style:table-cell-properties style:vertical-align="middle" fo:background-color="#ff4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32" style:family="table-cell">
      <style:table-cell-properties style:vertical-align="middle" fo:background-color="#fffab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34" style:family="table-cell">
      <style:table-cell-properties style:vertical-align="middle" fo:background-color="#ff3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36" style:family="table-cell">
      <style:table-cell-properties style:vertical-align="middle" fo:background-color="#ffd33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36" style:family="table-cell">
      <style:table-cell-properties style:vertical-align="middle" fo:background-color="#ffe67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37" style:family="table-cell">
      <style:table-cell-properties style:vertical-align="middle" fo:background-color="#ffcb2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37" style:family="table-cell">
      <style:table-cell-properties style:vertical-align="middle" fo:background-color="#ffc61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37" style:family="table-cell">
      <style:table-cell-properties style:vertical-align="middle" fo:background-color="#ffd03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38" style:family="table-cell">
      <style:table-cell-properties style:vertical-align="middle" fo:background-color="#ffe36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38" style:family="table-cell">
      <style:table-cell-properties style:vertical-align="middle" fo:background-color="#ffe06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39" style:family="table-cell">
      <style:table-cell-properties style:vertical-align="middle" fo:background-color="#ffb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39" style:family="table-cell">
      <style:table-cell-properties style:vertical-align="middle" fo:background-color="#ffb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40" style:family="table-cell">
      <style:table-cell-properties style:vertical-align="middle" fo:background-color="#ff5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40" style:family="table-cell">
      <style:table-cell-properties style:vertical-align="middle" fo:background-color="#ffaa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41" style:family="table-cell">
      <style:table-cell-properties style:vertical-align="middle" fo:background-color="#ffb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44" style:family="table-cell">
      <style:table-cell-properties style:vertical-align="middle" fo:background-color="#ff8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45" style:family="table-cell">
      <style:table-cell-properties style:vertical-align="middle" fo:background-color="#ff4e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45" style:family="table-cell">
      <style:table-cell-properties style:vertical-align="middle" fo:background-color="#ff3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45" style:family="table-cell">
      <style:table-cell-properties style:vertical-align="middle" fo:background-color="#ff8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46" style:family="table-cell">
      <style:table-cell-properties style:vertical-align="middle" fo:background-color="#ff7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48" style:family="table-cell">
      <style:table-cell-properties style:vertical-align="middle" fo:background-color="#ff5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49" style:family="table-cell">
      <style:table-cell-properties style:vertical-align="middle" fo:background-color="#ffc91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49" style:family="table-cell">
      <style:table-cell-properties style:vertical-align="middle" fo:background-color="#ffe87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50" style:family="table-cell">
      <style:table-cell-properties style:vertical-align="middle" fo:background-color="#ffe16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52" style:family="table-cell">
      <style:table-cell-properties style:vertical-align="middle" fo:background-color="#ffdf6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54" style:family="table-cell">
      <style:table-cell-properties style:vertical-align="middle" fo:background-color="#ffd54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56" style:family="table-cell">
      <style:table-cell-properties style:vertical-align="middle" fo:background-color="#ffb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60" style:family="table-cell">
      <style:table-cell-properties style:vertical-align="middle" fo:background-color="#ff6a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65" style:family="table-cell">
      <style:table-cell-properties style:vertical-align="middle" fo:background-color="#ffd13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71" style:family="table-cell">
      <style:table-cell-properties style:vertical-align="middle" fo:background-color="#ffa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73" style:family="table-cell">
      <style:table-cell-properties style:vertical-align="middle" fo:background-color="#ff78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F74" style:family="table-cell">
      <style:table-cell-properties style:vertical-align="middle" fo:background-color="#ff8a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74" style:family="table-cell">
      <style:table-cell-properties style:vertical-align="middle" fo:background-color="#ff74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75" style:family="table-cell">
      <style:table-cell-properties style:vertical-align="middle" fo:background-color="#ff9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75" style:family="table-cell">
      <style:table-cell-properties style:vertical-align="middle" fo:background-color="#ff7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G76" style:family="table-cell">
      <style:table-cell-properties style:vertical-align="middle" fo:background-color="#ffdd5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76" style:family="table-cell">
      <style:table-cell-properties style:vertical-align="middle" fo:background-color="#ffb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78" style:family="table-cell">
      <style:table-cell-properties style:vertical-align="middle" fo:background-color="#ff9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I78" style:family="table-cell">
      <style:table-cell-properties style:vertical-align="middle" fo:background-color="#ffb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E79" style:family="table-cell">
      <style:table-cell-properties style:vertical-align="middle" fo:background-color="#ffbe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80" style:family="table-cell">
      <style:table-cell-properties style:vertical-align="middle" fo:background-color="#ffc71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D83" style:family="table-cell">
      <style:table-cell-properties style:vertical-align="middle" fo:background-color="#fffc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J84" style:family="table-cell">
      <style:table-cell-properties style:vertical-align="middle" fo:background-color="#ff8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C85" style:family="table-cell">
      <style:table-cell-properties style:vertical-align="middle" fo:background-color="#ffb4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B90" style:family="table-cell">
      <style:table-cell-properties style:vertical-align="middle" fo:background-color="#ffff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1.B93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style:font-name-asian="Times New Roman" style:font-size-asian="14pt" style:language-asian="bg" style:country-asian="BG" style:font-weight-asian="bold" style:font-name-complex="Noto Sans2" style:font-size-complex="14pt" style:font-weight-complex="bold"/>
    </style:style>
    <style:style style:name="P3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2" style:font-size-complex="14pt" style:font-weight-complex="bold"/>
    </style:style>
    <style:style style:name="P4" style:family="paragraph" style:parent-style-name="Standard">
      <style:paragraph-properties fo:margin-left="1.251cm" fo:margin-right="0cm" fo:margin-top="0.212cm" fo:margin-bottom="0cm" style:contextual-spacing="false" fo:line-height="150%" fo:text-indent="0cm" style:auto-text-indent="false"/>
    </style:style>
    <style:style style:name="P5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</style:style>
    <style:style style:name="P6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  <style:text-properties officeooo:paragraph-rsid="000a54af"/>
    </style:style>
    <style:style style:name="P7" style:family="paragraph" style:parent-style-name="Title">
      <loext:graphic-properties draw:fill="none"/>
      <style:paragraph-properties fo:margin-left="0cm" fo:margin-right="0cm" fo:margin-top="0.3cm" fo:margin-bottom="0.3cm" style:contextual-spacing="false" fo:line-height="100%" fo:text-align="center" style:justify-single-word="false" fo:text-indent="0cm" style:auto-text-indent="false" fo:background-color="transparent" fo:keep-with-next="always"/>
      <style:text-properties style:font-name="Noto Sans Light" fo:font-size="24pt" fo:language="en" fo:country="US" fo:font-weight="normal" officeooo:paragraph-rsid="000fba94" style:font-name-asian="Times New Roman" style:font-size-asian="24pt" style:language-asian="bg" style:country-asian="BG" style:font-weight-asian="normal" style:font-name-complex="Noto Sans2" style:font-size-complex="24pt" style:font-weight-complex="normal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style:font-name="Noto Sans" fo:font-size="11pt" fo:font-weight="bold" style:font-size-asian="11pt" style:font-size-complex="11pt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end" style:justify-single-word="false"/>
      <style:text-properties style:font-name="Noto Mono" fo:font-size="10.5pt" style:font-size-asian="10.5pt" style:font-size-complex="10.5pt"/>
    </style:style>
    <style:style style:name="P1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color="#c9211e" loext:opacity="100%" style:font-name="Noto Mono" fo:font-size="10.5pt" fo:font-weight="bold" style:font-size-asian="10.5pt" style:font-size-complex="10.5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1" fo:font-size="11pt" style:letter-kerning="false" style:font-size-asian="11pt" style:font-name-complex="Noto Mono2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1" fo:font-size="11pt" fo:font-weight="bold" style:letter-kerning="false" style:font-size-asian="11pt" style:font-weight-asian="bold" style:font-name-complex="Noto Mono2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Noto Mono1" fo:font-size="11pt" fo:font-weight="bold" style:letter-kerning="false" style:font-size-asian="11pt" style:font-weight-asian="bold" style:font-name-complex="Noto Mono2" style:font-size-complex="11pt" style:font-weight-complex="bold"/>
    </style:style>
    <style:style style:name="P16" style:family="paragraph" style:parent-style-name="Standard" style:master-page-name="">
      <style:paragraph-properties fo:margin-left="0.12cm" fo:margin-right="0cm" fo:margin-top="0cm" fo:margin-bottom="0cm" style:contextual-spacing="false" fo:line-height="150%" fo:text-indent="0cm" style:auto-text-indent="false" style:page-number="auto" fo:break-before="auto" fo:break-after="auto" fo:padding-left="0cm" fo:padding-right="0cm" fo:padding-top="0cm" fo:padding-bottom="0.035cm" fo:border-left="none" fo:border-right="none" fo:border-top="none" fo:border-bottom="0.51pt solid #000000">
        <style:tab-stops>
          <style:tab-stop style:position="2.018cm"/>
          <style:tab-stop style:position="3.782cm"/>
          <style:tab-stop style:position="5.546cm"/>
          <style:tab-stop style:position="7.31cm"/>
        </style:tab-stops>
      </style:paragraph-properties>
    </style:style>
    <style:style style:name="P17" style:family="paragraph" style:parent-style-name="Standard">
      <style:paragraph-properties fo:margin-top="0.3cm" fo:margin-bottom="0.101cm" style:contextual-spacing="false"/>
    </style:style>
    <style:style style:name="P18" style:family="paragraph" style:parent-style-name="Standard">
      <style:paragraph-properties fo:margin-top="0.3cm" fo:margin-bottom="0.101cm" style:contextual-spacing="false"/>
      <style:text-properties style:text-position="0% 100%"/>
    </style:style>
    <style:style style:name="T1" style:family="text">
      <style:text-properties style:font-name="Noto Sans1" fo:font-size="12pt" fo:language="en" fo:country="US" fo:font-weight="bold" style:font-name-asian="Times New Roman" style:font-size-asian="12pt" style:language-asian="bg" style:country-asian="BG" style:font-weight-asian="bold" style:font-name-complex="Noto Sans2" style:font-size-complex="12pt" style:font-weight-complex="bold"/>
    </style:style>
    <style:style style:name="T2" style:family="text">
      <style:text-properties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2" style:font-size-complex="12pt" style:font-weight-complex="normal"/>
    </style:style>
    <style:style style:name="T3" style:family="text">
      <style:text-properties style:font-name="Noto Sans1" fo:font-size="10pt" fo:language="en" fo:country="US" style:font-name-asian="Times New Roman" style:font-size-asian="10pt" style:language-asian="bg" style:country-asian="BG" style:font-name-complex="Noto Sans2" style:font-size-complex="10pt"/>
    </style:style>
    <style:style style:name="T4" style:family="text">
      <style:text-properties style:font-name="Noto Sans1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2" style:font-size-complex="10.5pt" style:font-weight-complex="bold"/>
    </style:style>
    <style:style style:name="T5" style:family="text">
      <style:text-properties style:font-name="Noto Sans1" fo:font-size="10.5pt" fo:language="en" fo:country="US" style:font-name-asian="Times New Roman" style:font-size-asian="10.5pt" style:language-asian="bg" style:country-asian="BG" style:font-name-complex="Noto Sans2" style:font-size-complex="10.5pt"/>
    </style:style>
    <style:style style:name="T6" style:family="text">
      <style:text-properties fo:color="#000000" loext:opacity="100%" style:font-name="Noto Sans1" fo:font-size="10.5pt" fo:language="en" fo:country="US" fo:font-weight="bold" style:font-name-asian="Times New Roman" style:font-size-asian="10.5pt" style:language-asian="bg" style:country-asian="BG" style:font-weight-asian="bold" style:font-name-complex="Noto Sans2" style:font-size-complex="10.5pt" style:font-weight-complex="bold"/>
    </style:style>
    <style:style style:name="T7" style:family="text">
      <style:text-properties fo:color="#000000" loext:opacity="100%" style:font-name="Noto Sans1" fo:font-size="10.5pt" fo:language="en" fo:country="US" style:font-name-asian="Times New Roman" style:font-size-asian="10.5pt" style:language-asian="bg" style:country-asian="BG" style:font-name-complex="Noto Sans2" style:font-size-complex="10.5pt"/>
    </style:style>
    <style:style style:name="T8" style:family="text">
      <style:text-properties fo:color="#000000" loext:opacity="100%" style:font-name="Noto Sans1" fo:font-size="10.5pt" fo:language="en" fo:country="US" fo:font-weight="normal" officeooo:rsid="000a54af" style:font-name-asian="Times New Roman" style:font-size-asian="10.5pt" style:language-asian="bg" style:country-asian="BG" style:font-weight-asian="normal" style:font-name-complex="Noto Sans2" style:font-size-complex="10.5pt" style:font-weight-complex="normal"/>
    </style:style>
    <style:style style:name="T9" style:family="text">
      <style:text-properties fo:color="#000000" loext:opacity="100%" style:font-name="Noto Sans1" fo:language="en" fo:country="US" style:font-name-asian="Times New Roman" style:language-asian="bg" style:country-asian="BG" style:font-name-complex="Noto Sans2"/>
    </style:style>
    <style:style style:name="T10" style:family="text">
      <style:text-properties officeooo:rsid="0017f51d"/>
    </style:style>
    <style:style style:name="T11" style:family="text">
      <style:text-properties officeooo:rsid="0002be9c"/>
    </style:style>
    <style:style style:name="T12" style:family="text">
      <style:text-properties officeooo:rsid="000fba94"/>
    </style:style>
    <style:style style:name="T13" style:family="text">
      <style:text-properties style:text-position="super 58%"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2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Root-finding</text:span> <text:span text:style-name="T10">T</text:span>est <text:span text:style-name="T11">Results</text:span></text:p>
      <text:p text:style-name="P2">Results</text:p>
      <table:table table:name="Таблица3" table:style-name="Таблица3">
        <table:table-column table:style-name="Таблица3.A"/>
        <table:table-column table:style-name="Таблица3.B" table:number-columns-repeated="9"/>
        <table:table-row table:style-name="TableLine2156164638240">
          <table:table-cell table:style-name="Таблица3.A1" office:value-type="string">
            <text:p text:style-name="P8">Method</text:p>
          </table:table-cell>
          <table:table-cell table:style-name="Таблица3.A1" office:value-type="string">
            <text:p text:style-name="P8">bs</text:p>
          </table:table-cell>
          <table:table-cell table:style-name="Таблица3.A1" office:value-type="string">
            <text:p text:style-name="P8">fp</text:p>
          </table:table-cell>
          <table:table-cell table:style-name="Таблица3.A1" office:value-type="string">
            <text:p text:style-name="P8">mfp</text:p>
          </table:table-cell>
          <table:table-cell table:style-name="Таблица3.A1" office:value-type="string">
            <text:p text:style-name="P8">ill</text:p>
          </table:table-cell>
          <table:table-cell table:style-name="Таблица3.A1" office:value-type="string">
            <text:p text:style-name="P8">AB</text:p>
          </table:table-cell>
          <table:table-cell table:style-name="Таблица3.A1" office:value-type="string">
            <text:p text:style-name="P8">ITP</text:p>
          </table:table-cell>
          <table:table-cell table:style-name="Таблица3.A1" office:value-type="string">
            <text:p text:style-name="P8">mAB</text:p>
          </table:table-cell>
          <table:table-cell table:style-name="Таблица3.A1" office:value-type="string">
            <text:p text:style-name="P8">Rid</text:p>
          </table:table-cell>
          <table:table-cell table:style-name="Таблица3.J1" office:value-type="string">
            <text:p text:style-name="P8">Bre</text:p>
          </table:table-cell>
        </table:table-row>
        <table:table-row table:style-name="TableLine2156236680672">
          <table:table-cell table:style-name="Таблица3.A2" office:value-type="string">
            <text:p text:style-name="P8">f01</text:p>
          </table:table-cell>
          <table:table-cell table:style-name="Таблица3.B2" office:value-type="float" office:value="1">
            <text:p text:style-name="P9">1</text:p>
          </table:table-cell>
          <table:table-cell table:style-name="Таблица3.C2" office:value-type="float" office:value="0.999999999999996">
            <text:p text:style-name="P9">1</text:p>
          </table:table-cell>
          <table:table-cell table:style-name="Таблица3.D2" office:value-type="float" office:value="1">
            <text:p text:style-name="P9">1</text:p>
          </table:table-cell>
          <table:table-cell table:style-name="Таблица3.E2" office:value-type="float" office:value="1">
            <text:p text:style-name="P9">1</text:p>
          </table:table-cell>
          <table:table-cell table:style-name="Таблица3.F2" office:value-type="float" office:value="1">
            <text:p text:style-name="P9">1</text:p>
          </table:table-cell>
          <table:table-cell table:style-name="Таблица3.G2" office:value-type="float" office:value="1">
            <text:p text:style-name="P9">1</text:p>
          </table:table-cell>
          <table:table-cell table:style-name="Таблица3.H2" office:value-type="float" office:value="1">
            <text:p text:style-name="P9">1</text:p>
          </table:table-cell>
          <table:table-cell table:style-name="Таблица3.I2" office:value-type="float" office:value="1">
            <text:p text:style-name="P9">1</text:p>
          </table:table-cell>
          <table:table-cell table:style-name="Таблица3.J2" office:value-type="float" office:value="1">
            <text:p text:style-name="P9">1</text:p>
          </table:table-cell>
        </table:table-row>
        <table:table-row table:style-name="TableLine2156236684704">
          <table:table-cell table:style-name="Таблица3.A2" office:value-type="string">
            <text:p text:style-name="P8">f02</text:p>
          </table:table-cell>
          <table:table-cell table:style-name="Таблица3.B3" office:value-type="float" office:value="0.399422291710968">
            <text:p text:style-name="P9">0,3994</text:p>
          </table:table-cell>
          <table:table-cell table:style-name="Таблица3.C3" office:value-type="float" office:value="0.399422291710952">
            <text:p text:style-name="P9">0,3994</text:p>
          </table:table-cell>
          <table:table-cell table:style-name="Таблица3.D3" office:value-type="float" office:value="0.399422291710968">
            <text:p text:style-name="P9">0,3994</text:p>
          </table:table-cell>
          <table:table-cell table:style-name="Таблица3.E3" office:value-type="float" office:value="0.399422291710969">
            <text:p text:style-name="P9">0,3994</text:p>
          </table:table-cell>
          <table:table-cell table:style-name="Таблица3.F3" office:value-type="float" office:value="0.399422291710968">
            <text:p text:style-name="P9">0,3994</text:p>
          </table:table-cell>
          <table:table-cell table:style-name="Таблица3.G3" office:value-type="float" office:value="0.399422291710968">
            <text:p text:style-name="P9">0,3994</text:p>
          </table:table-cell>
          <table:table-cell table:style-name="Таблица3.H3" office:value-type="float" office:value="0.399422291710968">
            <text:p text:style-name="P9">0,3994</text:p>
          </table:table-cell>
          <table:table-cell table:style-name="Таблица3.I3" office:value-type="float" office:value="0.399422291710968">
            <text:p text:style-name="P9">0,3994</text:p>
          </table:table-cell>
          <table:table-cell table:style-name="Таблица3.J3" office:value-type="float" office:value="0.399422291710968">
            <text:p text:style-name="P9">0,3994</text:p>
          </table:table-cell>
        </table:table-row>
        <table:table-row table:style-name="TableLine2156236682400">
          <table:table-cell table:style-name="Таблица3.A2" office:value-type="string">
            <text:p text:style-name="P8">f03</text:p>
          </table:table-cell>
          <table:table-cell table:style-name="Таблица3.B4" office:value-type="float" office:value="0.804133097503664">
            <text:p text:style-name="P9">0,8041</text:p>
          </table:table-cell>
          <table:table-cell table:style-name="Таблица3.C4" office:value-type="float" office:value="0.804133097503645">
            <text:p text:style-name="P9">0,8041</text:p>
          </table:table-cell>
          <table:table-cell table:style-name="Таблица3.D4" office:value-type="float" office:value="0.804133097503664">
            <text:p text:style-name="P9">0,8041</text:p>
          </table:table-cell>
          <table:table-cell table:style-name="Таблица3.E4" office:value-type="float" office:value="0.804133097503664">
            <text:p text:style-name="P9">0,8041</text:p>
          </table:table-cell>
          <table:table-cell table:style-name="Таблица3.F4" office:value-type="float" office:value="0.804133097503664">
            <text:p text:style-name="P9">0,8041</text:p>
          </table:table-cell>
          <table:table-cell table:style-name="Таблица3.G4" office:value-type="float" office:value="0.804133097503662">
            <text:p text:style-name="P9">0,8041</text:p>
          </table:table-cell>
          <table:table-cell table:style-name="Таблица3.H3" office:value-type="float" office:value="0.804133097503664">
            <text:p text:style-name="P9">0,8041</text:p>
          </table:table-cell>
          <table:table-cell table:style-name="Таблица3.I4" office:value-type="float" office:value="0.804133097503664">
            <text:p text:style-name="P9">0,8041</text:p>
          </table:table-cell>
          <table:table-cell table:style-name="Таблица3.J4" office:value-type="float" office:value="0.804133097503664">
            <text:p text:style-name="P9">0,8041</text:p>
          </table:table-cell>
        </table:table-row>
        <table:table-row table:style-name="TableLine2156236686432">
          <table:table-cell table:style-name="Таблица3.A2" office:value-type="string">
            <text:p text:style-name="P8">f04</text:p>
          </table:table-cell>
          <table:table-cell table:style-name="Таблица3.B5" office:value-type="float" office:value="-1">
            <text:p text:style-name="P9">-1,0000</text:p>
          </table:table-cell>
          <table:table-cell table:style-name="Таблица3.C5" office:value-type="float" office:value="-0.999999999999988">
            <text:p text:style-name="P9">-1,0000</text:p>
          </table:table-cell>
          <table:table-cell table:style-name="Таблица3.D5" office:value-type="float" office:value="-1">
            <text:p text:style-name="P9">-1,0000</text:p>
          </table:table-cell>
          <table:table-cell table:style-name="Таблица3.E5" office:value-type="float" office:value="-1">
            <text:p text:style-name="P9">-1,0000</text:p>
          </table:table-cell>
          <table:table-cell table:style-name="Таблица3.F5" office:value-type="float" office:value="-1">
            <text:p text:style-name="P9">-1,0000</text:p>
          </table:table-cell>
          <table:table-cell table:style-name="Таблица3.G5" office:value-type="float" office:value="-1">
            <text:p text:style-name="P9">-1,0000</text:p>
          </table:table-cell>
          <table:table-cell table:style-name="Таблица3.H3" office:value-type="float" office:value="-1">
            <text:p text:style-name="P9">-1,0000</text:p>
          </table:table-cell>
          <table:table-cell table:style-name="Таблица3.I5" office:value-type="float" office:value="-1">
            <text:p text:style-name="P9">-1,0000</text:p>
          </table:table-cell>
          <table:table-cell table:style-name="Таблица3.J5" office:value-type="float" office:value="-1">
            <text:p text:style-name="P9">-1,0000</text:p>
          </table:table-cell>
        </table:table-row>
        <table:table-row table:style-name="TableLine2156236689024">
          <table:table-cell table:style-name="Таблица3.A2" office:value-type="string">
            <text:p text:style-name="P8">f05</text:p>
          </table:table-cell>
          <table:table-cell table:style-name="Таблица3.B6" office:value-type="float" office:value="2.09455148154233">
            <text:p text:style-name="P9">2,0946</text:p>
          </table:table-cell>
          <table:table-cell table:style-name="Таблица3.C6" office:value-type="float" office:value="2.09455148154232">
            <text:p text:style-name="P9">2,0946</text:p>
          </table:table-cell>
          <table:table-cell table:style-name="Таблица3.D6" office:value-type="float" office:value="2.09455148154233">
            <text:p text:style-name="P9">2,0946</text:p>
          </table:table-cell>
          <table:table-cell table:style-name="Таблица3.E6" office:value-type="float" office:value="2.09455148154233">
            <text:p text:style-name="P9">2,0946</text:p>
          </table:table-cell>
          <table:table-cell table:style-name="Таблица3.F6" office:value-type="float" office:value="2.09455148154233">
            <text:p text:style-name="P9">2,0946</text:p>
          </table:table-cell>
          <table:table-cell table:style-name="Таблица3.G6" office:value-type="float" office:value="2.09455148154233">
            <text:p text:style-name="P9">2,0946</text:p>
          </table:table-cell>
          <table:table-cell table:style-name="Таблица3.H3" office:value-type="float" office:value="2.09455148154233">
            <text:p text:style-name="P9">2,0946</text:p>
          </table:table-cell>
          <table:table-cell table:style-name="Таблица3.I6" office:value-type="float" office:value="2.09455148154233">
            <text:p text:style-name="P9">2,0946</text:p>
          </table:table-cell>
          <table:table-cell table:style-name="Таблица3.J6" office:value-type="float" office:value="2.09455148154233">
            <text:p text:style-name="P9">2,0946</text:p>
          </table:table-cell>
        </table:table-row>
        <table:table-row table:style-name="TableLine2156237342784">
          <table:table-cell table:style-name="Таблица3.A2" office:value-type="string">
            <text:p text:style-name="P8">f06</text:p>
          </table:table-cell>
          <table:table-cell table:style-name="Таблица3.B7" office:value-type="float" office:value="0.138257155056824">
            <text:p text:style-name="P9">0,1383</text:p>
          </table:table-cell>
          <table:table-cell table:style-name="Таблица3.C7" office:value-type="float" office:value="0.138257155056826">
            <text:p text:style-name="P9">0,1383</text:p>
          </table:table-cell>
          <table:table-cell table:style-name="Таблица3.D7" office:value-type="float" office:value="0.138257155056824">
            <text:p text:style-name="P9">0,1383</text:p>
          </table:table-cell>
          <table:table-cell table:style-name="Таблица3.E7" office:value-type="float" office:value="0.138257155056824">
            <text:p text:style-name="P9">0,1383</text:p>
          </table:table-cell>
          <table:table-cell table:style-name="Таблица3.F7" office:value-type="float" office:value="0.138257155056824">
            <text:p text:style-name="P9">0,1383</text:p>
          </table:table-cell>
          <table:table-cell table:style-name="Таблица3.G7" office:value-type="float" office:value="0.138257155056824">
            <text:p text:style-name="P9">0,1383</text:p>
          </table:table-cell>
          <table:table-cell table:style-name="Таблица3.H3" office:value-type="float" office:value="0.138257155056824">
            <text:p text:style-name="P9">0,1383</text:p>
          </table:table-cell>
          <table:table-cell table:style-name="Таблица3.I7" office:value-type="float" office:value="0.138257155056824">
            <text:p text:style-name="P9">0,1383</text:p>
          </table:table-cell>
          <table:table-cell table:style-name="Таблица3.J7" office:value-type="float" office:value="0.138257155056824">
            <text:p text:style-name="P9">0,1383</text:p>
          </table:table-cell>
        </table:table-row>
        <table:table-row table:style-name="TableLine2156237339904">
          <table:table-cell table:style-name="Таблица3.A2" office:value-type="string">
            <text:p text:style-name="P8">f07</text:p>
          </table:table-cell>
          <table:table-cell table:style-name="Таблица3.B8" office:value-type="float" office:value="0.0693140886870235">
            <text:p text:style-name="P9">0,0693</text:p>
          </table:table-cell>
          <table:table-cell table:style-name="Таблица3.C8" office:value-type="float" office:value="0.069314088687027">
            <text:p text:style-name="P9">0,0693</text:p>
          </table:table-cell>
          <table:table-cell table:style-name="Таблица3.D8" office:value-type="float" office:value="0.0693140886870235">
            <text:p text:style-name="P9">0,0693</text:p>
          </table:table-cell>
          <table:table-cell table:style-name="Таблица3.E8" office:value-type="float" office:value="0.0693140886870235">
            <text:p text:style-name="P9">0,0693</text:p>
          </table:table-cell>
          <table:table-cell table:style-name="Таблица3.F8" office:value-type="float" office:value="0.0693140886870235">
            <text:p text:style-name="P9">0,0693</text:p>
          </table:table-cell>
          <table:table-cell table:style-name="Таблица3.G8" office:value-type="float" office:value="0.0693140886870235">
            <text:p text:style-name="P9">0,0693</text:p>
          </table:table-cell>
          <table:table-cell table:style-name="Таблица3.H3" office:value-type="float" office:value="0.0693140886870235">
            <text:p text:style-name="P9">0,0693</text:p>
          </table:table-cell>
          <table:table-cell table:style-name="Таблица3.I8" office:value-type="float" office:value="0.0693140886870235">
            <text:p text:style-name="P9">0,0693</text:p>
          </table:table-cell>
          <table:table-cell table:style-name="Таблица3.J8" office:value-type="float" office:value="0.0693140886870235">
            <text:p text:style-name="P9">0,0693</text:p>
          </table:table-cell>
        </table:table-row>
        <table:table-row table:style-name="TableLine2156237341920">
          <table:table-cell table:style-name="Таблица3.A2" office:value-type="string">
            <text:p text:style-name="P8">f08</text:p>
          </table:table-cell>
          <table:table-cell table:style-name="Таблица3.B9" office:value-type="float" office:value="0.0346573590208538">
            <text:p text:style-name="P9">0,0347</text:p>
          </table:table-cell>
          <table:table-cell table:style-name="Таблица3.C9" office:value-type="float" office:value="0.0346573590208556">
            <text:p text:style-name="P9">0,0347</text:p>
          </table:table-cell>
          <table:table-cell table:style-name="Таблица3.D9" office:value-type="float" office:value="0.0346573590208539">
            <text:p text:style-name="P9">0,0347</text:p>
          </table:table-cell>
          <table:table-cell table:style-name="Таблица3.E9" office:value-type="float" office:value="0.0346573590208538">
            <text:p text:style-name="P9">0,0347</text:p>
          </table:table-cell>
          <table:table-cell table:style-name="Таблица3.F9" office:value-type="float" office:value="0.0346573590208538">
            <text:p text:style-name="P9">0,0347</text:p>
          </table:table-cell>
          <table:table-cell table:style-name="Таблица3.G9" office:value-type="float" office:value="0.0346573590208538">
            <text:p text:style-name="P9">0,0347</text:p>
          </table:table-cell>
          <table:table-cell table:style-name="Таблица3.H3" office:value-type="float" office:value="0.0346573590208538">
            <text:p text:style-name="P9">0,0347</text:p>
          </table:table-cell>
          <table:table-cell table:style-name="Таблица3.I9" office:value-type="float" office:value="0.0346573590208538">
            <text:p text:style-name="P9">0,0347</text:p>
          </table:table-cell>
          <table:table-cell table:style-name="Таблица3.J9" office:value-type="float" office:value="0.0346573590208538">
            <text:p text:style-name="P9">0,0347</text:p>
          </table:table-cell>
        </table:table-row>
        <table:table-row table:style-name="TableLine2156237793808">
          <table:table-cell table:style-name="Таблица3.A2" office:value-type="string">
            <text:p text:style-name="P8">f09</text:p>
          </table:table-cell>
          <table:table-cell table:style-name="Таблица3.B10" office:value-type="float" office:value="0.109611796797792">
            <text:p text:style-name="P9">0,1096</text:p>
          </table:table-cell>
          <table:table-cell table:style-name="Таблица3.C10" office:value-type="float" office:value="0.109611796797793">
            <text:p text:style-name="P9">0,1096</text:p>
          </table:table-cell>
          <table:table-cell table:style-name="Таблица3.D10" office:value-type="float" office:value="0.109611796797793">
            <text:p text:style-name="P9">0,1096</text:p>
          </table:table-cell>
          <table:table-cell table:style-name="Таблица3.E10" office:value-type="float" office:value="0.109611796797792">
            <text:p text:style-name="P9">0,1096</text:p>
          </table:table-cell>
          <table:table-cell table:style-name="Таблица3.F10" office:value-type="float" office:value="0.109611796797792">
            <text:p text:style-name="P9">0,1096</text:p>
          </table:table-cell>
          <table:table-cell table:style-name="Таблица3.G10" office:value-type="float" office:value="0.109611796797792">
            <text:p text:style-name="P9">0,1096</text:p>
          </table:table-cell>
          <table:table-cell table:style-name="Таблица3.H3" office:value-type="float" office:value="0.109611796797792">
            <text:p text:style-name="P9">0,1096</text:p>
          </table:table-cell>
          <table:table-cell table:style-name="Таблица3.I10" office:value-type="float" office:value="0.109611796797792">
            <text:p text:style-name="P9">0,1096</text:p>
          </table:table-cell>
          <table:table-cell table:style-name="Таблица3.J10" office:value-type="float" office:value="0.109611796797792">
            <text:p text:style-name="P9">0,1096</text:p>
          </table:table-cell>
        </table:table-row>
        <table:table-row table:style-name="TableLine2156237788624">
          <table:table-cell table:style-name="Таблица3.A2" office:value-type="string">
            <text:p text:style-name="P8">f10</text:p>
          </table:table-cell>
          <table:table-cell table:style-name="Таблица3.B11" office:value-type="float" office:value="0.0524786034368102">
            <text:p text:style-name="P9">0,0525</text:p>
          </table:table-cell>
          <table:table-cell table:style-name="Таблица3.C11" office:value-type="float" office:value="0.0524786034368104">
            <text:p text:style-name="P9">0,0525</text:p>
          </table:table-cell>
          <table:table-cell table:style-name="Таблица3.D11" office:value-type="float" office:value="0.0524786034368102">
            <text:p text:style-name="P9">0,0525</text:p>
          </table:table-cell>
          <table:table-cell table:style-name="Таблица3.E11" office:value-type="float" office:value="0.0524786034368099">
            <text:p text:style-name="P9">0,0525</text:p>
          </table:table-cell>
          <table:table-cell table:style-name="Таблица3.F11" office:value-type="float" office:value="0.0524786034368102">
            <text:p text:style-name="P9">0,0525</text:p>
          </table:table-cell>
          <table:table-cell table:style-name="Таблица3.G11" office:value-type="float" office:value="0.0524786034368102">
            <text:p text:style-name="P9">0,0525</text:p>
          </table:table-cell>
          <table:table-cell table:style-name="Таблица3.H3" office:value-type="float" office:value="0.0524786034368102">
            <text:p text:style-name="P9">0,0525</text:p>
          </table:table-cell>
          <table:table-cell table:style-name="Таблица3.I11" office:value-type="float" office:value="0.0524786034368102">
            <text:p text:style-name="P9">0,0525</text:p>
          </table:table-cell>
          <table:table-cell table:style-name="Таблица3.J11" office:value-type="float" office:value="0.0524786034368102">
            <text:p text:style-name="P9">0,0525</text:p>
          </table:table-cell>
        </table:table-row>
        <table:table-row table:style-name="TableLine2156237789776">
          <table:table-cell table:style-name="Таблица3.A2" office:value-type="string">
            <text:p text:style-name="P8">f11</text:p>
          </table:table-cell>
          <table:table-cell table:style-name="Таблица3.B12" office:value-type="float" office:value="0.0256237476199882">
            <text:p text:style-name="P9">0,0256</text:p>
          </table:table-cell>
          <table:table-cell table:style-name="Таблица3.C12" office:value-type="float" office:value="0.0256237476199883">
            <text:p text:style-name="P9">0,0256</text:p>
          </table:table-cell>
          <table:table-cell table:style-name="Таблица3.D12" office:value-type="float" office:value="0.0256237476199882">
            <text:p text:style-name="P9">0,0256</text:p>
          </table:table-cell>
          <table:table-cell table:style-name="Таблица3.E12" office:value-type="float" office:value="0.0256237476199882">
            <text:p text:style-name="P9">0,0256</text:p>
          </table:table-cell>
          <table:table-cell table:style-name="Таблица3.F12" office:value-type="float" office:value="0.0256237476199882">
            <text:p text:style-name="P9">0,0256</text:p>
          </table:table-cell>
          <table:table-cell table:style-name="Таблица3.G12" office:value-type="float" office:value="0.0256237476199882">
            <text:p text:style-name="P9">0,0256</text:p>
          </table:table-cell>
          <table:table-cell table:style-name="Таблица3.H3" office:value-type="float" office:value="0.0256237476199882">
            <text:p text:style-name="P9">0,0256</text:p>
          </table:table-cell>
          <table:table-cell table:style-name="Таблица3.I12" office:value-type="float" office:value="0.0256237476199882">
            <text:p text:style-name="P9">0,0256</text:p>
          </table:table-cell>
          <table:table-cell table:style-name="Таблица3.J12" office:value-type="float" office:value="0.0256237476199884">
            <text:p text:style-name="P9">0,0256</text:p>
          </table:table-cell>
        </table:table-row>
        <table:table-row table:style-name="TableLine2156237792368">
          <table:table-cell table:style-name="Таблица3.A2" office:value-type="string">
            <text:p text:style-name="P8">f12</text:p>
          </table:table-cell>
          <table:table-cell table:style-name="Таблица3.B13" office:value-type="float" office:value="0.345954815848242">
            <text:p text:style-name="P9">0,3460</text:p>
          </table:table-cell>
          <table:table-cell table:style-name="Таблица3.C13" office:value-type="float" office:value="0.345954815848248">
            <text:p text:style-name="P9">0,3460</text:p>
          </table:table-cell>
          <table:table-cell table:style-name="Таблица3.D13" office:value-type="float" office:value="0.345954815848242">
            <text:p text:style-name="P9">0,3460</text:p>
          </table:table-cell>
          <table:table-cell table:style-name="Таблица3.E13" office:value-type="float" office:value="0.345954815848242">
            <text:p text:style-name="P9">0,3460</text:p>
          </table:table-cell>
          <table:table-cell table:style-name="Таблица3.F13" office:value-type="float" office:value="0.345954815848242">
            <text:p text:style-name="P9">0,3460</text:p>
          </table:table-cell>
          <table:table-cell table:style-name="Таблица3.G13" office:value-type="float" office:value="0.345954815848242">
            <text:p text:style-name="P9">0,3460</text:p>
          </table:table-cell>
          <table:table-cell table:style-name="Таблица3.H3" office:value-type="float" office:value="0.345954815848242">
            <text:p text:style-name="P9">0,3460</text:p>
          </table:table-cell>
          <table:table-cell table:style-name="Таблица3.I13" office:value-type="float" office:value="0.345954815848242">
            <text:p text:style-name="P9">0,3460</text:p>
          </table:table-cell>
          <table:table-cell table:style-name="Таблица3.J13" office:value-type="float" office:value="0.345954815848242">
            <text:p text:style-name="P9">0,3460</text:p>
          </table:table-cell>
        </table:table-row>
        <table:table-row table:style-name="TableLine2156237787760">
          <table:table-cell table:style-name="Таблица3.A2" office:value-type="string">
            <text:p text:style-name="P8">f13</text:p>
          </table:table-cell>
          <table:table-cell table:style-name="Таблица3.B14" office:value-type="float" office:value="0.245122333753307">
            <text:p text:style-name="P9">0,2451</text:p>
          </table:table-cell>
          <table:table-cell table:style-name="Таблица3.C14" office:value-type="float" office:value="0.245122333753329">
            <text:p text:style-name="P9">0,2451</text:p>
          </table:table-cell>
          <table:table-cell table:style-name="Таблица3.D14" office:value-type="float" office:value="0.245122333753307">
            <text:p text:style-name="P9">0,2451</text:p>
          </table:table-cell>
          <table:table-cell table:style-name="Таблица3.E14" office:value-type="float" office:value="0.245122333753307">
            <text:p text:style-name="P9">0,2451</text:p>
          </table:table-cell>
          <table:table-cell table:style-name="Таблица3.F14" office:value-type="float" office:value="0.245122333753307">
            <text:p text:style-name="P9">0,2451</text:p>
          </table:table-cell>
          <table:table-cell table:style-name="Таблица3.G14" office:value-type="float" office:value="0.245122333753307">
            <text:p text:style-name="P9">0,2451</text:p>
          </table:table-cell>
          <table:table-cell table:style-name="Таблица3.H3" office:value-type="float" office:value="0.245122333753307">
            <text:p text:style-name="P9">0,2451</text:p>
          </table:table-cell>
          <table:table-cell table:style-name="Таблица3.I14" office:value-type="float" office:value="0.245122333753307">
            <text:p text:style-name="P9">0,2451</text:p>
          </table:table-cell>
          <table:table-cell table:style-name="Таблица3.J14" office:value-type="float" office:value="0.245122333753298">
            <text:p text:style-name="P9">0,2451</text:p>
          </table:table-cell>
        </table:table-row>
        <table:table-row table:style-name="TableLine2156237784016">
          <table:table-cell table:style-name="Таблица3.A2" office:value-type="string">
            <text:p text:style-name="P8">f14</text:p>
          </table:table-cell>
          <table:table-cell table:style-name="Таблица3.B15" office:value-type="float" office:value="0.164920957276441">
            <text:p text:style-name="P9">0,1649</text:p>
          </table:table-cell>
          <table:table-cell table:style-name="Таблица3.C15" office:value-type="float" office:value="0.164920957276487">
            <text:p text:style-name="P9">0,1649</text:p>
          </table:table-cell>
          <table:table-cell table:style-name="Таблица3.D15" office:value-type="float" office:value="0.164920957276441">
            <text:p text:style-name="P9">0,1649</text:p>
          </table:table-cell>
          <table:table-cell table:style-name="Таблица3.E15" office:value-type="float" office:value="0.164920957276441">
            <text:p text:style-name="P9">0,1649</text:p>
          </table:table-cell>
          <table:table-cell table:style-name="Таблица3.F15" office:value-type="float" office:value="0.164920957276441">
            <text:p text:style-name="P9">0,1649</text:p>
          </table:table-cell>
          <table:table-cell table:style-name="Таблица3.G15" office:value-type="float" office:value="0.164920957276445">
            <text:p text:style-name="P9">0,1649</text:p>
          </table:table-cell>
          <table:table-cell table:style-name="Таблица3.H3" office:value-type="float" office:value="0.164920957276442">
            <text:p text:style-name="P9">0,1649</text:p>
          </table:table-cell>
          <table:table-cell table:style-name="Таблица3.I15" office:value-type="float" office:value="0.164920957276441">
            <text:p text:style-name="P9">0,1649</text:p>
          </table:table-cell>
          <table:table-cell table:style-name="Таблица3.J15" office:value-type="float" office:value="0.164920957276441">
            <text:p text:style-name="P9">0,1649</text:p>
          </table:table-cell>
        </table:table-row>
        <table:table-row table:style-name="TableLine2156237801872">
          <table:table-cell table:style-name="Таблица3.A2" office:value-type="string">
            <text:p text:style-name="P8">f15</text:p>
          </table:table-cell>
          <table:table-cell table:style-name="Таблица3.B16" office:value-type="float" office:value="0.00361710817890406">
            <text:p text:style-name="P9">0,0036</text:p>
          </table:table-cell>
          <table:table-cell table:style-name="Таблица3.C16" office:value-type="float" office:value="0.00361710817890407">
            <text:p text:style-name="P9">0,0036</text:p>
          </table:table-cell>
          <table:table-cell table:style-name="Таблица3.D16" office:value-type="float" office:value="0.00361710817890407">
            <text:p text:style-name="P9">0,0036</text:p>
          </table:table-cell>
          <table:table-cell table:style-name="Таблица3.E16" office:value-type="float" office:value="0.00361710817890406">
            <text:p text:style-name="P9">0,0036</text:p>
          </table:table-cell>
          <table:table-cell table:style-name="Таблица3.F16" office:value-type="float" office:value="0.00361710817890406">
            <text:p text:style-name="P9">0,0036</text:p>
          </table:table-cell>
          <table:table-cell table:style-name="Таблица3.G16" office:value-type="float" office:value="0.00361710817890406">
            <text:p text:style-name="P9">0,0036</text:p>
          </table:table-cell>
          <table:table-cell table:style-name="Таблица3.H3" office:value-type="float" office:value="0.00361710817890406">
            <text:p text:style-name="P9">0,0036</text:p>
          </table:table-cell>
          <table:table-cell table:style-name="Таблица3.I16" office:value-type="float" office:value="0.00361710817890406">
            <text:p text:style-name="P9">0,0036</text:p>
          </table:table-cell>
          <table:table-cell table:style-name="Таблица3.J16" office:value-type="float" office:value="0.00361710817890406">
            <text:p text:style-name="P9">0,0036</text:p>
          </table:table-cell>
        </table:table-row>
        <table:table-row table:style-name="TableLine2156237815984">
          <table:table-cell table:style-name="Таблица3.A2" office:value-type="string">
            <text:p text:style-name="P8">f16</text:p>
          </table:table-cell>
          <table:table-cell table:style-name="Таблица3.B17" office:value-type="float" office:value="0.000151471334783891">
            <text:p text:style-name="P9">0,0002</text:p>
          </table:table-cell>
          <table:table-cell table:style-name="Таблица3.C17" office:value-type="float" office:value="0.000151471334783891">
            <text:p text:style-name="P9">0,0002</text:p>
          </table:table-cell>
          <table:table-cell table:style-name="Таблица3.D17" office:value-type="float" office:value="0.000151471334783891">
            <text:p text:style-name="P9">0,0002</text:p>
          </table:table-cell>
          <table:table-cell table:style-name="Таблица3.E17" office:value-type="float" office:value="0.000151471334783876">
            <text:p text:style-name="P9">0,0002</text:p>
          </table:table-cell>
          <table:table-cell table:style-name="Таблица3.F17" office:value-type="float" office:value="0.000151471334783891">
            <text:p text:style-name="P9">0,0002</text:p>
          </table:table-cell>
          <table:table-cell table:style-name="Таблица3.G17" office:value-type="float" office:value="0.000151471334783891">
            <text:p text:style-name="P9">0,0002</text:p>
          </table:table-cell>
          <table:table-cell table:style-name="Таблица3.H3" office:value-type="float" office:value="0.000151471334783891">
            <text:p text:style-name="P9">0,0002</text:p>
          </table:table-cell>
          <table:table-cell table:style-name="Таблица3.I17" office:value-type="float" office:value="0.000151471334783891">
            <text:p text:style-name="P9">0,0002</text:p>
          </table:table-cell>
          <table:table-cell table:style-name="Таблица3.J17" office:value-type="float" office:value="0.000151471334783892">
            <text:p text:style-name="P9">0,0002</text:p>
          </table:table-cell>
        </table:table-row>
        <table:table-row table:style-name="TableLine2156237805328">
          <table:table-cell table:style-name="Таблица3.A2" office:value-type="string">
            <text:p text:style-name="P8">f17</text:p>
          </table:table-cell>
          <table:table-cell table:style-name="Таблица3.B18" office:value-type="float" office:value="0.00000766859512218534">
            <text:p text:style-name="P9">0,0000</text:p>
          </table:table-cell>
          <table:table-cell table:style-name="Таблица3.C18" office:value-type="float" office:value="0.00000766859512218534">
            <text:p text:style-name="P9">0,0000</text:p>
          </table:table-cell>
          <table:table-cell table:style-name="Таблица3.D18" office:value-type="float" office:value="0.00000766859512218534">
            <text:p text:style-name="P9">0,0000</text:p>
          </table:table-cell>
          <table:table-cell table:style-name="Таблица3.E18" office:value-type="float" office:value="0.00000766859512218534">
            <text:p text:style-name="P9">0,0000</text:p>
          </table:table-cell>
          <table:table-cell table:style-name="Таблица3.F18" office:value-type="float" office:value="0.00000766859512218534">
            <text:p text:style-name="P9">0,0000</text:p>
          </table:table-cell>
          <table:table-cell table:style-name="Таблица3.G18" office:value-type="float" office:value="0.00000766859512218534">
            <text:p text:style-name="P9">0,0000</text:p>
          </table:table-cell>
          <table:table-cell table:style-name="Таблица3.H3" office:value-type="float" office:value="0.00000766859512218534">
            <text:p text:style-name="P9">0,0000</text:p>
          </table:table-cell>
          <table:table-cell table:style-name="Таблица3.I18" office:value-type="float" office:value="0.00000766859512218534">
            <text:p text:style-name="P9">0,0000</text:p>
          </table:table-cell>
          <table:table-cell table:style-name="Таблица3.J18" office:value-type="float" office:value="0.00000766859512218534">
            <text:p text:style-name="P9">0,0000</text:p>
          </table:table-cell>
        </table:table-row>
        <table:table-row table:style-name="TableLine2156237807632">
          <table:table-cell table:style-name="Таблица3.A2" office:value-type="string">
            <text:p text:style-name="P8">f18</text:p>
          </table:table-cell>
          <table:table-cell table:style-name="Таблица3.B19" office:value-type="float" office:value="0.516153518757934">
            <text:p text:style-name="P9">0,5162</text:p>
          </table:table-cell>
          <table:table-cell table:style-name="Таблица3.C19" office:value-type="float" office:value="0.516153518757915">
            <text:p text:style-name="P9">0,5162</text:p>
          </table:table-cell>
          <table:table-cell table:style-name="Таблица3.D19" office:value-type="float" office:value="0.516153518757933">
            <text:p text:style-name="P9">0,5162</text:p>
          </table:table-cell>
          <table:table-cell table:style-name="Таблица3.E19" office:value-type="float" office:value="0.516153518757934">
            <text:p text:style-name="P9">0,5162</text:p>
          </table:table-cell>
          <table:table-cell table:style-name="Таблица3.F19" office:value-type="float" office:value="0.516153518757934">
            <text:p text:style-name="P9">0,5162</text:p>
          </table:table-cell>
          <table:table-cell table:style-name="Таблица3.G19" office:value-type="float" office:value="0.516153518757934">
            <text:p text:style-name="P9">0,5162</text:p>
          </table:table-cell>
          <table:table-cell table:style-name="Таблица3.H3" office:value-type="float" office:value="0.516153518757933">
            <text:p text:style-name="P9">0,5162</text:p>
          </table:table-cell>
          <table:table-cell table:style-name="Таблица3.I19" office:value-type="float" office:value="0.516153518757933">
            <text:p text:style-name="P9">0,5162</text:p>
          </table:table-cell>
          <table:table-cell table:style-name="Таблица3.J19" office:value-type="float" office:value="0.516153518757934">
            <text:p text:style-name="P9">0,5162</text:p>
          </table:table-cell>
        </table:table-row>
        <table:table-row table:style-name="TableLine2156237807344">
          <table:table-cell table:style-name="Таблица3.A2" office:value-type="string">
            <text:p text:style-name="P8">f19</text:p>
          </table:table-cell>
          <table:table-cell table:style-name="Таблица3.B20" office:value-type="float" office:value="0.539522226908416">
            <text:p text:style-name="P9">0,5395</text:p>
          </table:table-cell>
          <table:table-cell table:style-name="Таблица3.C20" office:value-type="string">
            <text:p text:style-name="P10">NaN</text:p>
          </table:table-cell>
          <table:table-cell table:style-name="Таблица3.D20" office:value-type="float" office:value="0.539522226908416">
            <text:p text:style-name="P9">0,5395</text:p>
          </table:table-cell>
          <table:table-cell table:style-name="Таблица3.E20" office:value-type="float" office:value="0.539522226908416">
            <text:p text:style-name="P9">0,5395</text:p>
          </table:table-cell>
          <table:table-cell table:style-name="Таблица3.F20" office:value-type="float" office:value="0.539522226908416">
            <text:p text:style-name="P9">0,5395</text:p>
          </table:table-cell>
          <table:table-cell table:style-name="Таблица3.G20" office:value-type="float" office:value="0.539522226908416">
            <text:p text:style-name="P9">0,5395</text:p>
          </table:table-cell>
          <table:table-cell table:style-name="Таблица3.H3" office:value-type="float" office:value="0.539522226908387">
            <text:p text:style-name="P9">0,5395</text:p>
          </table:table-cell>
          <table:table-cell table:style-name="Таблица3.I20" office:value-type="float" office:value="0.539522226908416">
            <text:p text:style-name="P9">0,5395</text:p>
          </table:table-cell>
          <table:table-cell table:style-name="Таблица3.J20" office:value-type="float" office:value="0.539522226908413">
            <text:p text:style-name="P9">0,5395</text:p>
          </table:table-cell>
        </table:table-row>
        <table:table-row table:style-name="TableLine2156237804176">
          <table:table-cell table:style-name="Таблица3.A2" office:value-type="string">
            <text:p text:style-name="P8">f20</text:p>
          </table:table-cell>
          <table:table-cell table:style-name="Таблица3.B21" office:value-type="float" office:value="0.552704666678488">
            <text:p text:style-name="P9">0,5527</text:p>
          </table:table-cell>
          <table:table-cell table:style-name="Таблица3.C21" office:value-type="string">
            <text:p text:style-name="P10">NaN</text:p>
          </table:table-cell>
          <table:table-cell table:style-name="Таблица3.D21" office:value-type="float" office:value="0.552704666678488">
            <text:p text:style-name="P9">0,5527</text:p>
          </table:table-cell>
          <table:table-cell table:style-name="Таблица3.E21" office:value-type="float" office:value="0.552704666678488">
            <text:p text:style-name="P9">0,5527</text:p>
          </table:table-cell>
          <table:table-cell table:style-name="Таблица3.F21" office:value-type="float" office:value="0.552704666678488">
            <text:p text:style-name="P9">0,5527</text:p>
          </table:table-cell>
          <table:table-cell table:style-name="Таблица3.G21" office:value-type="float" office:value="0.552704666678488">
            <text:p text:style-name="P9">0,5527</text:p>
          </table:table-cell>
          <table:table-cell table:style-name="Таблица3.H3" office:value-type="float" office:value="0.552704666678488">
            <text:p text:style-name="P9">0,5527</text:p>
          </table:table-cell>
          <table:table-cell table:style-name="Таблица3.I21" office:value-type="float" office:value="0.552704666678488">
            <text:p text:style-name="P9">0,5527</text:p>
          </table:table-cell>
          <table:table-cell table:style-name="Таблица3.J21" office:value-type="float" office:value="0.552704666678488">
            <text:p text:style-name="P9">0,5527</text:p>
          </table:table-cell>
        </table:table-row>
        <table:table-row table:style-name="TableLine2156237821744">
          <table:table-cell table:style-name="Таблица3.A2" office:value-type="string">
            <text:p text:style-name="P8">f21</text:p>
          </table:table-cell>
          <table:table-cell table:style-name="Таблица3.B22" office:value-type="float" office:value="0.409992017989137">
            <text:p text:style-name="P9">0,4100</text:p>
          </table:table-cell>
          <table:table-cell table:style-name="Таблица3.C22" office:value-type="float" office:value="0.409992017989134">
            <text:p text:style-name="P9">0,4100</text:p>
          </table:table-cell>
          <table:table-cell table:style-name="Таблица3.D22" office:value-type="float" office:value="0.409992017989137">
            <text:p text:style-name="P9">0,4100</text:p>
          </table:table-cell>
          <table:table-cell table:style-name="Таблица3.E22" office:value-type="float" office:value="0.409992017989139">
            <text:p text:style-name="P9">0,4100</text:p>
          </table:table-cell>
          <table:table-cell table:style-name="Таблица3.F22" office:value-type="float" office:value="0.409992017989137">
            <text:p text:style-name="P9">0,4100</text:p>
          </table:table-cell>
          <table:table-cell table:style-name="Таблица3.G22" office:value-type="float" office:value="0.409992017989137">
            <text:p text:style-name="P9">0,4100</text:p>
          </table:table-cell>
          <table:table-cell table:style-name="Таблица3.H3" office:value-type="float" office:value="0.409992017989137">
            <text:p text:style-name="P9">0,4100</text:p>
          </table:table-cell>
          <table:table-cell table:style-name="Таблица3.I22" office:value-type="float" office:value="0.409992017989137">
            <text:p text:style-name="P9">0,4100</text:p>
          </table:table-cell>
          <table:table-cell table:style-name="Таблица3.J22" office:value-type="float" office:value="0.409992017989137">
            <text:p text:style-name="P9">0,4100</text:p>
          </table:table-cell>
        </table:table-row>
        <table:table-row table:style-name="TableLine2156237823472">
          <table:table-cell table:style-name="Таблица3.A2" office:value-type="string">
            <text:p text:style-name="P8">f22</text:p>
          </table:table-cell>
          <table:table-cell table:style-name="Таблица3.B23" office:value-type="float" office:value="0.452509145577641">
            <text:p text:style-name="P9">0,4525</text:p>
          </table:table-cell>
          <table:table-cell table:style-name="Таблица3.C23" office:value-type="float" office:value="0.452509145577639">
            <text:p text:style-name="P9">0,4525</text:p>
          </table:table-cell>
          <table:table-cell table:style-name="Таблица3.D23" office:value-type="float" office:value="0.452509145577641">
            <text:p text:style-name="P9">0,4525</text:p>
          </table:table-cell>
          <table:table-cell table:style-name="Таблица3.E23" office:value-type="float" office:value="0.452509145577641">
            <text:p text:style-name="P9">0,4525</text:p>
          </table:table-cell>
          <table:table-cell table:style-name="Таблица3.F23" office:value-type="float" office:value="0.452509145577641">
            <text:p text:style-name="P9">0,4525</text:p>
          </table:table-cell>
          <table:table-cell table:style-name="Таблица3.G23" office:value-type="float" office:value="0.452509145577641">
            <text:p text:style-name="P9">0,4525</text:p>
          </table:table-cell>
          <table:table-cell table:style-name="Таблица3.H3" office:value-type="float" office:value="0.452509145577641">
            <text:p text:style-name="P9">0,4525</text:p>
          </table:table-cell>
          <table:table-cell table:style-name="Таблица3.I23" office:value-type="float" office:value="0.452509145577641">
            <text:p text:style-name="P9">0,4525</text:p>
          </table:table-cell>
          <table:table-cell table:style-name="Таблица3.J23" office:value-type="float" office:value="0.452509145577641">
            <text:p text:style-name="P9">0,4525</text:p>
          </table:table-cell>
        </table:table-row>
        <table:table-row table:style-name="TableLine2156237824912">
          <table:table-cell table:style-name="Таблица3.A2" office:value-type="string">
            <text:p text:style-name="P8">f23</text:p>
          </table:table-cell>
          <table:table-cell table:style-name="Таблица3.B24" office:value-type="float" office:value="0.475626848596062">
            <text:p text:style-name="P9">0,4756</text:p>
          </table:table-cell>
          <table:table-cell table:style-name="Таблица3.C24" office:value-type="float" office:value="0.475626848596059">
            <text:p text:style-name="P9">0,4756</text:p>
          </table:table-cell>
          <table:table-cell table:style-name="Таблица3.D24" office:value-type="float" office:value="0.475626848596062">
            <text:p text:style-name="P9">0,4756</text:p>
          </table:table-cell>
          <table:table-cell table:style-name="Таблица3.E24" office:value-type="float" office:value="0.475626848596062">
            <text:p text:style-name="P9">0,4756</text:p>
          </table:table-cell>
          <table:table-cell table:style-name="Таблица3.F24" office:value-type="float" office:value="0.475626848596062">
            <text:p text:style-name="P9">0,4756</text:p>
          </table:table-cell>
          <table:table-cell table:style-name="Таблица3.G24" office:value-type="float" office:value="0.475626848596062">
            <text:p text:style-name="P9">0,4756</text:p>
          </table:table-cell>
          <table:table-cell table:style-name="Таблица3.H3" office:value-type="float" office:value="0.475626848596062">
            <text:p text:style-name="P9">0,4756</text:p>
          </table:table-cell>
          <table:table-cell table:style-name="Таблица3.I24" office:value-type="float" office:value="0.475626848596062">
            <text:p text:style-name="P9">0,4756</text:p>
          </table:table-cell>
          <table:table-cell table:style-name="Таблица3.J24" office:value-type="float" office:value="0.475626848596062">
            <text:p text:style-name="P9">0,4756</text:p>
          </table:table-cell>
        </table:table-row>
        <table:table-row table:style-name="TableLine2156237827216">
          <table:table-cell table:style-name="Таблица3.A2" office:value-type="string">
            <text:p text:style-name="P8">f24</text:p>
          </table:table-cell>
          <table:table-cell table:style-name="Таблица3.B25" office:value-type="float" office:value="3">
            <text:p text:style-name="P9">3,0000</text:p>
          </table:table-cell>
          <table:table-cell table:style-name="Таблица3.C25" office:value-type="string">
            <text:p text:style-name="P10">NaN</text:p>
          </table:table-cell>
          <table:table-cell table:style-name="Таблица3.D25" office:value-type="float" office:value="2.99999999999999">
            <text:p text:style-name="P9">3,0000</text:p>
          </table:table-cell>
          <table:table-cell table:style-name="Таблица3.E25" office:value-type="float" office:value="2.99999999999995">
            <text:p text:style-name="P9">3,0000</text:p>
          </table:table-cell>
          <table:table-cell table:style-name="Таблица3.F25" office:value-type="float" office:value="2.99999999999995">
            <text:p text:style-name="P9">3,0000</text:p>
          </table:table-cell>
          <table:table-cell table:style-name="Таблица3.G25" office:value-type="float" office:value="3">
            <text:p text:style-name="P9">3,0000</text:p>
          </table:table-cell>
          <table:table-cell table:style-name="Таблица3.H3" office:value-type="float" office:value="3.00000152587891">
            <text:p text:style-name="P9">3,0000</text:p>
          </table:table-cell>
          <table:table-cell table:style-name="Таблица3.I25" office:value-type="float" office:value="3">
            <text:p text:style-name="P9">3,0000</text:p>
          </table:table-cell>
          <table:table-cell table:style-name="Таблица3.J25" office:value-type="float" office:value="3.00000000000001">
            <text:p text:style-name="P9">3,0000</text:p>
          </table:table-cell>
        </table:table-row>
        <table:table-row table:style-name="TableLine2156237822320">
          <table:table-cell table:style-name="Таблица3.A2" office:value-type="string">
            <text:p text:style-name="P8">f25</text:p>
          </table:table-cell>
          <table:table-cell table:style-name="Таблица3.B26" office:value-type="float" office:value="4">
            <text:p text:style-name="P9">4,0000</text:p>
          </table:table-cell>
          <table:table-cell table:style-name="Таблица3.C26" office:value-type="string">
            <text:p text:style-name="P10">NaN</text:p>
          </table:table-cell>
          <table:table-cell table:style-name="Таблица3.D26" office:value-type="float" office:value="3.99999999999999">
            <text:p text:style-name="P9">4,0000</text:p>
          </table:table-cell>
          <table:table-cell table:style-name="Таблица3.E26" office:value-type="float" office:value="3.9999999999999">
            <text:p text:style-name="P9">4,0000</text:p>
          </table:table-cell>
          <table:table-cell table:style-name="Таблица3.F26" office:value-type="float" office:value="3.9999999999999">
            <text:p text:style-name="P9">4,0000</text:p>
          </table:table-cell>
          <table:table-cell table:style-name="Таблица3.G26" office:value-type="float" office:value="4">
            <text:p text:style-name="P9">4,0000</text:p>
          </table:table-cell>
          <table:table-cell table:style-name="Таблица3.H3" office:value-type="float" office:value="4.000390625">
            <text:p text:style-name="P9">4,0004</text:p>
          </table:table-cell>
          <table:table-cell table:style-name="Таблица3.I26" office:value-type="float" office:value="3.99999999999903">
            <text:p text:style-name="P9">4,0000</text:p>
          </table:table-cell>
          <table:table-cell table:style-name="Таблица3.J26" office:value-type="float" office:value="3.99999999999998">
            <text:p text:style-name="P9">4,0000</text:p>
          </table:table-cell>
        </table:table-row>
        <table:table-row table:style-name="TableLine2156237892528">
          <table:table-cell table:style-name="Таблица3.A2" office:value-type="string">
            <text:p text:style-name="P8">f26</text:p>
          </table:table-cell>
          <table:table-cell table:style-name="Таблица3.B27" office:value-type="float" office:value="2.47457678736983">
            <text:p text:style-name="P9">2,4746</text:p>
          </table:table-cell>
          <table:table-cell table:style-name="Таблица3.C27" office:value-type="string">
            <text:p text:style-name="P10">NaN</text:p>
          </table:table-cell>
          <table:table-cell table:style-name="Таблица3.D27" office:value-type="float" office:value="2.47457678736983">
            <text:p text:style-name="P9">2,4746</text:p>
          </table:table-cell>
          <table:table-cell table:style-name="Таблица3.E27" office:value-type="float" office:value="2.47457678736979">
            <text:p text:style-name="P9">2,4746</text:p>
          </table:table-cell>
          <table:table-cell table:style-name="Таблица3.F27" office:value-type="float" office:value="2.47457678736978">
            <text:p text:style-name="P9">2,4746</text:p>
          </table:table-cell>
          <table:table-cell table:style-name="Таблица3.G27" office:value-type="float" office:value="2.47457678736982">
            <text:p text:style-name="P9">2,4746</text:p>
          </table:table-cell>
          <table:table-cell table:style-name="Таблица3.H3" office:value-type="float" office:value="2.47457885742187">
            <text:p text:style-name="P9">2,4746</text:p>
          </table:table-cell>
          <table:table-cell table:style-name="Таблица3.I27" office:value-type="float" office:value="2.47457678736982">
            <text:p text:style-name="P9">2,4746</text:p>
          </table:table-cell>
          <table:table-cell table:style-name="Таблица3.J27" office:value-type="float" office:value="2.47457678736981">
            <text:p text:style-name="P9">2,4746</text:p>
          </table:table-cell>
        </table:table-row>
        <table:table-row table:style-name="TableLine2156237889936">
          <table:table-cell table:style-name="Таблица3.A2" office:value-type="string">
            <text:p text:style-name="P8">f27</text:p>
          </table:table-cell>
          <table:table-cell table:style-name="Таблица3.B28" office:value-type="float" office:value="1.88916015625">
            <text:p text:style-name="P9">1,8892</text:p>
          </table:table-cell>
          <table:table-cell table:style-name="Таблица3.C28" office:value-type="string">
            <text:p text:style-name="P10">NaN</text:p>
          </table:table-cell>
          <table:table-cell table:style-name="Таблица3.D28" office:value-type="float" office:value="1.88916015625">
            <text:p text:style-name="P9">1,8892</text:p>
          </table:table-cell>
          <table:table-cell table:style-name="Таблица3.E28" office:value-type="float" office:value="1.88848387145902">
            <text:p text:style-name="P9">1,8885</text:p>
          </table:table-cell>
          <table:table-cell table:style-name="Таблица3.F28" office:value-type="float" office:value="1.88873230089604">
            <text:p text:style-name="P9">1,8887</text:p>
          </table:table-cell>
          <table:table-cell table:style-name="Таблица3.G28" office:value-type="float" office:value="1.88917670812475">
            <text:p text:style-name="P9">1,8892</text:p>
          </table:table-cell>
          <table:table-cell table:style-name="Таблица3.H3" office:value-type="float" office:value="1.88916015625">
            <text:p text:style-name="P9">1,8892</text:p>
          </table:table-cell>
          <table:table-cell table:style-name="Таблица3.I28" office:value-type="float" office:value="1.88905736094801">
            <text:p text:style-name="P9">1,8891</text:p>
          </table:table-cell>
          <table:table-cell table:style-name="Таблица3.J28" office:value-type="float" office:value="1.88914310822898">
            <text:p text:style-name="P9">1,8891</text:p>
          </table:table-cell>
        </table:table-row>
        <table:table-row table:style-name="TableLine2156237886768">
          <table:table-cell table:style-name="Таблица3.A2" office:value-type="string">
            <text:p text:style-name="P8">f28</text:p>
          </table:table-cell>
          <table:table-cell table:style-name="Таблица3.B29" office:value-type="float" office:value="7.143">
            <text:p text:style-name="P9">7,1430</text:p>
          </table:table-cell>
          <table:table-cell table:style-name="Таблица3.C29" office:value-type="string">
            <text:p text:style-name="P10">NaN</text:p>
          </table:table-cell>
          <table:table-cell table:style-name="Таблица3.D29" office:value-type="float" office:value="7.14299999999999">
            <text:p text:style-name="P9">7,1430</text:p>
          </table:table-cell>
          <table:table-cell table:style-name="Таблица3.E29" office:value-type="float" office:value="7.14299999999997">
            <text:p text:style-name="P9">7,1430</text:p>
          </table:table-cell>
          <table:table-cell table:style-name="Таблица3.F29" office:value-type="float" office:value="7.14299999999998">
            <text:p text:style-name="P9">7,1430</text:p>
          </table:table-cell>
          <table:table-cell table:style-name="Таблица3.G29" office:value-type="float" office:value="7.143">
            <text:p text:style-name="P9">7,1430</text:p>
          </table:table-cell>
          <table:table-cell table:style-name="Таблица3.H3" office:value-type="float" office:value="7.14300537109375">
            <text:p text:style-name="P9">7,1430</text:p>
          </table:table-cell>
          <table:table-cell table:style-name="Таблица3.I29" office:value-type="float" office:value="7.14299999999998">
            <text:p text:style-name="P9">7,1430</text:p>
          </table:table-cell>
          <table:table-cell table:style-name="Таблица3.J29" office:value-type="float" office:value="7.143">
            <text:p text:style-name="P9">7,1430</text:p>
          </table:table-cell>
        </table:table-row>
        <table:table-row table:style-name="TableLine2156237891952">
          <table:table-cell table:style-name="Таблица3.A2" office:value-type="string">
            <text:p text:style-name="P8">f29</text:p>
          </table:table-cell>
          <table:table-cell table:style-name="Таблица3.B30" office:value-type="float" office:value="3.000390625">
            <text:p text:style-name="P9">3,0004</text:p>
          </table:table-cell>
          <table:table-cell table:style-name="Таблица3.C30" office:value-type="string">
            <text:p text:style-name="P10">NaN</text:p>
          </table:table-cell>
          <table:table-cell table:style-name="Таблица3.D30" office:value-type="float" office:value="3.000390625">
            <text:p text:style-name="P9">3,0004</text:p>
          </table:table-cell>
          <table:table-cell table:style-name="Таблица3.E30" office:value-type="float" office:value="2.99961578103062">
            <text:p text:style-name="P9">2,9996</text:p>
          </table:table-cell>
          <table:table-cell table:style-name="Таблица3.F30" office:value-type="float" office:value="2.99953084463198">
            <text:p text:style-name="P9">2,9995</text:p>
          </table:table-cell>
          <table:table-cell table:style-name="Таблица3.G30" office:value-type="float" office:value="3.00000056913142">
            <text:p text:style-name="P9">3,0000</text:p>
          </table:table-cell>
          <table:table-cell table:style-name="Таблица3.H3" office:value-type="float" office:value="3.000390625">
            <text:p text:style-name="P9">3,0004</text:p>
          </table:table-cell>
          <table:table-cell table:style-name="Таблица3.I30" office:value-type="float" office:value="3.00054459411">
            <text:p text:style-name="P9">3,0005</text:p>
          </table:table-cell>
          <table:table-cell table:style-name="Таблица3.J30" office:value-type="float" office:value="2.99980076330914">
            <text:p text:style-name="P9">2,9998</text:p>
          </table:table-cell>
        </table:table-row>
        <table:table-row table:style-name="TableLine2156237897424">
          <table:table-cell table:style-name="Таблица3.A2" office:value-type="string">
            <text:p text:style-name="P8">f30</text:p>
          </table:table-cell>
          <table:table-cell table:style-name="Таблица3.B31" office:value-type="float" office:value="4.26716830454213">
            <text:p text:style-name="P9">4,2672</text:p>
          </table:table-cell>
          <table:table-cell table:style-name="Таблица3.C31" office:value-type="string">
            <text:p text:style-name="P10">NaN</text:p>
          </table:table-cell>
          <table:table-cell table:style-name="Таблица3.D31" office:value-type="float" office:value="4.26716830454212">
            <text:p text:style-name="P9">4,2672</text:p>
          </table:table-cell>
          <table:table-cell table:style-name="Таблица3.E31" office:value-type="float" office:value="4.26716830454213">
            <text:p text:style-name="P9">4,2672</text:p>
          </table:table-cell>
          <table:table-cell table:style-name="Таблица3.F31" office:value-type="float" office:value="4.26716830454213">
            <text:p text:style-name="P9">4,2672</text:p>
          </table:table-cell>
          <table:table-cell table:style-name="Таблица3.G31" office:value-type="float" office:value="4.26716830454212">
            <text:p text:style-name="P9">4,2672</text:p>
          </table:table-cell>
          <table:table-cell table:style-name="Таблица3.H3" office:value-type="float" office:value="4.26716830454212">
            <text:p text:style-name="P9">4,2672</text:p>
          </table:table-cell>
          <table:table-cell table:style-name="Таблица3.I31" office:value-type="float" office:value="4.26716830454213">
            <text:p text:style-name="P9">4,2672</text:p>
          </table:table-cell>
          <table:table-cell table:style-name="Таблица3.J31" office:value-type="float" office:value="4.26716830454213">
            <text:p text:style-name="P9">4,2672</text:p>
          </table:table-cell>
        </table:table-row>
        <table:table-row table:style-name="TableLine2156237870352">
          <table:table-cell table:style-name="Таблица3.A2" office:value-type="string">
            <text:p text:style-name="P8">f31</text:p>
          </table:table-cell>
          <table:table-cell table:style-name="Таблица3.B32" office:value-type="float" office:value="0.318309886183791">
            <text:p text:style-name="P9">0,3183</text:p>
          </table:table-cell>
          <table:table-cell table:style-name="Таблица3.C32" office:value-type="float" office:value="0.318309886184034">
            <text:p text:style-name="P9">0,3183</text:p>
          </table:table-cell>
          <table:table-cell table:style-name="Таблица3.D32" office:value-type="float" office:value="0.318309886183791">
            <text:p text:style-name="P9">0,3183</text:p>
          </table:table-cell>
          <table:table-cell table:style-name="Таблица3.E32" office:value-type="float" office:value="0.318309886183791">
            <text:p text:style-name="P9">0,3183</text:p>
          </table:table-cell>
          <table:table-cell table:style-name="Таблица3.F32" office:value-type="float" office:value="0.318309886183826">
            <text:p text:style-name="P9">0,3183</text:p>
          </table:table-cell>
          <table:table-cell table:style-name="Таблица3.G32" office:value-type="float" office:value="0.31830988618378">
            <text:p text:style-name="P9">0,3183</text:p>
          </table:table-cell>
          <table:table-cell table:style-name="Таблица3.H3" office:value-type="float" office:value="0.318309886183791">
            <text:p text:style-name="P9">0,3183</text:p>
          </table:table-cell>
          <table:table-cell table:style-name="Таблица3.I32" office:value-type="float" office:value="0.318309886183791">
            <text:p text:style-name="P9">0,3183</text:p>
          </table:table-cell>
          <table:table-cell table:style-name="Таблица3.J32" office:value-type="float" office:value="0.318309886183791">
            <text:p text:style-name="P9">0,3183</text:p>
          </table:table-cell>
        </table:table-row>
        <table:table-row table:style-name="TableLine2156237878704">
          <table:table-cell table:style-name="Таблица3.A2" office:value-type="string">
            <text:p text:style-name="P8">f32</text:p>
          </table:table-cell>
          <table:table-cell table:style-name="Таблица3.B33" office:value-type="float" office:value="1.32581766366803">
            <text:p text:style-name="P9">1,3258</text:p>
          </table:table-cell>
          <table:table-cell table:style-name="Таблица3.C33" office:value-type="float" office:value="1.325817663668">
            <text:p text:style-name="P9">1,3258</text:p>
          </table:table-cell>
          <table:table-cell table:style-name="Таблица3.D33" office:value-type="float" office:value="1.32581766366803">
            <text:p text:style-name="P9">1,3258</text:p>
          </table:table-cell>
          <table:table-cell table:style-name="Таблица3.E33" office:value-type="float" office:value="1.32581766366803">
            <text:p text:style-name="P9">1,3258</text:p>
          </table:table-cell>
          <table:table-cell table:style-name="Таблица3.F33" office:value-type="float" office:value="1.32581766366803">
            <text:p text:style-name="P9">1,3258</text:p>
          </table:table-cell>
          <table:table-cell table:style-name="Таблица3.G33" office:value-type="float" office:value="1.32581766366804">
            <text:p text:style-name="P9">1,3258</text:p>
          </table:table-cell>
          <table:table-cell table:style-name="Таблица3.H3" office:value-type="float" office:value="1.32581766366803">
            <text:p text:style-name="P9">1,3258</text:p>
          </table:table-cell>
          <table:table-cell table:style-name="Таблица3.I33" office:value-type="float" office:value="1.32581766366803">
            <text:p text:style-name="P9">1,3258</text:p>
          </table:table-cell>
          <table:table-cell table:style-name="Таблица3.J33" office:value-type="float" office:value="1.32581766366803">
            <text:p text:style-name="P9">1,3258</text:p>
          </table:table-cell>
        </table:table-row>
        <text:soft-page-break/>
        <table:table-row table:style-name="TableLine2156237868048">
          <table:table-cell table:style-name="Таблица3.A2" office:value-type="string">
            <text:p text:style-name="P8">f33</text:p>
          </table:table-cell>
          <table:table-cell table:style-name="Таблица3.B34" office:value-type="float" office:value="0.865474033101614">
            <text:p text:style-name="P9">0,8655</text:p>
          </table:table-cell>
          <table:table-cell table:style-name="Таблица3.C34" office:value-type="float" office:value="0.865474033101397">
            <text:p text:style-name="P9">0,8655</text:p>
          </table:table-cell>
          <table:table-cell table:style-name="Таблица3.D34" office:value-type="float" office:value="0.865474033101614">
            <text:p text:style-name="P9">0,8655</text:p>
          </table:table-cell>
          <table:table-cell table:style-name="Таблица3.E34" office:value-type="float" office:value="0.865474033101614">
            <text:p text:style-name="P9">0,8655</text:p>
          </table:table-cell>
          <table:table-cell table:style-name="Таблица3.F34" office:value-type="float" office:value="0.865474033101614">
            <text:p text:style-name="P9">0,8655</text:p>
          </table:table-cell>
          <table:table-cell table:style-name="Таблица3.G34" office:value-type="float" office:value="0.865474033101614">
            <text:p text:style-name="P9">0,8655</text:p>
          </table:table-cell>
          <table:table-cell table:style-name="Таблица3.H3" office:value-type="float" office:value="0.865474033101614">
            <text:p text:style-name="P9">0,8655</text:p>
          </table:table-cell>
          <table:table-cell table:style-name="Таблица3.I34" office:value-type="float" office:value="0.865474033101614">
            <text:p text:style-name="P9">0,8655</text:p>
          </table:table-cell>
          <table:table-cell table:style-name="Таблица3.J34" office:value-type="float" office:value="0.865474033101653">
            <text:p text:style-name="P9">0,8655</text:p>
          </table:table-cell>
        </table:table-row>
        <table:table-row table:style-name="TableLine2156237870640">
          <table:table-cell table:style-name="Таблица3.A2" office:value-type="string">
            <text:p text:style-name="P8">f34</text:p>
          </table:table-cell>
          <table:table-cell table:style-name="Таблица3.B35" office:value-type="float" office:value="0.739085133215161">
            <text:p text:style-name="P9">0,7391</text:p>
          </table:table-cell>
          <table:table-cell table:style-name="Таблица3.C35" office:value-type="float" office:value="0.739085133215161">
            <text:p text:style-name="P9">0,7391</text:p>
          </table:table-cell>
          <table:table-cell table:style-name="Таблица3.D35" office:value-type="float" office:value="0.73908513321516">
            <text:p text:style-name="P9">0,7391</text:p>
          </table:table-cell>
          <table:table-cell table:style-name="Таблица3.E35" office:value-type="float" office:value="0.739085133215164">
            <text:p text:style-name="P9">0,7391</text:p>
          </table:table-cell>
          <table:table-cell table:style-name="Таблица3.F35" office:value-type="float" office:value="0.739085133215161">
            <text:p text:style-name="P9">0,7391</text:p>
          </table:table-cell>
          <table:table-cell table:style-name="Таблица3.G35" office:value-type="float" office:value="0.739085133215161">
            <text:p text:style-name="P9">0,7391</text:p>
          </table:table-cell>
          <table:table-cell table:style-name="Таблица3.H3" office:value-type="float" office:value="0.739085133215161">
            <text:p text:style-name="P9">0,7391</text:p>
          </table:table-cell>
          <table:table-cell table:style-name="Таблица3.I35" office:value-type="float" office:value="0.739085133215161">
            <text:p text:style-name="P9">0,7391</text:p>
          </table:table-cell>
          <table:table-cell table:style-name="Таблица3.J35" office:value-type="float" office:value="0.739085133215161">
            <text:p text:style-name="P9">0,7391</text:p>
          </table:table-cell>
        </table:table-row>
        <table:table-row table:style-name="TableLine2156237877264">
          <table:table-cell table:style-name="Таблица3.A2" office:value-type="string">
            <text:p text:style-name="P8">f35</text:p>
          </table:table-cell>
          <table:table-cell table:style-name="Таблица3.B36" office:value-type="float" office:value="0.656666666666667">
            <text:p text:style-name="P9">0,6567</text:p>
          </table:table-cell>
          <table:table-cell table:style-name="Таблица3.C36" office:value-type="float" office:value="0.656666666666666">
            <text:p text:style-name="P9">0,6567</text:p>
          </table:table-cell>
          <table:table-cell table:style-name="Таблица3.D36" office:value-type="float" office:value="0.656666666666666">
            <text:p text:style-name="P9">0,6567</text:p>
          </table:table-cell>
          <table:table-cell table:style-name="Таблица3.E36" office:value-type="float" office:value="0.656666666666677">
            <text:p text:style-name="P9">0,6567</text:p>
          </table:table-cell>
          <table:table-cell table:style-name="Таблица3.F36" office:value-type="float" office:value="0.656666666666667">
            <text:p text:style-name="P9">0,6567</text:p>
          </table:table-cell>
          <table:table-cell table:style-name="Таблица3.G36" office:value-type="float" office:value="0.656666666666666">
            <text:p text:style-name="P9">0,6567</text:p>
          </table:table-cell>
          <table:table-cell table:style-name="Таблица3.H3" office:value-type="float" office:value="0.656666666666667">
            <text:p text:style-name="P9">0,6567</text:p>
          </table:table-cell>
          <table:table-cell table:style-name="Таблица3.I36" office:value-type="float" office:value="0.656666666666667">
            <text:p text:style-name="P9">0,6567</text:p>
          </table:table-cell>
          <table:table-cell table:style-name="Таблица3.J36" office:value-type="float" office:value="0.656666666666667">
            <text:p text:style-name="P9">0,6567</text:p>
          </table:table-cell>
        </table:table-row>
        <table:table-row table:style-name="TableLine2156237879568">
          <table:table-cell table:style-name="Таблица3.A2" office:value-type="string">
            <text:p text:style-name="P8">f36</text:p>
          </table:table-cell>
          <table:table-cell table:style-name="Таблица3.B37" office:value-type="float" office:value="0.666666666666648">
            <text:p text:style-name="P9">0,6667</text:p>
          </table:table-cell>
          <table:table-cell table:style-name="Таблица3.C37" office:value-type="float" office:value="0.666666666666711">
            <text:p text:style-name="P9">0,6667</text:p>
          </table:table-cell>
          <table:table-cell table:style-name="Таблица3.D37" office:value-type="float" office:value="0.666666666666714">
            <text:p text:style-name="P9">0,6667</text:p>
          </table:table-cell>
          <table:table-cell table:style-name="Таблица3.E37" office:value-type="float" office:value="0.666666666666678">
            <text:p text:style-name="P9">0,6667</text:p>
          </table:table-cell>
          <table:table-cell table:style-name="Таблица3.F37" office:value-type="float" office:value="0.666666666666594">
            <text:p text:style-name="P9">0,6667</text:p>
          </table:table-cell>
          <table:table-cell table:style-name="Таблица3.G37" office:value-type="float" office:value="0.66666666666668">
            <text:p text:style-name="P9">0,6667</text:p>
          </table:table-cell>
          <table:table-cell table:style-name="Таблица3.H3" office:value-type="float" office:value="0.666666666666643">
            <text:p text:style-name="P9">0,6667</text:p>
          </table:table-cell>
          <table:table-cell table:style-name="Таблица3.I37" office:value-type="float" office:value="0.666666666666561">
            <text:p text:style-name="P9">0,6667</text:p>
          </table:table-cell>
          <table:table-cell table:style-name="Таблица3.J37" office:value-type="float" office:value="0.666666666666585">
            <text:p text:style-name="P9">0,6667</text:p>
          </table:table-cell>
        </table:table-row>
        <table:table-row table:style-name="TableLine2156237971072">
          <table:table-cell table:style-name="Таблица3.A2" office:value-type="string">
            <text:p text:style-name="P8">f37</text:p>
          </table:table-cell>
          <table:table-cell table:style-name="Таблица3.B38" office:value-type="float" office:value="0.777777777777778">
            <text:p text:style-name="P9">0,7778</text:p>
          </table:table-cell>
          <table:table-cell table:style-name="Таблица3.C38" office:value-type="string">
            <text:p text:style-name="P10">NaN</text:p>
          </table:table-cell>
          <table:table-cell table:style-name="Таблица3.D38" office:value-type="float" office:value="0.777777777777773">
            <text:p text:style-name="P9">0,7778</text:p>
          </table:table-cell>
          <table:table-cell table:style-name="Таблица3.E38" office:value-type="float" office:value="0.777777777777778">
            <text:p text:style-name="P9">0,7778</text:p>
          </table:table-cell>
          <table:table-cell table:style-name="Таблица3.F38" office:value-type="float" office:value="0.777777777777778">
            <text:p text:style-name="P9">0,7778</text:p>
          </table:table-cell>
          <table:table-cell table:style-name="Таблица3.G38" office:value-type="float" office:value="0.777777777777778">
            <text:p text:style-name="P9">0,7778</text:p>
          </table:table-cell>
          <table:table-cell table:style-name="Таблица3.H3" office:value-type="float" office:value="0.777777777777778">
            <text:p text:style-name="P9">0,7778</text:p>
          </table:table-cell>
          <table:table-cell table:style-name="Таблица3.I38" office:value-type="float" office:value="0.777777777777778">
            <text:p text:style-name="P9">0,7778</text:p>
          </table:table-cell>
          <table:table-cell table:style-name="Таблица3.J38" office:value-type="float" office:value="0.777777777777778">
            <text:p text:style-name="P9">0,7778</text:p>
          </table:table-cell>
        </table:table-row>
        <table:table-row table:style-name="TableLine2156237975968">
          <table:table-cell table:style-name="Таблица3.A2" office:value-type="string">
            <text:p text:style-name="P8">f38</text:p>
          </table:table-cell>
          <table:table-cell table:style-name="Таблица3.B39" office:value-type="float" office:value="0.333333333333329">
            <text:p text:style-name="P9">0,3333</text:p>
          </table:table-cell>
          <table:table-cell table:style-name="Таблица3.C39" office:value-type="float" office:value="0.3333333333334">
            <text:p text:style-name="P9">0,3333</text:p>
          </table:table-cell>
          <table:table-cell table:style-name="Таблица3.D39" office:value-type="float" office:value="0.3333333333334">
            <text:p text:style-name="P9">0,3333</text:p>
          </table:table-cell>
          <table:table-cell table:style-name="Таблица3.E39" office:value-type="float" office:value="0.333333333333304">
            <text:p text:style-name="P9">0,3333</text:p>
          </table:table-cell>
          <table:table-cell table:style-name="Таблица3.F39" office:value-type="float" office:value="0.333333333333304">
            <text:p text:style-name="P9">0,3333</text:p>
          </table:table-cell>
          <table:table-cell table:style-name="Таблица3.G39" office:value-type="float" office:value="0.333333333333329">
            <text:p text:style-name="P9">0,3333</text:p>
          </table:table-cell>
          <table:table-cell table:style-name="Таблица3.H3" office:value-type="float" office:value="0.333333333333329">
            <text:p text:style-name="P9">0,3333</text:p>
          </table:table-cell>
          <table:table-cell table:style-name="Таблица3.I39" office:value-type="float" office:value="0.333333333333337">
            <text:p text:style-name="P9">0,3333</text:p>
          </table:table-cell>
          <table:table-cell table:style-name="Таблица3.J39" office:value-type="float" office:value="0.333333333333826">
            <text:p text:style-name="P9">0,3333</text:p>
          </table:table-cell>
        </table:table-row>
        <table:table-row table:style-name="TableLine2156237973088">
          <table:table-cell table:style-name="Таблица3.A2" office:value-type="string">
            <text:p text:style-name="P8">f39</text:p>
          </table:table-cell>
          <table:table-cell table:style-name="Таблица3.B40" office:value-type="float" office:value="0.333333333333258">
            <text:p text:style-name="P9">0,3333</text:p>
          </table:table-cell>
          <table:table-cell table:style-name="Таблица3.C40" office:value-type="string">
            <text:p text:style-name="P10">NaN</text:p>
          </table:table-cell>
          <table:table-cell table:style-name="Таблица3.D40" office:value-type="float" office:value="0.3333333333334">
            <text:p text:style-name="P9">0,3333</text:p>
          </table:table-cell>
          <table:table-cell table:style-name="Таблица3.E40" office:value-type="float" office:value="0.333333333310176">
            <text:p text:style-name="P9">0,3333</text:p>
          </table:table-cell>
          <table:table-cell table:style-name="Таблица3.F40" office:value-type="float" office:value="0.333333333310176">
            <text:p text:style-name="P9">0,3333</text:p>
          </table:table-cell>
          <table:table-cell table:style-name="Таблица3.G40" office:value-type="float" office:value="0.33333333333336">
            <text:p text:style-name="P9">0,3333</text:p>
          </table:table-cell>
          <table:table-cell table:style-name="Таблица3.H3" office:value-type="float" office:value="0.333333333333329">
            <text:p text:style-name="P9">0,3333</text:p>
          </table:table-cell>
          <table:table-cell table:style-name="Таблица3.I40" office:value-type="float" office:value="0.333333333281297">
            <text:p text:style-name="P9">0,3333</text:p>
          </table:table-cell>
          <table:table-cell table:style-name="Таблица3.J40" office:value-type="float" office:value="0.333333333332885">
            <text:p text:style-name="P9">0,3333</text:p>
          </table:table-cell>
        </table:table-row>
        <table:table-row table:style-name="TableLine2156237978272">
          <table:table-cell table:style-name="Таблица3.A2" office:value-type="string">
            <text:p text:style-name="P8">f40</text:p>
          </table:table-cell>
          <table:table-cell table:style-name="Таблица3.B41" office:value-type="float" office:value="0.666666666666619">
            <text:p text:style-name="P9">0,6667</text:p>
          </table:table-cell>
          <table:table-cell table:style-name="Таблица3.C41" office:value-type="float" office:value="-0.99999999999998">
            <text:p text:style-name="P9">-1,0000</text:p>
          </table:table-cell>
          <table:table-cell table:style-name="Таблица3.D41" office:value-type="float" office:value="0.666666666666714">
            <text:p text:style-name="P9">0,6667</text:p>
          </table:table-cell>
          <table:table-cell table:style-name="Таблица3.E41" office:value-type="float" office:value="0.666666666666288">
            <text:p text:style-name="P9">0,6667</text:p>
          </table:table-cell>
          <table:table-cell table:style-name="Таблица3.F41" office:value-type="float" office:value="0.666666666666288">
            <text:p text:style-name="P9">0,6667</text:p>
          </table:table-cell>
          <table:table-cell table:style-name="Таблица3.G41" office:value-type="float" office:value="0.66666666666664">
            <text:p text:style-name="P9">0,6667</text:p>
          </table:table-cell>
          <table:table-cell table:style-name="Таблица3.H3" office:value-type="float" office:value="0.666666666666643">
            <text:p text:style-name="P9">0,6667</text:p>
          </table:table-cell>
          <table:table-cell table:style-name="Таблица3.I41" office:value-type="float" office:value="0.666666666665125">
            <text:p text:style-name="P9">0,6667</text:p>
          </table:table-cell>
          <table:table-cell table:style-name="Таблица3.J41" office:value-type="float" office:value="0.666666666665911">
            <text:p text:style-name="P9">0,6667</text:p>
          </table:table-cell>
        </table:table-row>
        <table:table-row table:style-name="TableLine2156237969344">
          <table:table-cell table:style-name="Таблица3.A2" office:value-type="string">
            <text:p text:style-name="P8">f41</text:p>
          </table:table-cell>
          <table:table-cell table:style-name="Таблица3.B42" office:value-type="float" office:value="0.138257155056824">
            <text:p text:style-name="P9">0,1383</text:p>
          </table:table-cell>
          <table:table-cell table:style-name="Таблица3.C42" office:value-type="float" office:value="0.138257155056848">
            <text:p text:style-name="P9">0,1383</text:p>
          </table:table-cell>
          <table:table-cell table:style-name="Таблица3.D42" office:value-type="float" office:value="0.138257155056827">
            <text:p text:style-name="P9">0,1383</text:p>
          </table:table-cell>
          <table:table-cell table:style-name="Таблица3.E42" office:value-type="float" office:value="0.138257155056824">
            <text:p text:style-name="P9">0,1383</text:p>
          </table:table-cell>
          <table:table-cell table:style-name="Таблица3.F42" office:value-type="float" office:value="0.138257155056824">
            <text:p text:style-name="P9">0,1383</text:p>
          </table:table-cell>
          <table:table-cell table:style-name="Таблица3.G42" office:value-type="float" office:value="0.138257155056824">
            <text:p text:style-name="P9">0,1383</text:p>
          </table:table-cell>
          <table:table-cell table:style-name="Таблица3.H3" office:value-type="float" office:value="0.138257155056824">
            <text:p text:style-name="P9">0,1383</text:p>
          </table:table-cell>
          <table:table-cell table:style-name="Таблица3.I42" office:value-type="float" office:value="0.138257155056824">
            <text:p text:style-name="P9">0,1383</text:p>
          </table:table-cell>
          <table:table-cell table:style-name="Таблица3.J42" office:value-type="float" office:value="0.13825715505692">
            <text:p text:style-name="P9">0,1383</text:p>
          </table:table-cell>
        </table:table-row>
        <table:table-row table:style-name="TableLine2156237959552">
          <table:table-cell table:style-name="Таблица3.A2" office:value-type="string">
            <text:p text:style-name="P8">f42</text:p>
          </table:table-cell>
          <table:table-cell table:style-name="Таблица3.B43" office:value-type="float" office:value="1">
            <text:p text:style-name="P9">1,0000</text:p>
          </table:table-cell>
          <table:table-cell table:style-name="Таблица3.C43" office:value-type="float" office:value="2.99999999999999">
            <text:p text:style-name="P9">3,0000</text:p>
          </table:table-cell>
          <table:table-cell table:style-name="Таблица3.D43" office:value-type="float" office:value="1">
            <text:p text:style-name="P9">1,0000</text:p>
          </table:table-cell>
          <table:table-cell table:style-name="Таблица3.E43" office:value-type="float" office:value="3">
            <text:p text:style-name="P9">3,0000</text:p>
          </table:table-cell>
          <table:table-cell table:style-name="Таблица3.F43" office:value-type="float" office:value="3">
            <text:p text:style-name="P9">3,0000</text:p>
          </table:table-cell>
          <table:table-cell table:style-name="Таблица3.G43" office:value-type="float" office:value="3">
            <text:p text:style-name="P9">3,0000</text:p>
          </table:table-cell>
          <table:table-cell table:style-name="Таблица3.H3" office:value-type="float" office:value="1">
            <text:p text:style-name="P9">1,0000</text:p>
          </table:table-cell>
          <table:table-cell table:style-name="Таблица3.I43" office:value-type="float" office:value="1">
            <text:p text:style-name="P9">1,0000</text:p>
          </table:table-cell>
          <table:table-cell table:style-name="Таблица3.J43" office:value-type="float" office:value="3">
            <text:p text:style-name="P9">3,0000</text:p>
          </table:table-cell>
        </table:table-row>
        <table:table-row table:style-name="TableLine2156237947744">
          <table:table-cell table:style-name="Таблица3.A2" office:value-type="string">
            <text:p text:style-name="P8">f43</text:p>
          </table:table-cell>
          <table:table-cell table:style-name="Таблица3.B44" office:value-type="float" office:value="-3.27942801120046E-015">
            <text:p text:style-name="P9">0,0000</text:p>
          </table:table-cell>
          <table:table-cell table:style-name="Таблица3.C44" office:value-type="string">
            <text:p text:style-name="P10">NaN</text:p>
          </table:table-cell>
          <table:table-cell table:style-name="Таблица3.D44" office:value-type="float" office:value="-3.5527136788005E-015">
            <text:p text:style-name="P9">0,0000</text:p>
          </table:table-cell>
          <table:table-cell table:style-name="Таблица3.E44" office:value-type="float" office:value="-0.00000000000004614515">
            <text:p text:style-name="P9">0,0000</text:p>
          </table:table-cell>
          <table:table-cell table:style-name="Таблица3.F44" office:value-type="float" office:value="-0.00000000000007685606">
            <text:p text:style-name="P9">0,0000</text:p>
          </table:table-cell>
          <table:table-cell table:style-name="Таблица3.G44" office:value-type="float" office:value="1.45418098047833E-015">
            <text:p text:style-name="P9">0,0000</text:p>
          </table:table-cell>
          <table:table-cell table:style-name="Таблица3.H3" office:value-type="float" office:value="0.000003814697265625">
            <text:p text:style-name="P9">0,0000</text:p>
          </table:table-cell>
          <table:table-cell table:style-name="Таблица3.I44" office:value-type="float" office:value="3.44146535848307E-015">
            <text:p text:style-name="P9">0,0000</text:p>
          </table:table-cell>
          <table:table-cell table:style-name="Таблица3.J44" office:value-type="float" office:value="-0.00000000000001096608">
            <text:p text:style-name="P9">0,0000</text:p>
          </table:table-cell>
        </table:table-row>
        <table:table-row table:style-name="TableLine2156237959840">
          <table:table-cell table:style-name="Таблица3.A2" office:value-type="string">
            <text:p text:style-name="P8">f44</text:p>
          </table:table-cell>
          <table:table-cell table:style-name="Таблица3.B45" office:value-type="float" office:value="-3.53538336817221E-015">
            <text:p text:style-name="P9">0,0000</text:p>
          </table:table-cell>
          <table:table-cell table:style-name="Таблица3.C45" office:value-type="string">
            <text:p text:style-name="P10">NaN</text:p>
          </table:table-cell>
          <table:table-cell table:style-name="Таблица3.D45" office:value-type="float" office:value="-3.5527136788005E-015">
            <text:p text:style-name="P9">0,0000</text:p>
          </table:table-cell>
          <table:table-cell table:style-name="Таблица3.E45" office:value-type="float" office:value="-0.0000000000001280793">
            <text:p text:style-name="P9">0,0000</text:p>
          </table:table-cell>
          <table:table-cell table:style-name="Таблица3.F45" office:value-type="float" office:value="-0.00000000000013473155">
            <text:p text:style-name="P9">0,0000</text:p>
          </table:table-cell>
          <table:table-cell table:style-name="Таблица3.G45" office:value-type="float" office:value="-9.20262558253059E-015">
            <text:p text:style-name="P9">0,0000</text:p>
          </table:table-cell>
          <table:table-cell table:style-name="Таблица3.H3" office:value-type="float" office:value="0.0009765625">
            <text:p text:style-name="P9">0,0010</text:p>
          </table:table-cell>
          <table:table-cell table:style-name="Таблица3.I45" office:value-type="float" office:value="-0.00000000000636884555">
            <text:p text:style-name="P9">0,0000</text:p>
          </table:table-cell>
          <table:table-cell table:style-name="Таблица3.J45" office:value-type="float" office:value="0.0000000000000157694">
            <text:p text:style-name="P9">0,0000</text:p>
          </table:table-cell>
        </table:table-row>
        <table:table-row table:style-name="TableLine2156237953504">
          <table:table-cell table:style-name="Таблица3.A2" office:value-type="string">
            <text:p text:style-name="P8">f45</text:p>
          </table:table-cell>
          <table:table-cell table:style-name="Таблица3.B46" office:value-type="float" office:value="-3.55162954279843E-015">
            <text:p text:style-name="P9">0,0000</text:p>
          </table:table-cell>
          <table:table-cell table:style-name="Таблица3.C46" office:value-type="string">
            <text:p text:style-name="P10">NaN</text:p>
          </table:table-cell>
          <table:table-cell table:style-name="Таблица3.D46" office:value-type="float" office:value="-3.5527136788005E-015">
            <text:p text:style-name="P9">0,0000</text:p>
          </table:table-cell>
          <table:table-cell table:style-name="Таблица3.E46" office:value-type="string">
            <text:p text:style-name="P10">NaN</text:p>
          </table:table-cell>
          <table:table-cell table:style-name="Таблица3.F46" office:value-type="string">
            <text:p text:style-name="P10">NaN</text:p>
          </table:table-cell>
          <table:table-cell table:style-name="Таблица3.G46" office:value-type="float" office:value="-1.39551313373465E-016">
            <text:p text:style-name="P9">0,0000</text:p>
          </table:table-cell>
          <table:table-cell table:style-name="Таблица3.H3" office:value-type="float" office:value="-0.00390625">
            <text:p text:style-name="P9">-0,0039</text:p>
          </table:table-cell>
          <table:table-cell table:style-name="Таблица3.I46" office:value-type="float" office:value="-0.00000000007139454716">
            <text:p text:style-name="P9">0,0000</text:p>
          </table:table-cell>
          <table:table-cell table:style-name="Таблица3.J46" office:value-type="float" office:value="-0.00000000000001219312">
            <text:p text:style-name="P9">0,0000</text:p>
          </table:table-cell>
        </table:table-row>
        <table:table-row table:style-name="TableLine2156237964160">
          <table:table-cell table:style-name="Таблица3.A2" office:value-type="string">
            <text:p text:style-name="P8">f46</text:p>
          </table:table-cell>
          <table:table-cell table:style-name="Таблица3.B47" office:value-type="float" office:value="0.10162439229355">
            <text:p text:style-name="P9">0,1016</text:p>
          </table:table-cell>
          <table:table-cell table:style-name="Таблица3.C47" office:value-type="string">
            <text:p text:style-name="P10">NaN</text:p>
          </table:table-cell>
          <table:table-cell table:style-name="Таблица3.D47" office:value-type="float" office:value="0.10162439229355">
            <text:p text:style-name="P9">0,1016</text:p>
          </table:table-cell>
          <table:table-cell table:style-name="Таблица3.E47" office:value-type="float" office:value="0.10162439229355">
            <text:p text:style-name="P9">0,1016</text:p>
          </table:table-cell>
          <table:table-cell table:style-name="Таблица3.F47" office:value-type="float" office:value="0.10162439229355">
            <text:p text:style-name="P9">0,1016</text:p>
          </table:table-cell>
          <table:table-cell table:style-name="Таблица3.G47" office:value-type="float" office:value="0.101624392293548">
            <text:p text:style-name="P9">0,1016</text:p>
          </table:table-cell>
          <table:table-cell table:style-name="Таблица3.H3" office:value-type="float" office:value="0.10162439229355">
            <text:p text:style-name="P9">0,1016</text:p>
          </table:table-cell>
          <table:table-cell table:style-name="Таблица3.I47" office:value-type="float" office:value="0.10162439229355">
            <text:p text:style-name="P9">0,1016</text:p>
          </table:table-cell>
          <table:table-cell table:style-name="Таблица3.J47" office:value-type="float" office:value="0.10162439229355">
            <text:p text:style-name="P9">0,1016</text:p>
          </table:table-cell>
        </table:table-row>
        <table:table-row table:style-name="TableLine2156237955232">
          <table:table-cell table:style-name="Таблица3.A2" office:value-type="string">
            <text:p text:style-name="P8">f47</text:p>
          </table:table-cell>
          <table:table-cell table:style-name="Таблица3.B48" office:value-type="float" office:value="0.0077325232006128">
            <text:p text:style-name="P9">0,0077</text:p>
          </table:table-cell>
          <table:table-cell table:style-name="Таблица3.C48" office:value-type="float" office:value="0.0077325232006353">
            <text:p text:style-name="P9">0,0077</text:p>
          </table:table-cell>
          <table:table-cell table:style-name="Таблица3.D48" office:value-type="float" office:value="0.00773252320061288">
            <text:p text:style-name="P9">0,0077</text:p>
          </table:table-cell>
          <table:table-cell table:style-name="Таблица3.E48" office:value-type="float" office:value="0.0077325232006128">
            <text:p text:style-name="P9">0,0077</text:p>
          </table:table-cell>
          <table:table-cell table:style-name="Таблица3.F48" office:value-type="float" office:value="0.0077325232006128">
            <text:p text:style-name="P9">0,0077</text:p>
          </table:table-cell>
          <table:table-cell table:style-name="Таблица3.G48" office:value-type="float" office:value="0.00773252320061375">
            <text:p text:style-name="P9">0,0077</text:p>
          </table:table-cell>
          <table:table-cell table:style-name="Таблица3.H3" office:value-type="float" office:value="0.0077325232006128">
            <text:p text:style-name="P9">0,0077</text:p>
          </table:table-cell>
          <table:table-cell table:style-name="Таблица3.I48" office:value-type="float" office:value="0.0077325232006128">
            <text:p text:style-name="P9">0,0077</text:p>
          </table:table-cell>
          <table:table-cell table:style-name="Таблица3.J48" office:value-type="float" office:value="0.0077325232006128">
            <text:p text:style-name="P9">0,0077</text:p>
          </table:table-cell>
        </table:table-row>
        <table:table-row table:style-name="TableLine2156237961856">
          <table:table-cell table:style-name="Таблица3.A2" office:value-type="string">
            <text:p text:style-name="P8">f48</text:p>
          </table:table-cell>
          <table:table-cell table:style-name="Таблица3.B49" office:value-type="float" office:value="0.00127630494573556">
            <text:p text:style-name="P9">0,0013</text:p>
          </table:table-cell>
          <table:table-cell table:style-name="Таблица3.C49" office:value-type="float" office:value="0.0012763049457389">
            <text:p text:style-name="P9">0,0013</text:p>
          </table:table-cell>
          <table:table-cell table:style-name="Таблица3.D49" office:value-type="float" office:value="0.00127630494573558">
            <text:p text:style-name="P9">0,0013</text:p>
          </table:table-cell>
          <table:table-cell table:style-name="Таблица3.E49" office:value-type="float" office:value="0.00127630494573556">
            <text:p text:style-name="P9">0,0013</text:p>
          </table:table-cell>
          <table:table-cell table:style-name="Таблица3.F49" office:value-type="float" office:value="0.00127630494573556">
            <text:p text:style-name="P9">0,0013</text:p>
          </table:table-cell>
          <table:table-cell table:style-name="Таблица3.G49" office:value-type="float" office:value="0.00127630494573556">
            <text:p text:style-name="P9">0,0013</text:p>
          </table:table-cell>
          <table:table-cell table:style-name="Таблица3.H3" office:value-type="float" office:value="0.00127630494573556">
            <text:p text:style-name="P9">0,0013</text:p>
          </table:table-cell>
          <table:table-cell table:style-name="Таблица3.I49" office:value-type="float" office:value="0.00127630494573556">
            <text:p text:style-name="P9">0,0013</text:p>
          </table:table-cell>
          <table:table-cell table:style-name="Таблица3.J49" office:value-type="float" office:value="0.00127630494573559">
            <text:p text:style-name="P9">0,0013</text:p>
          </table:table-cell>
        </table:table-row>
        <table:table-row table:style-name="TableLine2156238033776">
          <table:table-cell table:style-name="Таблица3.A2" office:value-type="string">
            <text:p text:style-name="P8">f49</text:p>
          </table:table-cell>
          <table:table-cell table:style-name="Таблица3.B50" office:value-type="float" office:value="-0.682327803828019">
            <text:p text:style-name="P9">-0,6823</text:p>
          </table:table-cell>
          <table:table-cell table:style-name="Таблица3.C50" office:value-type="float" office:value="-0.682327803828015">
            <text:p text:style-name="P9">-0,6823</text:p>
          </table:table-cell>
          <table:table-cell table:style-name="Таблица3.D50" office:value-type="float" office:value="-0.682327803828019">
            <text:p text:style-name="P9">-0,6823</text:p>
          </table:table-cell>
          <table:table-cell table:style-name="Таблица3.E50" office:value-type="float" office:value="-0.682327803828019">
            <text:p text:style-name="P9">-0,6823</text:p>
          </table:table-cell>
          <table:table-cell table:style-name="Таблица3.F50" office:value-type="float" office:value="-0.682327803828019">
            <text:p text:style-name="P9">-0,6823</text:p>
          </table:table-cell>
          <table:table-cell table:style-name="Таблица3.G50" office:value-type="float" office:value="-0.682327803828019">
            <text:p text:style-name="P9">-0,6823</text:p>
          </table:table-cell>
          <table:table-cell table:style-name="Таблица3.H3" office:value-type="float" office:value="-0.682327803828019">
            <text:p text:style-name="P9">-0,6823</text:p>
          </table:table-cell>
          <table:table-cell table:style-name="Таблица3.I50" office:value-type="float" office:value="-0.682327803828019">
            <text:p text:style-name="P9">-0,6823</text:p>
          </table:table-cell>
          <table:table-cell table:style-name="Таблица3.J50" office:value-type="float" office:value="-0.682327803828019">
            <text:p text:style-name="P9">-0,6823</text:p>
          </table:table-cell>
        </table:table-row>
        <table:table-row table:style-name="TableLine2156238029744">
          <table:table-cell table:style-name="Таблица3.A2" office:value-type="string">
            <text:p text:style-name="P8">f50</text:p>
          </table:table-cell>
          <table:table-cell table:style-name="Таблица3.B51" office:value-type="float" office:value="-2.10380340273554">
            <text:p text:style-name="P9">-2,1038</text:p>
          </table:table-cell>
          <table:table-cell table:style-name="Таблица3.C51" office:value-type="float" office:value="-2.10380340273551">
            <text:p text:style-name="P9">-2,1038</text:p>
          </table:table-cell>
          <table:table-cell table:style-name="Таблица3.D51" office:value-type="float" office:value="-2.10380340273554">
            <text:p text:style-name="P9">-2,1038</text:p>
          </table:table-cell>
          <table:table-cell table:style-name="Таблица3.E51" office:value-type="float" office:value="-2.10380340273554">
            <text:p text:style-name="P9">-2,1038</text:p>
          </table:table-cell>
          <table:table-cell table:style-name="Таблица3.F51" office:value-type="float" office:value="-2.10380340273554">
            <text:p text:style-name="P9">-2,1038</text:p>
          </table:table-cell>
          <table:table-cell table:style-name="Таблица3.G51" office:value-type="float" office:value="-2.10380340273554">
            <text:p text:style-name="P9">-2,1038</text:p>
          </table:table-cell>
          <table:table-cell table:style-name="Таблица3.H3" office:value-type="float" office:value="-2.10380340273554">
            <text:p text:style-name="P9">-2,1038</text:p>
          </table:table-cell>
          <table:table-cell table:style-name="Таблица3.I51" office:value-type="float" office:value="-2.10380340273554">
            <text:p text:style-name="P9">-2,1038</text:p>
          </table:table-cell>
          <table:table-cell table:style-name="Таблица3.J51" office:value-type="float" office:value="-2.10380340273554">
            <text:p text:style-name="P9">-2,1038</text:p>
          </table:table-cell>
        </table:table-row>
        <table:table-row table:style-name="TableLine2156238023120">
          <table:table-cell table:style-name="Таблица3.A2" office:value-type="string">
            <text:p text:style-name="P8">f51</text:p>
          </table:table-cell>
          <table:table-cell table:style-name="Таблица3.B52" office:value-type="float" office:value="1">
            <text:p text:style-name="P9">1,0000</text:p>
          </table:table-cell>
          <table:table-cell table:style-name="Таблица3.C52" office:value-type="float" office:value="1.00000000000001">
            <text:p text:style-name="P9">1,0000</text:p>
          </table:table-cell>
          <table:table-cell table:style-name="Таблица3.D52" office:value-type="float" office:value="1">
            <text:p text:style-name="P9">1,0000</text:p>
          </table:table-cell>
          <table:table-cell table:style-name="Таблица3.E52" office:value-type="float" office:value="1">
            <text:p text:style-name="P9">1,0000</text:p>
          </table:table-cell>
          <table:table-cell table:style-name="Таблица3.F52" office:value-type="float" office:value="1">
            <text:p text:style-name="P9">1,0000</text:p>
          </table:table-cell>
          <table:table-cell table:style-name="Таблица3.G52" office:value-type="float" office:value="1">
            <text:p text:style-name="P9">1,0000</text:p>
          </table:table-cell>
          <table:table-cell table:style-name="Таблица3.H3" office:value-type="float" office:value="1">
            <text:p text:style-name="P9">1,0000</text:p>
          </table:table-cell>
          <table:table-cell table:style-name="Таблица3.I52" office:value-type="float" office:value="1">
            <text:p text:style-name="P9">1,0000</text:p>
          </table:table-cell>
          <table:table-cell table:style-name="Таблица3.J52" office:value-type="float" office:value="1">
            <text:p text:style-name="P9">1,0000</text:p>
          </table:table-cell>
        </table:table-row>
        <table:table-row table:style-name="TableLine2156238023696">
          <table:table-cell table:style-name="Таблица3.A2" office:value-type="string">
            <text:p text:style-name="P8">f52</text:p>
          </table:table-cell>
          <table:table-cell table:style-name="Таблица3.B53" office:value-type="float" office:value="1.00004083556473">
            <text:p text:style-name="P9">1,0000</text:p>
          </table:table-cell>
          <table:table-cell table:style-name="Таблица3.C53" office:value-type="string">
            <text:p text:style-name="P10">NaN</text:p>
          </table:table-cell>
          <table:table-cell table:style-name="Таблица3.D53" office:value-type="float" office:value="1.00004083556473">
            <text:p text:style-name="P9">1,0000</text:p>
          </table:table-cell>
          <table:table-cell table:style-name="Таблица3.E53" office:value-type="float" office:value="1.00004083556473">
            <text:p text:style-name="P9">1,0000</text:p>
          </table:table-cell>
          <table:table-cell table:style-name="Таблица3.F53" office:value-type="float" office:value="1.00004083556473">
            <text:p text:style-name="P9">1,0000</text:p>
          </table:table-cell>
          <table:table-cell table:style-name="Таблица3.G53" office:value-type="float" office:value="1.00004083556475">
            <text:p text:style-name="P9">1,0000</text:p>
          </table:table-cell>
          <table:table-cell table:style-name="Таблица3.H3" office:value-type="float" office:value="1.00004083556473">
            <text:p text:style-name="P9">1,0000</text:p>
          </table:table-cell>
          <table:table-cell table:style-name="Таблица3.I53" office:value-type="float" office:value="1.00004083556473">
            <text:p text:style-name="P9">1,0000</text:p>
          </table:table-cell>
          <table:table-cell table:style-name="Таблица3.J53" office:value-type="float" office:value="1.00004083556473">
            <text:p text:style-name="P9">1,0000</text:p>
          </table:table-cell>
        </table:table-row>
        <table:table-row table:style-name="TableLine2156238033200">
          <table:table-cell table:style-name="Таблица3.A2" office:value-type="string">
            <text:p text:style-name="P8">f53</text:p>
          </table:table-cell>
          <table:table-cell table:style-name="Таблица3.B54" office:value-type="float" office:value="1.69681238680975">
            <text:p text:style-name="P9">1,6968</text:p>
          </table:table-cell>
          <table:table-cell table:style-name="Таблица3.C54" office:value-type="float" office:value="1.69681238680974">
            <text:p text:style-name="P9">1,6968</text:p>
          </table:table-cell>
          <table:table-cell table:style-name="Таблица3.D54" office:value-type="float" office:value="1.69681238680974">
            <text:p text:style-name="P9">1,6968</text:p>
          </table:table-cell>
          <table:table-cell table:style-name="Таблица3.E54" office:value-type="float" office:value="1.69681238680975">
            <text:p text:style-name="P9">1,6968</text:p>
          </table:table-cell>
          <table:table-cell table:style-name="Таблица3.F54" office:value-type="float" office:value="1.69681238680975">
            <text:p text:style-name="P9">1,6968</text:p>
          </table:table-cell>
          <table:table-cell table:style-name="Таблица3.G54" office:value-type="float" office:value="1.69681238680975">
            <text:p text:style-name="P9">1,6968</text:p>
          </table:table-cell>
          <table:table-cell table:style-name="Таблица3.H3" office:value-type="float" office:value="1.69681238680975">
            <text:p text:style-name="P9">1,6968</text:p>
          </table:table-cell>
          <table:table-cell table:style-name="Таблица3.I54" office:value-type="float" office:value="1.69681238680975">
            <text:p text:style-name="P9">1,6968</text:p>
          </table:table-cell>
          <table:table-cell table:style-name="Таблица3.J54" office:value-type="float" office:value="1.69681238680975">
            <text:p text:style-name="P9">1,6968</text:p>
          </table:table-cell>
        </table:table-row>
        <table:table-row table:style-name="TableLine2156238018800">
          <table:table-cell table:style-name="Таблица3.A2" office:value-type="string">
            <text:p text:style-name="P8">f54</text:p>
          </table:table-cell>
          <table:table-cell table:style-name="Таблица3.B55" office:value-type="float" office:value="0.523598775598299">
            <text:p text:style-name="P9">0,5236</text:p>
          </table:table-cell>
          <table:table-cell table:style-name="Таблица3.C55" office:value-type="float" office:value="0.5235987755983">
            <text:p text:style-name="P9">0,5236</text:p>
          </table:table-cell>
          <table:table-cell table:style-name="Таблица3.D55" office:value-type="float" office:value="0.523598775598299">
            <text:p text:style-name="P9">0,5236</text:p>
          </table:table-cell>
          <table:table-cell table:style-name="Таблица3.E55" office:value-type="float" office:value="0.523598775598299">
            <text:p text:style-name="P9">0,5236</text:p>
          </table:table-cell>
          <table:table-cell table:style-name="Таблица3.F55" office:value-type="float" office:value="0.523598775598299">
            <text:p text:style-name="P9">0,5236</text:p>
          </table:table-cell>
          <table:table-cell table:style-name="Таблица3.G55" office:value-type="float" office:value="0.523598775598299">
            <text:p text:style-name="P9">0,5236</text:p>
          </table:table-cell>
          <table:table-cell table:style-name="Таблица3.H3" office:value-type="float" office:value="0.523598775598299">
            <text:p text:style-name="P9">0,5236</text:p>
          </table:table-cell>
          <table:table-cell table:style-name="Таблица3.I55" office:value-type="float" office:value="0.523598775598299">
            <text:p text:style-name="P9">0,5236</text:p>
          </table:table-cell>
          <table:table-cell table:style-name="Таблица3.J55" office:value-type="float" office:value="0.523598775598299">
            <text:p text:style-name="P9">0,5236</text:p>
          </table:table-cell>
        </table:table-row>
        <table:table-row table:style-name="TableLine2156238006992">
          <table:table-cell table:style-name="Таблица3.A2" office:value-type="string">
            <text:p text:style-name="P8">f55</text:p>
          </table:table-cell>
          <table:table-cell table:style-name="Таблица3.B56" office:value-type="float" office:value="1">
            <text:p text:style-name="P9">1,0000</text:p>
          </table:table-cell>
          <table:table-cell table:style-name="Таблица3.C56" office:value-type="float" office:value="1.00000000000002">
            <text:p text:style-name="P9">1,0000</text:p>
          </table:table-cell>
          <table:table-cell table:style-name="Таблица3.D56" office:value-type="float" office:value="1">
            <text:p text:style-name="P9">1,0000</text:p>
          </table:table-cell>
          <table:table-cell table:style-name="Таблица3.E56" office:value-type="float" office:value="1">
            <text:p text:style-name="P9">1,0000</text:p>
          </table:table-cell>
          <table:table-cell table:style-name="Таблица3.F56" office:value-type="float" office:value="1">
            <text:p text:style-name="P9">1,0000</text:p>
          </table:table-cell>
          <table:table-cell table:style-name="Таблица3.G56" office:value-type="float" office:value="1">
            <text:p text:style-name="P9">1,0000</text:p>
          </table:table-cell>
          <table:table-cell table:style-name="Таблица3.H3" office:value-type="float" office:value="1">
            <text:p text:style-name="P9">1,0000</text:p>
          </table:table-cell>
          <table:table-cell table:style-name="Таблица3.I56" office:value-type="float" office:value="1">
            <text:p text:style-name="P9">1,0000</text:p>
          </table:table-cell>
          <table:table-cell table:style-name="Таблица3.J56" office:value-type="float" office:value="1.00000000000001">
            <text:p text:style-name="P9">1,0000</text:p>
          </table:table-cell>
        </table:table-row>
        <table:table-row table:style-name="TableLine2156238011888">
          <table:table-cell table:style-name="Таблица3.A2" office:value-type="string">
            <text:p text:style-name="P8">f56</text:p>
          </table:table-cell>
          <table:table-cell table:style-name="Таблица3.B57" office:value-type="float" office:value="2">
            <text:p text:style-name="P9">2,0000</text:p>
          </table:table-cell>
          <table:table-cell table:style-name="Таблица3.C57" office:value-type="float" office:value="1.99999999999998">
            <text:p text:style-name="P9">2,0000</text:p>
          </table:table-cell>
          <table:table-cell table:style-name="Таблица3.D57" office:value-type="float" office:value="2">
            <text:p text:style-name="P9">2,0000</text:p>
          </table:table-cell>
          <table:table-cell table:style-name="Таблица3.E57" office:value-type="float" office:value="2">
            <text:p text:style-name="P9">2,0000</text:p>
          </table:table-cell>
          <table:table-cell table:style-name="Таблица3.F57" office:value-type="float" office:value="2">
            <text:p text:style-name="P9">2,0000</text:p>
          </table:table-cell>
          <table:table-cell table:style-name="Таблица3.G57" office:value-type="float" office:value="2">
            <text:p text:style-name="P9">2,0000</text:p>
          </table:table-cell>
          <table:table-cell table:style-name="Таблица3.H3" office:value-type="float" office:value="2">
            <text:p text:style-name="P9">2,0000</text:p>
          </table:table-cell>
          <table:table-cell table:style-name="Таблица3.I57" office:value-type="float" office:value="2">
            <text:p text:style-name="P9">2,0000</text:p>
          </table:table-cell>
          <table:table-cell table:style-name="Таблица3.J57" office:value-type="float" office:value="2">
            <text:p text:style-name="P9">2,0000</text:p>
          </table:table-cell>
        </table:table-row>
        <table:table-row table:style-name="TableLine2156238002096">
          <table:table-cell table:style-name="Таблица3.A2" office:value-type="string">
            <text:p text:style-name="P8">f57</text:p>
          </table:table-cell>
          <table:table-cell table:style-name="Таблица3.B58" office:value-type="float" office:value="3">
            <text:p text:style-name="P9">3,0000</text:p>
          </table:table-cell>
          <table:table-cell table:style-name="Таблица3.C58" office:value-type="string">
            <text:p text:style-name="P10">NaN</text:p>
          </table:table-cell>
          <table:table-cell table:style-name="Таблица3.D58" office:value-type="float" office:value="3">
            <text:p text:style-name="P9">3,0000</text:p>
          </table:table-cell>
          <table:table-cell table:style-name="Таблица3.E58" office:value-type="float" office:value="3">
            <text:p text:style-name="P9">3,0000</text:p>
          </table:table-cell>
          <table:table-cell table:style-name="Таблица3.F58" office:value-type="float" office:value="3">
            <text:p text:style-name="P9">3,0000</text:p>
          </table:table-cell>
          <table:table-cell table:style-name="Таблица3.G58" office:value-type="float" office:value="3">
            <text:p text:style-name="P9">3,0000</text:p>
          </table:table-cell>
          <table:table-cell table:style-name="Таблица3.H3" office:value-type="float" office:value="3">
            <text:p text:style-name="P9">3,0000</text:p>
          </table:table-cell>
          <table:table-cell table:style-name="Таблица3.I58" office:value-type="float" office:value="3">
            <text:p text:style-name="P9">3,0000</text:p>
          </table:table-cell>
          <table:table-cell table:style-name="Таблица3.J58" office:value-type="float" office:value="3">
            <text:p text:style-name="P9">3,0000</text:p>
          </table:table-cell>
        </table:table-row>
        <table:table-row table:style-name="TableLine2156238019952">
          <table:table-cell table:style-name="Таблица3.A2" office:value-type="string">
            <text:p text:style-name="P8">f58</text:p>
          </table:table-cell>
          <table:table-cell table:style-name="Таблица3.B59" office:value-type="float" office:value="1.5574077246549">
            <text:p text:style-name="P9">1,5574</text:p>
          </table:table-cell>
          <table:table-cell table:style-name="Таблица3.C59" office:value-type="float" office:value="1.55740772465491">
            <text:p text:style-name="P9">1,5574</text:p>
          </table:table-cell>
          <table:table-cell table:style-name="Таблица3.D59" office:value-type="float" office:value="1.5574077246549">
            <text:p text:style-name="P9">1,5574</text:p>
          </table:table-cell>
          <table:table-cell table:style-name="Таблица3.E59" office:value-type="float" office:value="1.5574077246549">
            <text:p text:style-name="P9">1,5574</text:p>
          </table:table-cell>
          <table:table-cell table:style-name="Таблица3.F59" office:value-type="float" office:value="1.5574077246549">
            <text:p text:style-name="P9">1,5574</text:p>
          </table:table-cell>
          <table:table-cell table:style-name="Таблица3.G59" office:value-type="float" office:value="1.5574077246549">
            <text:p text:style-name="P9">1,5574</text:p>
          </table:table-cell>
          <table:table-cell table:style-name="Таблица3.H3" office:value-type="float" office:value="1.55740772465491">
            <text:p text:style-name="P9">1,5574</text:p>
          </table:table-cell>
          <table:table-cell table:style-name="Таблица3.I59" office:value-type="float" office:value="1.5574077246549">
            <text:p text:style-name="P9">1,5574</text:p>
          </table:table-cell>
          <table:table-cell table:style-name="Таблица3.J59" office:value-type="float" office:value="1.5574077246549">
            <text:p text:style-name="P9">1,5574</text:p>
          </table:table-cell>
        </table:table-row>
        <table:table-row table:style-name="TableLine2156238012464">
          <table:table-cell table:style-name="Таблица3.A2" office:value-type="string">
            <text:p text:style-name="P8">f59</text:p>
          </table:table-cell>
          <table:table-cell table:style-name="Таблица3.B60" office:value-type="float" office:value="1.25643120862617">
            <text:p text:style-name="P9">1,2564</text:p>
          </table:table-cell>
          <table:table-cell table:style-name="Таблица3.C60" office:value-type="float" office:value="1.25643120862607">
            <text:p text:style-name="P9">1,2564</text:p>
          </table:table-cell>
          <table:table-cell table:style-name="Таблица3.D60" office:value-type="float" office:value="1.25643120862617">
            <text:p text:style-name="P9">1,2564</text:p>
          </table:table-cell>
          <table:table-cell table:style-name="Таблица3.E60" office:value-type="float" office:value="1.25643120862617">
            <text:p text:style-name="P9">1,2564</text:p>
          </table:table-cell>
          <table:table-cell table:style-name="Таблица3.F60" office:value-type="float" office:value="1.25643120862617">
            <text:p text:style-name="P9">1,2564</text:p>
          </table:table-cell>
          <table:table-cell table:style-name="Таблица3.G60" office:value-type="float" office:value="1.25643120862617">
            <text:p text:style-name="P9">1,2564</text:p>
          </table:table-cell>
          <table:table-cell table:style-name="Таблица3.H3" office:value-type="float" office:value="1.25643120862617">
            <text:p text:style-name="P9">1,2564</text:p>
          </table:table-cell>
          <table:table-cell table:style-name="Таблица3.I60" office:value-type="float" office:value="1.25643120862617">
            <text:p text:style-name="P9">1,2564</text:p>
          </table:table-cell>
          <table:table-cell table:style-name="Таблица3.J60" office:value-type="float" office:value="1.25643120862617">
            <text:p text:style-name="P9">1,2564</text:p>
          </table:table-cell>
        </table:table-row>
        <table:table-row table:style-name="TableLine2156238127856">
          <table:table-cell table:style-name="Таблица3.A2" office:value-type="string">
            <text:p text:style-name="P8">f60</text:p>
          </table:table-cell>
          <table:table-cell table:style-name="Таблица3.B61" office:value-type="float" office:value="0.354463104375025">
            <text:p text:style-name="P9">0,3545</text:p>
          </table:table-cell>
          <table:table-cell table:style-name="Таблица3.C61" office:value-type="float" office:value="0.354463104375026">
            <text:p text:style-name="P9">0,3545</text:p>
          </table:table-cell>
          <table:table-cell table:style-name="Таблица3.D61" office:value-type="float" office:value="0.354463104375025">
            <text:p text:style-name="P9">0,3545</text:p>
          </table:table-cell>
          <table:table-cell table:style-name="Таблица3.E61" office:value-type="float" office:value="0.354463104375025">
            <text:p text:style-name="P9">0,3545</text:p>
          </table:table-cell>
          <table:table-cell table:style-name="Таблица3.F61" office:value-type="float" office:value="0.354463104375025">
            <text:p text:style-name="P9">0,3545</text:p>
          </table:table-cell>
          <table:table-cell table:style-name="Таблица3.G61" office:value-type="float" office:value="0.354463104375025">
            <text:p text:style-name="P9">0,3545</text:p>
          </table:table-cell>
          <table:table-cell table:style-name="Таблица3.H3" office:value-type="float" office:value="0.354463104375025">
            <text:p text:style-name="P9">0,3545</text:p>
          </table:table-cell>
          <table:table-cell table:style-name="Таблица3.I61" office:value-type="float" office:value="0.354463104375025">
            <text:p text:style-name="P9">0,3545</text:p>
          </table:table-cell>
          <table:table-cell table:style-name="Таблица3.J61" office:value-type="float" office:value="0.354463104375025">
            <text:p text:style-name="P9">0,3545</text:p>
          </table:table-cell>
        </table:table-row>
        <table:table-row table:style-name="TableLine2156238123536">
          <table:table-cell table:style-name="Таблица3.A2" office:value-type="string">
            <text:p text:style-name="P8">f61</text:p>
          </table:table-cell>
          <table:table-cell table:style-name="Таблица3.B62" office:value-type="float" office:value="1.40449164821534">
            <text:p text:style-name="P9">1,4045</text:p>
          </table:table-cell>
          <table:table-cell table:style-name="Таблица3.C62" office:value-type="float" office:value="1.40449164821533">
            <text:p text:style-name="P9">1,4045</text:p>
          </table:table-cell>
          <table:table-cell table:style-name="Таблица3.D62" office:value-type="float" office:value="1.40449164821534">
            <text:p text:style-name="P9">1,4045</text:p>
          </table:table-cell>
          <table:table-cell table:style-name="Таблица3.E62" office:value-type="float" office:value="1.40449164821534">
            <text:p text:style-name="P9">1,4045</text:p>
          </table:table-cell>
          <table:table-cell table:style-name="Таблица3.F62" office:value-type="float" office:value="1.40449164821534">
            <text:p text:style-name="P9">1,4045</text:p>
          </table:table-cell>
          <table:table-cell table:style-name="Таблица3.G62" office:value-type="float" office:value="1.40449164821534">
            <text:p text:style-name="P9">1,4045</text:p>
          </table:table-cell>
          <table:table-cell table:style-name="Таблица3.H3" office:value-type="float" office:value="1.40449164821534">
            <text:p text:style-name="P9">1,4045</text:p>
          </table:table-cell>
          <table:table-cell table:style-name="Таблица3.I62" office:value-type="float" office:value="1.40449164821534">
            <text:p text:style-name="P9">1,4045</text:p>
          </table:table-cell>
          <table:table-cell table:style-name="Таблица3.J62" office:value-type="float" office:value="1.40449164821534">
            <text:p text:style-name="P9">1,4045</text:p>
          </table:table-cell>
        </table:table-row>
        <table:table-row table:style-name="TableLine2156238138512">
          <table:table-cell table:style-name="Таблица3.A2" office:value-type="string">
            <text:p text:style-name="P8">f62</text:p>
          </table:table-cell>
          <table:table-cell table:style-name="Таблица3.B63" office:value-type="float" office:value="1.89549426703398">
            <text:p text:style-name="P9">1,8955</text:p>
          </table:table-cell>
          <table:table-cell table:style-name="Таблица3.C63" office:value-type="float" office:value="1.89549426703398">
            <text:p text:style-name="P9">1,8955</text:p>
          </table:table-cell>
          <table:table-cell table:style-name="Таблица3.D63" office:value-type="float" office:value="1.89549426703398">
            <text:p text:style-name="P9">1,8955</text:p>
          </table:table-cell>
          <table:table-cell table:style-name="Таблица3.E63" office:value-type="float" office:value="1.89549426703398">
            <text:p text:style-name="P9">1,8955</text:p>
          </table:table-cell>
          <table:table-cell table:style-name="Таблица3.F63" office:value-type="float" office:value="1.89549426703398">
            <text:p text:style-name="P9">1,8955</text:p>
          </table:table-cell>
          <table:table-cell table:style-name="Таблица3.G63" office:value-type="float" office:value="1.89549426703398">
            <text:p text:style-name="P9">1,8955</text:p>
          </table:table-cell>
          <table:table-cell table:style-name="Таблица3.H3" office:value-type="float" office:value="1.89549426703398">
            <text:p text:style-name="P9">1,8955</text:p>
          </table:table-cell>
          <table:table-cell table:style-name="Таблица3.I63" office:value-type="float" office:value="1.89549426703398">
            <text:p text:style-name="P9">1,8955</text:p>
          </table:table-cell>
          <table:table-cell table:style-name="Таблица3.J63" office:value-type="float" office:value="1.89549426703399">
            <text:p text:style-name="P9">1,8955</text:p>
          </table:table-cell>
        </table:table-row>
        <table:table-row table:style-name="TableLine2156238138800">
          <table:table-cell table:style-name="Таблица3.A2" office:value-type="string">
            <text:p text:style-name="P8">f63</text:p>
          </table:table-cell>
          <table:table-cell table:style-name="Таблица3.B64" office:value-type="float" office:value="0.567143290409784">
            <text:p text:style-name="P9">0,5671</text:p>
          </table:table-cell>
          <table:table-cell table:style-name="Таблица3.C64" office:value-type="float" office:value="0.567143290409781">
            <text:p text:style-name="P9">0,5671</text:p>
          </table:table-cell>
          <table:table-cell table:style-name="Таблица3.D64" office:value-type="float" office:value="0.567143290409784">
            <text:p text:style-name="P9">0,5671</text:p>
          </table:table-cell>
          <table:table-cell table:style-name="Таблица3.E64" office:value-type="float" office:value="0.567143290409784">
            <text:p text:style-name="P9">0,5671</text:p>
          </table:table-cell>
          <table:table-cell table:style-name="Таблица3.F64" office:value-type="float" office:value="0.567143290409784">
            <text:p text:style-name="P9">0,5671</text:p>
          </table:table-cell>
          <table:table-cell table:style-name="Таблица3.G64" office:value-type="float" office:value="0.567143290409784">
            <text:p text:style-name="P9">0,5671</text:p>
          </table:table-cell>
          <table:table-cell table:style-name="Таблица3.H3" office:value-type="float" office:value="0.567143290409783">
            <text:p text:style-name="P9">0,5671</text:p>
          </table:table-cell>
          <table:table-cell table:style-name="Таблица3.I64" office:value-type="float" office:value="0.567143290409784">
            <text:p text:style-name="P9">0,5671</text:p>
          </table:table-cell>
          <table:table-cell table:style-name="Таблица3.J64" office:value-type="float" office:value="0.567143290409784">
            <text:p text:style-name="P9">0,5671</text:p>
          </table:table-cell>
        </table:table-row>
        <table:table-row table:style-name="TableLine2156238126416">
          <table:table-cell table:style-name="Таблица3.A2" office:value-type="string">
            <text:p text:style-name="P8">f64</text:p>
          </table:table-cell>
          <table:table-cell table:style-name="Таблица3.B65" office:value-type="float" office:value="0.1">
            <text:p text:style-name="P9">0,1000</text:p>
          </table:table-cell>
          <table:table-cell table:style-name="Таблица3.C65" office:value-type="float" office:value="0.100000000000016">
            <text:p text:style-name="P9">0,1000</text:p>
          </table:table-cell>
          <table:table-cell table:style-name="Таблица3.D65" office:value-type="float" office:value="0.1">
            <text:p text:style-name="P9">0,1000</text:p>
          </table:table-cell>
          <table:table-cell table:style-name="Таблица3.E65" office:value-type="float" office:value="0.1">
            <text:p text:style-name="P9">0,1000</text:p>
          </table:table-cell>
          <table:table-cell table:style-name="Таблица3.F65" office:value-type="float" office:value="0.1">
            <text:p text:style-name="P9">0,1000</text:p>
          </table:table-cell>
          <table:table-cell table:style-name="Таблица3.G65" office:value-type="float" office:value="0.1">
            <text:p text:style-name="P9">0,1000</text:p>
          </table:table-cell>
          <table:table-cell table:style-name="Таблица3.H3" office:value-type="float" office:value="0.1">
            <text:p text:style-name="P9">0,1000</text:p>
          </table:table-cell>
          <table:table-cell table:style-name="Таблица3.I65" office:value-type="float" office:value="0.1">
            <text:p text:style-name="P9">0,1000</text:p>
          </table:table-cell>
          <table:table-cell table:style-name="Таблица3.J65" office:value-type="float" office:value="0.10000000000001">
            <text:p text:style-name="P9">0,1000</text:p>
          </table:table-cell>
        </table:table-row>
        <table:table-row table:style-name="TableLine2156238128432">
          <table:table-cell table:style-name="Таблица3.A2" office:value-type="string">
            <text:p text:style-name="P8">f65</text:p>
          </table:table-cell>
          <table:table-cell table:style-name="Таблица3.B66" office:value-type="float" office:value="-0.523598775598299">
            <text:p text:style-name="P9">-0,5236</text:p>
          </table:table-cell>
          <table:table-cell table:style-name="Таблица3.C66" office:value-type="float" office:value="-0.523598775598299">
            <text:p text:style-name="P9">-0,5236</text:p>
          </table:table-cell>
          <table:table-cell table:style-name="Таблица3.D66" office:value-type="float" office:value="-0.523598775598299">
            <text:p text:style-name="P9">-0,5236</text:p>
          </table:table-cell>
          <table:table-cell table:style-name="Таблица3.E66" office:value-type="float" office:value="-0.523598775598299">
            <text:p text:style-name="P9">-0,5236</text:p>
          </table:table-cell>
          <table:table-cell table:style-name="Таблица3.F66" office:value-type="float" office:value="-0.523598775598299">
            <text:p text:style-name="P9">-0,5236</text:p>
          </table:table-cell>
          <table:table-cell table:style-name="Таблица3.G66" office:value-type="float" office:value="-0.523598775598299">
            <text:p text:style-name="P9">-0,5236</text:p>
          </table:table-cell>
          <table:table-cell table:style-name="Таблица3.H3" office:value-type="float" office:value="-0.523598775598299">
            <text:p text:style-name="P9">-0,5236</text:p>
          </table:table-cell>
          <table:table-cell table:style-name="Таблица3.I66" office:value-type="float" office:value="-0.523598775598299">
            <text:p text:style-name="P9">-0,5236</text:p>
          </table:table-cell>
          <table:table-cell table:style-name="Таблица3.J66" office:value-type="float" office:value="-0.523598775598299">
            <text:p text:style-name="P9">-0,5236</text:p>
          </table:table-cell>
        </table:table-row>
        <table:table-row table:style-name="TableLine2156238141104">
          <table:table-cell table:style-name="Таблица3.A2" office:value-type="string">
            <text:p text:style-name="P8">f66</text:p>
          </table:table-cell>
          <table:table-cell table:style-name="Таблица3.B67" office:value-type="float" office:value="-0.843914568649266">
            <text:p text:style-name="P9">-0,8439</text:p>
          </table:table-cell>
          <table:table-cell table:style-name="Таблица3.C67" office:value-type="float" office:value="-0.843914568649261">
            <text:p text:style-name="P9">-0,8439</text:p>
          </table:table-cell>
          <table:table-cell table:style-name="Таблица3.D67" office:value-type="float" office:value="-0.843914568649266">
            <text:p text:style-name="P9">-0,8439</text:p>
          </table:table-cell>
          <table:table-cell table:style-name="Таблица3.E67" office:value-type="float" office:value="-0.843914568649266">
            <text:p text:style-name="P9">-0,8439</text:p>
          </table:table-cell>
          <table:table-cell table:style-name="Таблица3.F67" office:value-type="float" office:value="-0.843914568649266">
            <text:p text:style-name="P9">-0,8439</text:p>
          </table:table-cell>
          <table:table-cell table:style-name="Таблица3.G67" office:value-type="float" office:value="-0.843914568649266">
            <text:p text:style-name="P9">-0,8439</text:p>
          </table:table-cell>
          <table:table-cell table:style-name="Таблица3.H3" office:value-type="float" office:value="-0.843914568649266">
            <text:p text:style-name="P9">-0,8439</text:p>
          </table:table-cell>
          <table:table-cell table:style-name="Таблица3.I67" office:value-type="float" office:value="-0.843914568649266">
            <text:p text:style-name="P9">-0,8439</text:p>
          </table:table-cell>
          <table:table-cell table:style-name="Таблица3.J67" office:value-type="float" office:value="-0.843914568649273">
            <text:p text:style-name="P9">-0,8439</text:p>
          </table:table-cell>
        </table:table-row>
        <table:table-row table:style-name="TableLine2156238141392">
          <table:table-cell table:style-name="Таблица3.A2" office:value-type="string">
            <text:p text:style-name="P8">f67</text:p>
          </table:table-cell>
          <table:table-cell table:style-name="Таблица3.B68" office:value-type="float" office:value="0.835079042723559">
            <text:p text:style-name="P9">0,8351</text:p>
          </table:table-cell>
          <table:table-cell table:style-name="Таблица3.C68" office:value-type="float" office:value="0.835079042723547">
            <text:p text:style-name="P9">0,8351</text:p>
          </table:table-cell>
          <table:table-cell table:style-name="Таблица3.D68" office:value-type="float" office:value="0.835079042723559">
            <text:p text:style-name="P9">0,8351</text:p>
          </table:table-cell>
          <table:table-cell table:style-name="Таблица3.E68" office:value-type="float" office:value="0.835079042723559">
            <text:p text:style-name="P9">0,8351</text:p>
          </table:table-cell>
          <table:table-cell table:style-name="Таблица3.F68" office:value-type="float" office:value="0.835079042723559">
            <text:p text:style-name="P9">0,8351</text:p>
          </table:table-cell>
          <table:table-cell table:style-name="Таблица3.G68" office:value-type="float" office:value="0.83507904272355">
            <text:p text:style-name="P9">0,8351</text:p>
          </table:table-cell>
          <table:table-cell table:style-name="Таблица3.H3" office:value-type="float" office:value="0.835079042723559">
            <text:p text:style-name="P9">0,8351</text:p>
          </table:table-cell>
          <table:table-cell table:style-name="Таблица3.I68" office:value-type="float" office:value="0.835079042723559">
            <text:p text:style-name="P9">0,8351</text:p>
          </table:table-cell>
          <table:table-cell table:style-name="Таблица3.J68" office:value-type="float" office:value="0.835079042723559">
            <text:p text:style-name="P9">0,8351</text:p>
          </table:table-cell>
        </table:table-row>
        <table:table-row table:style-name="TableLine2156238147728">
          <table:table-cell table:style-name="Таблица3.A2" office:value-type="string">
            <text:p text:style-name="P8">f68</text:p>
          </table:table-cell>
          <table:table-cell table:style-name="Таблица3.B69" office:value-type="float" office:value="0.873568526830232">
            <text:p text:style-name="P9">0,8736</text:p>
          </table:table-cell>
          <table:table-cell table:style-name="Таблица3.C69" office:value-type="float" office:value="0.873568526830232">
            <text:p text:style-name="P9">0,8736</text:p>
          </table:table-cell>
          <table:table-cell table:style-name="Таблица3.D69" office:value-type="float" office:value="0.873568526830232">
            <text:p text:style-name="P9">0,8736</text:p>
          </table:table-cell>
          <table:table-cell table:style-name="Таблица3.E69" office:value-type="float" office:value="0.873568526830232">
            <text:p text:style-name="P9">0,8736</text:p>
          </table:table-cell>
          <table:table-cell table:style-name="Таблица3.F69" office:value-type="float" office:value="0.873568526830232">
            <text:p text:style-name="P9">0,8736</text:p>
          </table:table-cell>
          <table:table-cell table:style-name="Таблица3.G69" office:value-type="float" office:value="0.873568526830232">
            <text:p text:style-name="P9">0,8736</text:p>
          </table:table-cell>
          <table:table-cell table:style-name="Таблица3.H3" office:value-type="float" office:value="0.873568526830232">
            <text:p text:style-name="P9">0,8736</text:p>
          </table:table-cell>
          <table:table-cell table:style-name="Таблица3.I69" office:value-type="float" office:value="0.873568526830232">
            <text:p text:style-name="P9">0,8736</text:p>
          </table:table-cell>
          <table:table-cell table:style-name="Таблица3.J69" office:value-type="float" office:value="0.873568526830232">
            <text:p text:style-name="P9">0,8736</text:p>
          </table:table-cell>
        </table:table-row>
        <table:table-row table:style-name="TableLine2156238143408">
          <table:table-cell table:style-name="Таблица3.A2" office:value-type="string">
            <text:p text:style-name="P8">f69</text:p>
          </table:table-cell>
          <table:table-cell table:style-name="Таблица3.B70" office:value-type="float" office:value="0.111111111111111">
            <text:p text:style-name="P9">0,1111</text:p>
          </table:table-cell>
          <table:table-cell table:style-name="Таблица3.C70" office:value-type="float" office:value="0.111111111111084">
            <text:p text:style-name="P9">0,1111</text:p>
          </table:table-cell>
          <table:table-cell table:style-name="Таблица3.D70" office:value-type="float" office:value="0.111111111111111">
            <text:p text:style-name="P9">0,1111</text:p>
          </table:table-cell>
          <table:table-cell table:style-name="Таблица3.E70" office:value-type="float" office:value="0.111111111111119">
            <text:p text:style-name="P9">0,1111</text:p>
          </table:table-cell>
          <table:table-cell table:style-name="Таблица3.F70" office:value-type="float" office:value="0.111111111111111">
            <text:p text:style-name="P9">0,1111</text:p>
          </table:table-cell>
          <table:table-cell table:style-name="Таблица3.G70" office:value-type="float" office:value="0.111111111111111">
            <text:p text:style-name="P9">0,1111</text:p>
          </table:table-cell>
          <table:table-cell table:style-name="Таблица3.H3" office:value-type="float" office:value="0.111111111111111">
            <text:p text:style-name="P9">0,1111</text:p>
          </table:table-cell>
          <table:table-cell table:style-name="Таблица3.I70" office:value-type="float" office:value="0.111111111111111">
            <text:p text:style-name="P9">0,1111</text:p>
          </table:table-cell>
          <table:table-cell table:style-name="Таблица3.J70" office:value-type="float" office:value="0.11111111111111">
            <text:p text:style-name="P9">0,1111</text:p>
          </table:table-cell>
        </table:table-row>
        <text:soft-page-break/>
        <table:table-row table:style-name="TableLine2156238099920">
          <table:table-cell table:style-name="Таблица3.A2" office:value-type="string">
            <text:p text:style-name="P8">f70</text:p>
          </table:table-cell>
          <table:table-cell table:style-name="Таблица3.B71" office:value-type="float" office:value="-0.0370201277078609">
            <text:p text:style-name="P9">-0,0370</text:p>
          </table:table-cell>
          <table:table-cell table:style-name="Таблица3.C71" office:value-type="float" office:value="-0.037020127707861">
            <text:p text:style-name="P9">-0,0370</text:p>
          </table:table-cell>
          <table:table-cell table:style-name="Таблица3.D71" office:value-type="float" office:value="-0.0370201277078982">
            <text:p text:style-name="P9">-0,0370</text:p>
          </table:table-cell>
          <table:table-cell table:style-name="Таблица3.E71" office:value-type="float" office:value="-0.0370201277078609">
            <text:p text:style-name="P9">-0,0370</text:p>
          </table:table-cell>
          <table:table-cell table:style-name="Таблица3.F71" office:value-type="float" office:value="-0.0370201277078609">
            <text:p text:style-name="P9">-0,0370</text:p>
          </table:table-cell>
          <table:table-cell table:style-name="Таблица3.G71" office:value-type="float" office:value="-0.03702012770787">
            <text:p text:style-name="P9">-0,0370</text:p>
          </table:table-cell>
          <table:table-cell table:style-name="Таблица3.H3" office:value-type="float" office:value="-0.0370201277078609">
            <text:p text:style-name="P9">-0,0370</text:p>
          </table:table-cell>
          <table:table-cell table:style-name="Таблица3.I71" office:value-type="float" office:value="-0.0370201277078609">
            <text:p text:style-name="P9">-0,0370</text:p>
          </table:table-cell>
          <table:table-cell table:style-name="Таблица3.J71" office:value-type="float" office:value="-0.0370201277078609">
            <text:p text:style-name="P9">-0,0370</text:p>
          </table:table-cell>
        </table:table-row>
        <table:table-row table:style-name="TableLine2156238087824">
          <table:table-cell table:style-name="Таблица3.A2" office:value-type="string">
            <text:p text:style-name="P8">f71</text:p>
          </table:table-cell>
          <table:table-cell table:style-name="Таблица3.B72" office:value-type="float" office:value="-0.666666666666667">
            <text:p text:style-name="P9">-0,6667</text:p>
          </table:table-cell>
          <table:table-cell table:style-name="Таблица3.C72" office:value-type="string">
            <text:p text:style-name="P10">NaN</text:p>
          </table:table-cell>
          <table:table-cell table:style-name="Таблица3.D72" office:value-type="float" office:value="-0.666666666666667">
            <text:p text:style-name="P9">-0,6667</text:p>
          </table:table-cell>
          <table:table-cell table:style-name="Таблица3.E72" office:value-type="float" office:value="-0.666666666666674">
            <text:p text:style-name="P9">-0,6667</text:p>
          </table:table-cell>
          <table:table-cell table:style-name="Таблица3.F72" office:value-type="float" office:value="-0.666666666666667">
            <text:p text:style-name="P9">-0,6667</text:p>
          </table:table-cell>
          <table:table-cell table:style-name="Таблица3.G72" office:value-type="float" office:value="-0.66666666666667">
            <text:p text:style-name="P9">-0,6667</text:p>
          </table:table-cell>
          <table:table-cell table:style-name="Таблица3.H3" office:value-type="float" office:value="-0.666666666666667">
            <text:p text:style-name="P9">-0,6667</text:p>
          </table:table-cell>
          <table:table-cell table:style-name="Таблица3.I72" office:value-type="float" office:value="-0.666666666666667">
            <text:p text:style-name="P9">-0,6667</text:p>
          </table:table-cell>
          <table:table-cell table:style-name="Таблица3.J72" office:value-type="float" office:value="-0.666666666666663">
            <text:p text:style-name="P9">-0,6667</text:p>
          </table:table-cell>
        </table:table-row>
        <table:table-row table:style-name="TableLine2156238099632">
          <table:table-cell table:style-name="Таблица3.A2" office:value-type="string">
            <text:p text:style-name="P8">f72</text:p>
          </table:table-cell>
          <table:table-cell table:style-name="Таблица3.B73" office:value-type="float" office:value="0.00000099999999761712">
            <text:p text:style-name="P9">0,0000</text:p>
          </table:table-cell>
          <table:table-cell table:style-name="Таблица3.C73" office:value-type="float" office:value="0.000003000000000047">
            <text:p text:style-name="P9">0,0000</text:p>
          </table:table-cell>
          <table:table-cell table:style-name="Таблица3.D73" office:value-type="float" office:value="0.0000010000000116861">
            <text:p text:style-name="P9">0,0000</text:p>
          </table:table-cell>
          <table:table-cell table:style-name="Таблица3.E73" office:value-type="float" office:value="0.000003000000000047">
            <text:p text:style-name="P9">0,0000</text:p>
          </table:table-cell>
          <table:table-cell table:style-name="Таблица3.F73" office:value-type="float" office:value="0.000003000000000047">
            <text:p text:style-name="P9">0,0000</text:p>
          </table:table-cell>
          <table:table-cell table:style-name="Таблица3.G73" office:value-type="float" office:value="0.0000009999999956323">
            <text:p text:style-name="P9">0,0000</text:p>
          </table:table-cell>
          <table:table-cell table:style-name="Таблица3.H3" office:value-type="float" office:value="0.00000100000761449337">
            <text:p text:style-name="P9">0,0000</text:p>
          </table:table-cell>
          <table:table-cell table:style-name="Таблица3.I73" office:value-type="float" office:value="0">
            <text:p text:style-name="P9">0,0000</text:p>
          </table:table-cell>
          <table:table-cell table:style-name="Таблица3.J73" office:value-type="float" office:value="0.00000100000001847386">
            <text:p text:style-name="P9">0,0000</text:p>
          </table:table-cell>
        </table:table-row>
        <table:table-row table:style-name="TableLine2156238090128">
          <table:table-cell table:style-name="Таблица3.A2" office:value-type="string">
            <text:p text:style-name="P8">f73</text:p>
          </table:table-cell>
          <table:table-cell table:style-name="Таблица3.B74" office:value-type="float" office:value="0.00000099999999761712">
            <text:p text:style-name="P9">0,0000</text:p>
          </table:table-cell>
          <table:table-cell table:style-name="Таблица3.C74" office:value-type="string">
            <text:p text:style-name="P10">NaN</text:p>
          </table:table-cell>
          <table:table-cell table:style-name="Таблица3.D74" office:value-type="float" office:value="0.0000010000000116861">
            <text:p text:style-name="P9">0,0000</text:p>
          </table:table-cell>
          <table:table-cell table:style-name="Таблица3.E74" office:value-type="float" office:value="0.00000099999996413536">
            <text:p text:style-name="P9">0,0000</text:p>
          </table:table-cell>
          <table:table-cell table:style-name="Таблица3.F74" office:value-type="float" office:value="0.0000009999999440178">
            <text:p text:style-name="P9">0,0000</text:p>
          </table:table-cell>
          <table:table-cell table:style-name="Таблица3.G74" office:value-type="float" office:value="0.00000100000000494567">
            <text:p text:style-name="P9">0,0000</text:p>
          </table:table-cell>
          <table:table-cell table:style-name="Таблица3.H3" office:value-type="float" office:value="0.00000100000761449337">
            <text:p text:style-name="P9">0,0000</text:p>
          </table:table-cell>
          <table:table-cell table:style-name="Таблица3.I74" office:value-type="float" office:value="0">
            <text:p text:style-name="P9">0,0000</text:p>
          </table:table-cell>
          <table:table-cell table:style-name="Таблица3.J74" office:value-type="float" office:value="0.000001000000016852">
            <text:p text:style-name="P9">0,0000</text:p>
          </table:table-cell>
        </table:table-row>
        <table:table-row table:style-name="TableLine2156238100208">
          <table:table-cell table:style-name="Таблица3.A2" office:value-type="string">
            <text:p text:style-name="P8">f74</text:p>
          </table:table-cell>
          <table:table-cell table:style-name="Таблица3.B75" office:value-type="float" office:value="0.33333333333333">
            <text:p text:style-name="P9">0,3333</text:p>
          </table:table-cell>
          <table:table-cell table:style-name="Таблица3.C75" office:value-type="string">
            <text:p text:style-name="P10">NaN</text:p>
          </table:table-cell>
          <table:table-cell table:style-name="Таблица3.D75" office:value-type="float" office:value="0.333333333333329">
            <text:p text:style-name="P9">0,3333</text:p>
          </table:table-cell>
          <table:table-cell table:style-name="Таблица3.E75" office:value-type="float" office:value="0.333333333333382">
            <text:p text:style-name="P9">0,3333</text:p>
          </table:table-cell>
          <table:table-cell table:style-name="Таблица3.F75" office:value-type="float" office:value="0.333333333333383">
            <text:p text:style-name="P9">0,3333</text:p>
          </table:table-cell>
          <table:table-cell table:style-name="Таблица3.G75" office:value-type="float" office:value="0.333333333333336">
            <text:p text:style-name="P9">0,3333</text:p>
          </table:table-cell>
          <table:table-cell table:style-name="Таблица3.H3" office:value-type="float" office:value="0.333343505859375">
            <text:p text:style-name="P9">0,3333</text:p>
          </table:table-cell>
          <table:table-cell table:style-name="Таблица3.I75" office:value-type="float" office:value="0.333333333333331">
            <text:p text:style-name="P9">0,3333</text:p>
          </table:table-cell>
          <table:table-cell table:style-name="Таблица3.J75" office:value-type="float" office:value="0.333333333333344">
            <text:p text:style-name="P9">0,3333</text:p>
          </table:table-cell>
        </table:table-row>
        <table:table-row table:style-name="TableLine2156238095312">
          <table:table-cell table:style-name="Таблица3.A2" office:value-type="string">
            <text:p text:style-name="P8">f75</text:p>
          </table:table-cell>
          <table:table-cell table:style-name="Таблица3.B76" office:value-type="float" office:value="0.333333313465118">
            <text:p text:style-name="P9">0,3333</text:p>
          </table:table-cell>
          <table:table-cell table:style-name="Таблица3.C76" office:value-type="string">
            <text:p text:style-name="P10">NaN</text:p>
          </table:table-cell>
          <table:table-cell table:style-name="Таблица3.D76" office:value-type="float" office:value="0.333333313465118">
            <text:p text:style-name="P9">0,3333</text:p>
          </table:table-cell>
          <table:table-cell table:style-name="Таблица3.E76" office:value-type="float" office:value="0.333333346661844">
            <text:p text:style-name="P9">0,3333</text:p>
          </table:table-cell>
          <table:table-cell table:style-name="Таблица3.F76" office:value-type="float" office:value="0.333333349249255">
            <text:p text:style-name="P9">0,3333</text:p>
          </table:table-cell>
          <table:table-cell table:style-name="Таблица3.G76" office:value-type="float" office:value="0.333333348096349">
            <text:p text:style-name="P9">0,3333</text:p>
          </table:table-cell>
          <table:table-cell table:style-name="Таблица3.H3" office:value-type="float" office:value="0.333333492279053">
            <text:p text:style-name="P9">0,3333</text:p>
          </table:table-cell>
          <table:table-cell table:style-name="Таблица3.I76" office:value-type="float" office:value="0.333333353713477">
            <text:p text:style-name="P9">0,3333</text:p>
          </table:table-cell>
          <table:table-cell table:style-name="Таблица3.J76" office:value-type="float" office:value="0.333333349861514">
            <text:p text:style-name="P9">0,3333</text:p>
          </table:table-cell>
        </table:table-row>
        <table:table-row table:style-name="TableLine2156238119216">
          <table:table-cell table:style-name="Таблица3.A2" office:value-type="string">
            <text:p text:style-name="P8">f76</text:p>
          </table:table-cell>
          <table:table-cell table:style-name="Таблица3.B77" office:value-type="float" office:value="-0.999998999999995">
            <text:p text:style-name="P9">-1,0000</text:p>
          </table:table-cell>
          <table:table-cell table:style-name="Таблица3.C77" office:value-type="float" office:value="-0.999999000000005">
            <text:p text:style-name="P9">-1,0000</text:p>
          </table:table-cell>
          <table:table-cell table:style-name="Таблица3.D77" office:value-type="float" office:value="-0.999998999999988">
            <text:p text:style-name="P9">-1,0000</text:p>
          </table:table-cell>
          <table:table-cell table:style-name="Таблица3.E77" office:value-type="float" office:value="-0.999999000000004">
            <text:p text:style-name="P9">-1,0000</text:p>
          </table:table-cell>
          <table:table-cell table:style-name="Таблица3.F77" office:value-type="float" office:value="-0.999999000000004">
            <text:p text:style-name="P9">-1,0000</text:p>
          </table:table-cell>
          <table:table-cell table:style-name="Таблица3.G77" office:value-type="float" office:value="-0.999998999999995">
            <text:p text:style-name="P9">-1,0000</text:p>
          </table:table-cell>
          <table:table-cell table:style-name="Таблица3.H3" office:value-type="float" office:value="-0.999998999999995">
            <text:p text:style-name="P9">-1,0000</text:p>
          </table:table-cell>
          <table:table-cell table:style-name="Таблица3.I77" office:value-type="float" office:value="-0.999998999999994">
            <text:p text:style-name="P9">-1,0000</text:p>
          </table:table-cell>
          <table:table-cell table:style-name="Таблица3.J77" office:value-type="float" office:value="-0.999999000000018">
            <text:p text:style-name="P9">-1,0000</text:p>
          </table:table-cell>
        </table:table-row>
        <table:table-row table:style-name="TableLine2156238105680">
          <table:table-cell table:style-name="Таблица3.A2" office:value-type="string">
            <text:p text:style-name="P8">f77</text:p>
          </table:table-cell>
          <table:table-cell table:style-name="Таблица3.B78" office:value-type="float" office:value="0.0476190476190402">
            <text:p text:style-name="P9">0,0476</text:p>
          </table:table-cell>
          <table:table-cell table:style-name="Таблица3.C78" office:value-type="float" office:value="0.142857142857142">
            <text:p text:style-name="P9">0,1429</text:p>
          </table:table-cell>
          <table:table-cell table:style-name="Таблица3.D78" office:value-type="float" office:value="0.047619047619051">
            <text:p text:style-name="P9">0,0476</text:p>
          </table:table-cell>
          <table:table-cell table:style-name="Таблица3.E78" office:value-type="float" office:value="0.0476190476191386">
            <text:p text:style-name="P9">0,0476</text:p>
          </table:table-cell>
          <table:table-cell table:style-name="Таблица3.F78" office:value-type="float" office:value="0.0476190476191386">
            <text:p text:style-name="P9">0,0476</text:p>
          </table:table-cell>
          <table:table-cell table:style-name="Таблица3.G78" office:value-type="float" office:value="0.04761904761905">
            <text:p text:style-name="P9">0,0476</text:p>
          </table:table-cell>
          <table:table-cell table:style-name="Таблица3.H3" office:value-type="float" office:value="0.0476190476190439">
            <text:p text:style-name="P9">0,0476</text:p>
          </table:table-cell>
          <table:table-cell table:style-name="Таблица3.I78" office:value-type="float" office:value="0.0476190476189878">
            <text:p text:style-name="P9">0,0476</text:p>
          </table:table-cell>
          <table:table-cell table:style-name="Таблица3.J78" office:value-type="float" office:value="0.0476190476190909">
            <text:p text:style-name="P9">0,0476</text:p>
          </table:table-cell>
        </table:table-row>
        <table:table-row table:style-name="TableLine2156238112880">
          <table:table-cell table:style-name="Таблица3.A2" office:value-type="string">
            <text:p text:style-name="P8">f78</text:p>
          </table:table-cell>
          <table:table-cell table:style-name="Таблица3.B79" office:value-type="float" office:value="7.105427357601E-015">
            <text:p text:style-name="P9">0,0000</text:p>
          </table:table-cell>
          <table:table-cell table:style-name="Таблица3.C79" office:value-type="float" office:value="6.64025520853037E-015">
            <text:p text:style-name="P9">0,0000</text:p>
          </table:table-cell>
          <table:table-cell table:style-name="Таблица3.D79" office:value-type="float" office:value="0.00000000000001421085">
            <text:p text:style-name="P9">0,0000</text:p>
          </table:table-cell>
          <table:table-cell table:style-name="Таблица3.E79" office:value-type="float" office:value="6.08806231414583E-015">
            <text:p text:style-name="P9">0,0000</text:p>
          </table:table-cell>
          <table:table-cell table:style-name="Таблица3.F79" office:value-type="float" office:value="5.18305296326827E-015">
            <text:p text:style-name="P9">0,0000</text:p>
          </table:table-cell>
          <table:table-cell table:style-name="Таблица3.G79" office:value-type="float" office:value="-4.9536132771457E-015">
            <text:p text:style-name="P9">0,0000</text:p>
          </table:table-cell>
          <table:table-cell table:style-name="Таблица3.H3" office:value-type="float" office:value="7.105427357601E-015">
            <text:p text:style-name="P9">0,0000</text:p>
          </table:table-cell>
          <table:table-cell table:style-name="Таблица3.I79" office:value-type="float" office:value="7.77588114085521E-016">
            <text:p text:style-name="P9">0,0000</text:p>
          </table:table-cell>
          <table:table-cell table:style-name="Таблица3.J79" office:value-type="float" office:value="-0.00000000000001839399">
            <text:p text:style-name="P9">0,0000</text:p>
          </table:table-cell>
        </table:table-row>
        <table:table-row table:style-name="TableLine2156238106256">
          <table:table-cell table:style-name="Таблица3.A2" office:value-type="string">
            <text:p text:style-name="P8">f79</text:p>
          </table:table-cell>
          <table:table-cell table:style-name="Таблица3.B80" office:value-type="float" office:value="7.105427357601E-015">
            <text:p text:style-name="P9">0,0000</text:p>
          </table:table-cell>
          <table:table-cell table:style-name="Таблица3.C80" office:value-type="float" office:value="-9.83992038854585E-015">
            <text:p text:style-name="P9">0,0000</text:p>
          </table:table-cell>
          <table:table-cell table:style-name="Таблица3.D80" office:value-type="float" office:value="0.00000000000001136868">
            <text:p text:style-name="P9">0,0000</text:p>
          </table:table-cell>
          <table:table-cell table:style-name="Таблица3.E80" office:value-type="float" office:value="7.74930954286253E-015">
            <text:p text:style-name="P9">0,0000</text:p>
          </table:table-cell>
          <table:table-cell table:style-name="Таблица3.F80" office:value-type="float" office:value="7.74930954286253E-015">
            <text:p text:style-name="P9">0,0000</text:p>
          </table:table-cell>
          <table:table-cell table:style-name="Таблица3.G80" office:value-type="float" office:value="9.03810359886848E-015">
            <text:p text:style-name="P9">0,0000</text:p>
          </table:table-cell>
          <table:table-cell table:style-name="Таблица3.H3" office:value-type="float" office:value="2.91317086684748E-019">
            <text:p text:style-name="P9">0,0000</text:p>
          </table:table-cell>
          <table:table-cell table:style-name="Таблица3.I80" office:value-type="float" office:value="2.23789209903269E-015">
            <text:p text:style-name="P9">0,0000</text:p>
          </table:table-cell>
          <table:table-cell table:style-name="Таблица3.J80" office:value-type="float" office:value="0.00000000000004024225">
            <text:p text:style-name="P9">0,0000</text:p>
          </table:table-cell>
        </table:table-row>
        <table:table-row table:style-name="TableLine2156238118064">
          <table:table-cell table:style-name="Таблица3.A2" office:value-type="string">
            <text:p text:style-name="P8">f80</text:p>
          </table:table-cell>
          <table:table-cell table:style-name="Таблица3.B81" office:value-type="float" office:value="-0.0312585394991748">
            <text:p text:style-name="P9">-0,0313</text:p>
          </table:table-cell>
          <table:table-cell table:style-name="Таблица3.C81" office:value-type="float" office:value="-0.0205458192298451">
            <text:p text:style-name="P9">-0,0205</text:p>
          </table:table-cell>
          <table:table-cell table:style-name="Таблица3.D81" office:value-type="float" office:value="-0.015619851949247">
            <text:p text:style-name="P9">-0,0156</text:p>
          </table:table-cell>
          <table:table-cell table:style-name="Таблица3.E81" office:value-type="float" office:value="-0.0144574744075301">
            <text:p text:style-name="P9">-0,0145</text:p>
          </table:table-cell>
          <table:table-cell table:style-name="Таблица3.F81" office:value-type="float" office:value="-0.0124657247394795">
            <text:p text:style-name="P9">-0,0125</text:p>
          </table:table-cell>
          <table:table-cell table:style-name="Таблица3.G81" office:value-type="float" office:value="-0.0225689842251431">
            <text:p text:style-name="P9">-0,0226</text:p>
          </table:table-cell>
          <table:table-cell table:style-name="Таблица3.H3" office:value-type="float" office:value="-0.0414560401586836">
            <text:p text:style-name="P9">-0,0415</text:p>
          </table:table-cell>
          <table:table-cell table:style-name="Таблица3.I81" office:value-type="float" office:value="-0.0447295436126949">
            <text:p text:style-name="P9">-0,0447</text:p>
          </table:table-cell>
          <table:table-cell table:style-name="Таблица3.J81" office:value-type="float" office:value="-0.0282363589218286">
            <text:p text:style-name="P9">-0,0282</text:p>
          </table:table-cell>
        </table:table-row>
        <table:table-row table:style-name="TableLine2156238115184">
          <table:table-cell table:style-name="Таблица3.A2" office:value-type="string">
            <text:p text:style-name="P8">f81</text:p>
          </table:table-cell>
          <table:table-cell table:style-name="Таблица3.B82" office:value-type="float" office:value="-0.999999999999995">
            <text:p text:style-name="P9">-1,0000</text:p>
          </table:table-cell>
          <table:table-cell table:style-name="Таблица3.C82" office:value-type="float" office:value="-0.999999999998278">
            <text:p text:style-name="P9">-1,0000</text:p>
          </table:table-cell>
          <table:table-cell table:style-name="Таблица3.D82" office:value-type="float" office:value="-0.999999999999817">
            <text:p text:style-name="P9">-1,0000</text:p>
          </table:table-cell>
          <table:table-cell table:style-name="Таблица3.E82" office:value-type="float" office:value="-0.999999999999984">
            <text:p text:style-name="P9">-1,0000</text:p>
          </table:table-cell>
          <table:table-cell table:style-name="Таблица3.F82" office:value-type="float" office:value="-1">
            <text:p text:style-name="P9">-1,0000</text:p>
          </table:table-cell>
          <table:table-cell table:style-name="Таблица3.G82" office:value-type="float" office:value="-0.99999999999999">
            <text:p text:style-name="P9">-1,0000</text:p>
          </table:table-cell>
          <table:table-cell table:style-name="Таблица3.H3" office:value-type="float" office:value="-1">
            <text:p text:style-name="P9">-1,0000</text:p>
          </table:table-cell>
          <table:table-cell table:style-name="Таблица3.I82" office:value-type="float" office:value="-1">
            <text:p text:style-name="P9">-1,0000</text:p>
          </table:table-cell>
          <table:table-cell table:style-name="Таблица3.J82" office:value-type="float" office:value="-0.999999999999936">
            <text:p text:style-name="P9">-1,0000</text:p>
          </table:table-cell>
        </table:table-row>
        <table:table-row table:style-name="TableLine2156238113168">
          <table:table-cell table:style-name="Таблица3.A2" office:value-type="string">
            <text:p text:style-name="P8">f82</text:p>
          </table:table-cell>
          <table:table-cell table:style-name="Таблица3.B83" office:value-type="float" office:value="0.198514851485149">
            <text:p text:style-name="P9">0,1985</text:p>
          </table:table-cell>
          <table:table-cell table:style-name="Таблица3.C83" office:value-type="float" office:value="0.0499999999999958">
            <text:p text:style-name="P9">0,0500</text:p>
          </table:table-cell>
          <table:table-cell table:style-name="Таблица3.D83" office:value-type="float" office:value="0.0499999999999993">
            <text:p text:style-name="P9">0,0500</text:p>
          </table:table-cell>
          <table:table-cell table:style-name="Таблица3.E83" office:value-type="float" office:value="0.0499999999999958">
            <text:p text:style-name="P9">0,0500</text:p>
          </table:table-cell>
          <table:table-cell table:style-name="Таблица3.F83" office:value-type="float" office:value="0.0499999999999958">
            <text:p text:style-name="P9">0,0500</text:p>
          </table:table-cell>
          <table:table-cell table:style-name="Таблица3.G83" office:value-type="float" office:value="0.0202970297029703">
            <text:p text:style-name="P9">0,0203</text:p>
          </table:table-cell>
          <table:table-cell table:style-name="Таблица3.H3" office:value-type="float" office:value="0.05">
            <text:p text:style-name="P9">0,0500</text:p>
          </table:table-cell>
          <table:table-cell table:style-name="Таблица3.I83" office:value-type="float" office:value="0.05">
            <text:p text:style-name="P9">0,0500</text:p>
          </table:table-cell>
          <table:table-cell table:style-name="Таблица3.J83" office:value-type="float" office:value="0.05">
            <text:p text:style-name="P9">0,0500</text:p>
          </table:table-cell>
        </table:table-row>
        <table:table-row table:style-name="TableLine2156238372656">
          <table:table-cell table:style-name="Таблица3.A2" office:value-type="string">
            <text:p text:style-name="P8">f83</text:p>
          </table:table-cell>
          <table:table-cell table:style-name="Таблица3.B84" office:value-type="float" office:value="0.198514851485146">
            <text:p text:style-name="P9">0,1985</text:p>
          </table:table-cell>
          <table:table-cell table:style-name="Таблица3.C84" office:value-type="string">
            <text:p text:style-name="P10">NaN</text:p>
          </table:table-cell>
          <table:table-cell table:style-name="Таблица3.D84" office:value-type="float" office:value="0.198514851485143">
            <text:p text:style-name="P9">0,1985</text:p>
          </table:table-cell>
          <table:table-cell table:style-name="Таблица3.E84" office:value-type="float" office:value="0.149009900990055">
            <text:p text:style-name="P9">0,1490</text:p>
          </table:table-cell>
          <table:table-cell table:style-name="Таблица3.F84" office:value-type="float" office:value="0.149009900990039">
            <text:p text:style-name="P9">0,1490</text:p>
          </table:table-cell>
          <table:table-cell table:style-name="Таблица3.G84" office:value-type="float" office:value="0.000495049504951384">
            <text:p text:style-name="P9">0,0005</text:p>
          </table:table-cell>
          <table:table-cell table:style-name="Таблица3.H3" office:value-type="float" office:value="0.198514819145203">
            <text:p text:style-name="P9">0,1985</text:p>
          </table:table-cell>
          <table:table-cell table:style-name="Таблица3.I84" office:value-type="float" office:value="0.000495049504947146">
            <text:p text:style-name="P9">0,0005</text:p>
          </table:table-cell>
          <table:table-cell table:style-name="Таблица3.J84" office:value-type="float" office:value="0.257920792079225">
            <text:p text:style-name="P9">0,2579</text:p>
          </table:table-cell>
        </table:table-row>
        <table:table-row table:style-name="TableLine2156238373520">
          <table:table-cell table:style-name="Таблица3.A2" office:value-type="string">
            <text:p text:style-name="P8">f84</text:p>
          </table:table-cell>
          <table:table-cell table:style-name="Таблица3.B85" office:value-type="float" office:value="5.00207435582523">
            <text:p text:style-name="P9">5,0021</text:p>
          </table:table-cell>
          <table:table-cell table:style-name="Таблица3.C85" office:value-type="float" office:value="3.0125024427614">
            <text:p text:style-name="P9">3,0125</text:p>
          </table:table-cell>
          <table:table-cell table:style-name="Таблица3.D85" office:value-type="float" office:value="3.0125024427614">
            <text:p text:style-name="P9">3,0125</text:p>
          </table:table-cell>
          <table:table-cell table:style-name="Таблица3.E85" office:value-type="float" office:value="3.01250244276147">
            <text:p text:style-name="P9">3,0125</text:p>
          </table:table-cell>
          <table:table-cell table:style-name="Таблица3.F85" office:value-type="float" office:value="3.01250244276147">
            <text:p text:style-name="P9">3,0125</text:p>
          </table:table-cell>
          <table:table-cell table:style-name="Таблица3.G85" office:value-type="float" office:value="3.01250244276147">
            <text:p text:style-name="P9">3,0125</text:p>
          </table:table-cell>
          <table:table-cell table:style-name="Таблица3.H3" office:value-type="float" office:value="3.01250244276147">
            <text:p text:style-name="P9">3,0125</text:p>
          </table:table-cell>
          <table:table-cell table:style-name="Таблица3.I85" office:value-type="float" office:value="5.00207435582523">
            <text:p text:style-name="P9">5,0021</text:p>
          </table:table-cell>
          <table:table-cell table:style-name="Таблица3.J85" office:value-type="float" office:value="3.01250244276146">
            <text:p text:style-name="P9">3,0125</text:p>
          </table:table-cell>
        </table:table-row>
        <table:table-row table:style-name="TableLine2156238365168">
          <table:table-cell table:style-name="Таблица3.A2" office:value-type="string">
            <text:p text:style-name="P8">f85</text:p>
          </table:table-cell>
          <table:table-cell table:style-name="Таблица3.B86" office:value-type="float" office:value="-2.20778314488693">
            <text:p text:style-name="P9">-2,2078</text:p>
          </table:table-cell>
          <table:table-cell table:style-name="Таблица3.C86" office:value-type="float" office:value="-2.20778314488693">
            <text:p text:style-name="P9">-2,2078</text:p>
          </table:table-cell>
          <table:table-cell table:style-name="Таблица3.D86" office:value-type="float" office:value="-2.20778314488693">
            <text:p text:style-name="P9">-2,2078</text:p>
          </table:table-cell>
          <table:table-cell table:style-name="Таблица3.E86" office:value-type="float" office:value="-2.20778314488693">
            <text:p text:style-name="P9">-2,2078</text:p>
          </table:table-cell>
          <table:table-cell table:style-name="Таблица3.F86" office:value-type="float" office:value="-2.20778314488693">
            <text:p text:style-name="P9">-2,2078</text:p>
          </table:table-cell>
          <table:table-cell table:style-name="Таблица3.G86" office:value-type="float" office:value="-2.20778314488693">
            <text:p text:style-name="P9">-2,2078</text:p>
          </table:table-cell>
          <table:table-cell table:style-name="Таблица3.H3" office:value-type="float" office:value="-2.20778314488693">
            <text:p text:style-name="P9">-2,2078</text:p>
          </table:table-cell>
          <table:table-cell table:style-name="Таблица3.I86" office:value-type="float" office:value="-2.20778314488693">
            <text:p text:style-name="P9">-2,2078</text:p>
          </table:table-cell>
          <table:table-cell table:style-name="Таблица3.J86" office:value-type="float" office:value="-2.20778314488692">
            <text:p text:style-name="P9">-2,2078</text:p>
          </table:table-cell>
        </table:table-row>
        <table:table-row table:style-name="TableLine2156238375248">
          <table:table-cell table:style-name="Таблица3.A2" office:value-type="string">
            <text:p text:style-name="P8">f86</text:p>
          </table:table-cell>
          <table:table-cell table:style-name="Таблица3.B87" office:value-type="float" office:value="0.302804157270697">
            <text:p text:style-name="P9">0,3028</text:p>
          </table:table-cell>
          <table:table-cell table:style-name="Таблица3.C87" office:value-type="string">
            <text:p text:style-name="P10">NaN</text:p>
          </table:table-cell>
          <table:table-cell table:style-name="Таблица3.D87" office:value-type="float" office:value="0.302804157270696">
            <text:p text:style-name="P9">0,3028</text:p>
          </table:table-cell>
          <table:table-cell table:style-name="Таблица3.E87" office:value-type="float" office:value="0.302804157270697">
            <text:p text:style-name="P9">0,3028</text:p>
          </table:table-cell>
          <table:table-cell table:style-name="Таблица3.F87" office:value-type="float" office:value="0.302804157270698">
            <text:p text:style-name="P9">0,3028</text:p>
          </table:table-cell>
          <table:table-cell table:style-name="Таблица3.G87" office:value-type="float" office:value="0.3028041572707">
            <text:p text:style-name="P9">0,3028</text:p>
          </table:table-cell>
          <table:table-cell table:style-name="Таблица3.H3" office:value-type="float" office:value="0.302804157270683">
            <text:p text:style-name="P9">0,3028</text:p>
          </table:table-cell>
          <table:table-cell table:style-name="Таблица3.I87" office:value-type="float" office:value="0.302804157270697">
            <text:p text:style-name="P9">0,3028</text:p>
          </table:table-cell>
          <table:table-cell table:style-name="Таблица3.J87" office:value-type="float" office:value="0.302804157270694">
            <text:p text:style-name="P9">0,3028</text:p>
          </table:table-cell>
        </table:table-row>
        <table:table-row table:style-name="TableLine2156238369200">
          <table:table-cell table:style-name="Таблица3.A2" office:value-type="string">
            <text:p text:style-name="P8">f87</text:p>
          </table:table-cell>
          <table:table-cell table:style-name="Таблица3.B88" office:value-type="float" office:value="0.98780487804878">
            <text:p text:style-name="P9">0,9878</text:p>
          </table:table-cell>
          <table:table-cell table:style-name="Таблица3.C88" office:value-type="float" office:value="0.987804878048826">
            <text:p text:style-name="P9">0,9878</text:p>
          </table:table-cell>
          <table:table-cell table:style-name="Таблица3.D88" office:value-type="float" office:value="0.987804878048781">
            <text:p text:style-name="P9">0,9878</text:p>
          </table:table-cell>
          <table:table-cell table:style-name="Таблица3.E88" office:value-type="float" office:value="0.98780487804878">
            <text:p text:style-name="P9">0,9878</text:p>
          </table:table-cell>
          <table:table-cell table:style-name="Таблица3.F88" office:value-type="float" office:value="0.987804878048781">
            <text:p text:style-name="P9">0,9878</text:p>
          </table:table-cell>
          <table:table-cell table:style-name="Таблица3.G88" office:value-type="float" office:value="0.98780487804878">
            <text:p text:style-name="P9">0,9878</text:p>
          </table:table-cell>
          <table:table-cell table:style-name="Таблица3.H3" office:value-type="float" office:value="0.987804878048781">
            <text:p text:style-name="P9">0,9878</text:p>
          </table:table-cell>
          <table:table-cell table:style-name="Таблица3.I88" office:value-type="float" office:value="0.98780487804878">
            <text:p text:style-name="P9">0,9878</text:p>
          </table:table-cell>
          <table:table-cell table:style-name="Таблица3.J88" office:value-type="float" office:value="0.98780487804878">
            <text:p text:style-name="P9">0,9878</text:p>
          </table:table-cell>
        </table:table-row>
        <table:table-row table:style-name="TableLine2156238370064">
          <table:table-cell table:style-name="Таблица3.A2" office:value-type="string">
            <text:p text:style-name="P8">f88</text:p>
          </table:table-cell>
          <table:table-cell table:style-name="Таблица3.B89" office:value-type="float" office:value="0.168362173262537">
            <text:p text:style-name="P9">0,1684</text:p>
          </table:table-cell>
          <table:table-cell table:style-name="Таблица3.C89" office:value-type="float" office:value="0.16836217326254">
            <text:p text:style-name="P9">0,1684</text:p>
          </table:table-cell>
          <table:table-cell table:style-name="Таблица3.D89" office:value-type="float" office:value="0.168362173262537">
            <text:p text:style-name="P9">0,1684</text:p>
          </table:table-cell>
          <table:table-cell table:style-name="Таблица3.E89" office:value-type="float" office:value="0.168362173262537">
            <text:p text:style-name="P9">0,1684</text:p>
          </table:table-cell>
          <table:table-cell table:style-name="Таблица3.F89" office:value-type="float" office:value="0.168362173262537">
            <text:p text:style-name="P9">0,1684</text:p>
          </table:table-cell>
          <table:table-cell table:style-name="Таблица3.G89" office:value-type="float" office:value="0.168362173262537">
            <text:p text:style-name="P9">0,1684</text:p>
          </table:table-cell>
          <table:table-cell table:style-name="Таблица3.H3" office:value-type="float" office:value="0.168362173262537">
            <text:p text:style-name="P9">0,1684</text:p>
          </table:table-cell>
          <table:table-cell table:style-name="Таблица3.I89" office:value-type="float" office:value="0.168362173262537">
            <text:p text:style-name="P9">0,1684</text:p>
          </table:table-cell>
          <table:table-cell table:style-name="Таблица3.J89" office:value-type="float" office:value="0.168362173262537">
            <text:p text:style-name="P9">0,1684</text:p>
          </table:table-cell>
        </table:table-row>
        <table:table-row table:style-name="TableLine2156238388784">
          <table:table-cell table:style-name="Таблица3.A2" office:value-type="string">
            <text:p text:style-name="P8">f89</text:p>
          </table:table-cell>
          <table:table-cell table:style-name="Таблица3.B90" office:value-type="string">
            <text:p text:style-name="P10">NaN</text:p>
          </table:table-cell>
          <table:table-cell table:style-name="Таблица3.C90" office:value-type="string">
            <text:p text:style-name="P10">NaN</text:p>
          </table:table-cell>
          <table:table-cell table:style-name="Таблица3.D90" office:value-type="string">
            <text:p text:style-name="P10">NaN</text:p>
          </table:table-cell>
          <table:table-cell table:style-name="Таблица3.E90" office:value-type="string">
            <text:p text:style-name="P10">NaN</text:p>
          </table:table-cell>
          <table:table-cell table:style-name="Таблица3.F90" office:value-type="string">
            <text:p text:style-name="P10">NaN</text:p>
          </table:table-cell>
          <table:table-cell table:style-name="Таблица3.G90" office:value-type="string">
            <text:p text:style-name="P10">NaN</text:p>
          </table:table-cell>
          <table:table-cell table:style-name="Таблица3.H90" office:value-type="string">
            <text:p text:style-name="P10">NaN</text:p>
          </table:table-cell>
          <table:table-cell table:style-name="Таблица3.I90" office:value-type="string">
            <text:p text:style-name="P10">NaN</text:p>
          </table:table-cell>
          <table:table-cell table:style-name="Таблица3.J90" office:value-type="string">
            <text:p text:style-name="P10">NaN</text:p>
          </table:table-cell>
        </table:table-row>
        <table:table-row table:style-name="TableLine2156238387344">
          <table:table-cell table:style-name="Таблица3.A2" office:value-type="string">
            <text:p text:style-name="P8">f90</text:p>
          </table:table-cell>
          <table:table-cell table:style-name="Таблица3.B91" office:value-type="float" office:value="0.02637269541443">
            <text:p text:style-name="P9">0,0264</text:p>
          </table:table-cell>
          <table:table-cell table:style-name="Таблица3.C91" office:value-type="float" office:value="1.14759628853442">
            <text:p text:style-name="P9">1,1476</text:p>
          </table:table-cell>
          <table:table-cell table:style-name="Таблица3.D91" office:value-type="float" office:value="0.0263726954144307">
            <text:p text:style-name="P9">0,0264</text:p>
          </table:table-cell>
          <table:table-cell table:style-name="Таблица3.E91" office:value-type="float" office:value="1.14759628853459">
            <text:p text:style-name="P9">1,1476</text:p>
          </table:table-cell>
          <table:table-cell table:style-name="Таблица3.F91" office:value-type="float" office:value="1.14759628853459">
            <text:p text:style-name="P9">1,1476</text:p>
          </table:table-cell>
          <table:table-cell table:style-name="Таблица3.G91" office:value-type="float" office:value="0.02637269541443">
            <text:p text:style-name="P9">0,0264</text:p>
          </table:table-cell>
          <table:table-cell table:style-name="Таблица3.H3" office:value-type="float" office:value="0.02637269541443">
            <text:p text:style-name="P9">0,0264</text:p>
          </table:table-cell>
          <table:table-cell table:style-name="Таблица3.I91" office:value-type="float" office:value="0.02637269541443">
            <text:p text:style-name="P9">0,0264</text:p>
          </table:table-cell>
          <table:table-cell table:style-name="Таблица3.J91" office:value-type="float" office:value="1.14759628853459">
            <text:p text:style-name="P9">1,1476</text:p>
          </table:table-cell>
        </table:table-row>
        <table:table-row table:style-name="TableLine2156238392528">
          <table:table-cell table:style-name="Таблица3.A2" office:value-type="string">
            <text:p text:style-name="P8">f91</text:p>
          </table:table-cell>
          <table:table-cell table:style-name="Таблица3.B92" office:value-type="float" office:value="0.353913733550918">
            <text:p text:style-name="P9">0,3539</text:p>
          </table:table-cell>
          <table:table-cell table:style-name="Таблица3.C92" office:value-type="float" office:value="0.353913733550918">
            <text:p text:style-name="P9">0,3539</text:p>
          </table:table-cell>
          <table:table-cell table:style-name="Таблица3.D92" office:value-type="float" office:value="0.120778011811927">
            <text:p text:style-name="P9">0,1208</text:p>
          </table:table-cell>
          <table:table-cell table:style-name="Таблица3.E92" office:value-type="float" office:value="0.353913733550918">
            <text:p text:style-name="P9">0,3539</text:p>
          </table:table-cell>
          <table:table-cell table:style-name="Таблица3.F92" office:value-type="float" office:value="0.353913733550918">
            <text:p text:style-name="P9">0,3539</text:p>
          </table:table-cell>
          <table:table-cell table:style-name="Таблица3.G92" office:value-type="float" office:value="0.353913733550918">
            <text:p text:style-name="P9">0,3539</text:p>
          </table:table-cell>
          <table:table-cell table:style-name="Таблица3.H3" office:value-type="float" office:value="0.120778011811926">
            <text:p text:style-name="P9">0,1208</text:p>
          </table:table-cell>
          <table:table-cell table:style-name="Таблица3.I92" office:value-type="float" office:value="0.120778011811926">
            <text:p text:style-name="P9">0,1208</text:p>
          </table:table-cell>
          <table:table-cell table:style-name="Таблица3.J92" office:value-type="float" office:value="0.353913733550918">
            <text:p text:style-name="P9">0,3539</text:p>
          </table:table-cell>
        </table:table-row>
      </table:table>
      <text:p text:style-name="Standard"/>
      <text:p text:style-name="P3">Iteration count</text:p>
      <table:table table:name="Таблица1" table:style-name="Таблица1">
        <table:table-column table:style-name="Таблица1.A" table:number-columns-repeated="10"/>
        <table:table-row table:style-name="Таблица1.1">
          <table:table-cell table:style-name="Таблица1.A1" office:value-type="string">
            <text:p text:style-name="P11">Method</text:p>
          </table:table-cell>
          <table:table-cell table:style-name="Таблица1.B1" office:value-type="string">
            <text:p text:style-name="P11">bs</text:p>
          </table:table-cell>
          <table:table-cell table:style-name="Таблица1.B1" office:value-type="string">
            <text:p text:style-name="P11"><text:s/>fp</text:p>
          </table:table-cell>
          <table:table-cell table:style-name="Таблица1.B1" office:value-type="string">
            <text:p text:style-name="P11"><text:s/>mfp</text:p>
          </table:table-cell>
          <table:table-cell table:style-name="Таблица1.B1" office:value-type="string">
            <text:p text:style-name="P11"><text:s/>ill</text:p>
          </table:table-cell>
          <table:table-cell table:style-name="Таблица1.B1" office:value-type="string">
            <text:p text:style-name="P11">AB</text:p>
          </table:table-cell>
          <table:table-cell table:style-name="Таблица1.B1" office:value-type="string">
            <text:p text:style-name="P11"><text:s/>ITP</text:p>
          </table:table-cell>
          <table:table-cell table:style-name="Таблица1.B1" office:value-type="string">
            <text:p text:style-name="P11"><text:s/>mAB</text:p>
          </table:table-cell>
          <table:table-cell table:style-name="Таблица1.B1" office:value-type="string">
            <text:p text:style-name="P11">Rid</text:p>
          </table:table-cell>
          <table:table-cell table:style-name="Таблица1.B1" office:value-type="string">
            <text:p text:style-name="P11"><text:s/>Bre</text:p>
          </table:table-cell>
        </table:table-row>
        <table:table-row table:style-name="Таблица1.1">
          <table:table-cell table:style-name="Таблица1.A2" office:value-type="string">
            <text:p text:style-name="P11">f01</text:p>
          </table:table-cell>
          <table:table-cell table:style-name="Таблица1.B2" office:value-type="string">
            <text:p text:style-name="P13">1</text:p>
          </table:table-cell>
          <table:table-cell table:style-name="Таблица1.C2" office:value-type="string">
            <text:p text:style-name="P13">33</text:p>
          </table:table-cell>
          <table:table-cell table:style-name="Таблица1.B2" office:value-type="string">
            <text:p text:style-name="P13">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E2" office:value-type="string">
            <text:p text:style-name="P13">9</text:p>
          </table:table-cell>
          <table:table-cell table:style-name="Таблица1.B2" office:value-type="string">
            <text:p text:style-name="P13">1</text:p>
          </table:table-cell>
          <table:table-cell table:style-name="Таблица1.I2" office:value-type="string">
            <text:p text:style-name="P13">2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0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3" office:value-type="string">
            <text:p text:style-name="P13">85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G3" office:value-type="string">
            <text:p text:style-name="P13">3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0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4" office:value-type="string">
            <text:p text:style-name="P13">107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F4" office:value-type="string">
            <text:p text:style-name="P13">22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0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0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" office:value-type="string">
            <text:p text:style-name="P13">31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0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7" office:value-type="string">
            <text:p text:style-name="P13">2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0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7" office:value-type="string">
            <text:p text:style-name="P13">29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0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9" office:value-type="string">
            <text:p text:style-name="P13">3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0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" office:value-type="string">
            <text:p text:style-name="P13">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1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1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5" office:value-type="string">
            <text:p text:style-name="P13">8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">f1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3" office:value-type="string">
            <text:p text:style-name="P13">3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5" office:value-type="string">
            <text:p text:style-name="P13">8</text:p>
          </table:table-cell>
        </table:table-row>
        <table:table-row table:style-name="Таблица1.1">
          <table:table-cell table:style-name="Таблица1.A2" office:value-type="string">
            <text:p text:style-name="P11">f1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4" office:value-type="string">
            <text:p text:style-name="P13">80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1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5" office:value-type="string">
            <text:p text:style-name="P13">167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1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1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16" office:value-type="string">
            <text:p text:style-name="P13">6</text:p>
          </table:table-cell>
        </table:table-row>
        <table:table-row table:style-name="Таблица1.1">
          <table:table-cell table:style-name="Таблица1.A2" office:value-type="string">
            <text:p text:style-name="P11">f1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H5" office:value-type="string">
            <text:p text:style-name="P13">8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16" office:value-type="string">
            <text:p text:style-name="P13">6</text:p>
          </table:table-cell>
        </table:table-row>
        <table:table-row table:style-name="Таблица1.1">
          <table:table-cell table:style-name="Таблица1.A2" office:value-type="string">
            <text:p text:style-name="P11">f1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9" office:value-type="string">
            <text:p text:style-name="P13">79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G3" office:value-type="string">
            <text:p text:style-name="P13">36</text:p>
          </table:table-cell>
          <table:table-cell table:style-name="Таблица1.H5" office:value-type="string">
            <text:p text:style-name="P13">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5" office:value-type="string">
            <text:p text:style-name="P13">8</text:p>
          </table:table-cell>
        </table:table-row>
        <table:table-row table:style-name="Таблица1.1">
          <table:table-cell table:style-name="Таблица1.A2" office:value-type="string">
            <text:p text:style-name="P11">f1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5" office:value-type="string">
            <text:p text:style-name="P13">8</text:p>
          </table:table-cell>
        </table:table-row>
        <table:table-row table:style-name="Таблица1.1">
          <table:table-cell table:style-name="Таблица1.A2" office:value-type="string">
            <text:p text:style-name="P11">f2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2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" office:value-type="string">
            <text:p text:style-name="P13">33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2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3" office:value-type="string">
            <text:p text:style-name="P13">32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2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" office:value-type="string">
            <text:p text:style-name="P13">31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2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C4" office:value-type="string">
            <text:p text:style-name="P13">107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I25" office:value-type="string">
            <text:p text:style-name="P13">78</text:p>
          </table:table-cell>
          <table:table-cell table:style-name="Таблица1.J25" office:value-type="string">
            <text:p text:style-name="P13">132</text:p>
          </table:table-cell>
        </table:table-row>
        <table:table-row table:style-name="Таблица1.1">
          <table:table-cell table:style-name="Таблица1.A2" office:value-type="string">
            <text:p text:style-name="P11">f2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6" office:value-type="string">
            <text:p text:style-name="P13">174</text:p>
          </table:table-cell>
          <table:table-cell table:style-name="Таблица1.F26" office:value-type="string">
            <text:p text:style-name="P13">18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I26" office:value-type="string">
            <text:p text:style-name="P13">60</text:p>
          </table:table-cell>
          <table:table-cell table:style-name="Таблица1.J26" office:value-type="string">
            <text:p text:style-name="P13">111</text:p>
          </table:table-cell>
        </table:table-row>
        <table:table-row table:style-name="Таблица1.1">
          <table:table-cell table:style-name="Таблица1.A2" office:value-type="string">
            <text:p text:style-name="P11">f2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C4" office:value-type="string">
            <text:p text:style-name="P13">107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I27" office:value-type="string">
            <text:p text:style-name="P13">76</text:p>
          </table:table-cell>
          <table:table-cell table:style-name="Таблица1.J25" office:value-type="string">
            <text:p text:style-name="P13">132</text:p>
          </table:table-cell>
        </table:table-row>
        <table:table-row table:style-name="Таблица1.1">
          <table:table-cell table:style-name="Таблица1.A2" office:value-type="string">
            <text:p text:style-name="P11">f27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C2" office:value-type="string">
            <text:p text:style-name="P13">33</text:p>
          </table:table-cell>
          <table:table-cell table:style-name="Таблица1.G3" office:value-type="string">
            <text:p text:style-name="P13">36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F4" office:value-type="string">
            <text:p text:style-name="P13">22</text:p>
          </table:table-cell>
          <table:table-cell table:style-name="Таблица1.C9" office:value-type="string">
            <text:p text:style-name="P13">30</text:p>
          </table:table-cell>
        </table:table-row>
        <table:table-row table:style-name="Таблица1.1">
          <table:table-cell table:style-name="Таблица1.A2" office:value-type="string">
            <text:p text:style-name="P11">f2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9" office:value-type="string">
            <text:p text:style-name="P13">89</text:p>
          </table:table-cell>
          <table:table-cell table:style-name="Таблица1.F29" office:value-type="string">
            <text:p text:style-name="P13">106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I29" office:value-type="string">
            <text:p text:style-name="P13">72</text:p>
          </table:table-cell>
          <table:table-cell table:style-name="Таблица1.J25" office:value-type="string">
            <text:p text:style-name="P13">132</text:p>
          </table:table-cell>
        </table:table-row>
        <table:table-row table:style-name="Таблица1.1">
          <table:table-cell table:style-name="Таблица1.A2" office:value-type="string">
            <text:p text:style-name="P11">f2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30" office:value-type="string">
            <text:p text:style-name="P13">57</text:p>
          </table:table-cell>
          <table:table-cell table:style-name="Таблица1.F30" office:value-type="string">
            <text:p text:style-name="P13">44</text:p>
          </table:table-cell>
          <table:table-cell table:style-name="Таблица1.B2" office:value-type="string">
            <text:p text:style-name="P13">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C7" office:value-type="string">
            <text:p text:style-name="P13">29</text:p>
          </table:table-cell>
        </table:table-row>
        <table:table-row table:style-name="Таблица1.1">
          <table:table-cell table:style-name="Таблица1.A2" office:value-type="string">
            <text:p text:style-name="P11">f3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G4" office:value-type="string">
            <text:p text:style-name="P13">51</text:p>
          </table:table-cell>
          <table:table-cell table:style-name="Таблица1.F31" office:value-type="string">
            <text:p text:style-name="P13">56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D5" office:value-type="string">
            <text:p text:style-name="P13">13</text:p>
          </table:table-cell>
        </table:table-row>
        <table:table-row table:style-name="Таблица1.1">
          <table:table-cell table:style-name="Таблица1.A2" office:value-type="string">
            <text:p text:style-name="P11">f3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32" office:value-type="string">
            <text:p text:style-name="P13">179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F32" office:value-type="string">
            <text:p text:style-name="P13">4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3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3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34" office:value-type="string">
            <text:p text:style-name="P13">190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D5" office:value-type="string">
            <text:p text:style-name="P13">13</text:p>
          </table:table-cell>
        </table:table-row>
        <table:table-row table:style-name="Таблица1.1">
          <table:table-cell table:style-name="Таблица1.A2" office:value-type="string">
            <text:p text:style-name="P11">f3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3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G36" office:value-type="string">
            <text:p text:style-name="P13">35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I36" office:value-type="string">
            <text:p text:style-name="P13">20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3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3" office:value-type="string">
            <text:p text:style-name="P13">39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37" office:value-type="string">
            <text:p text:style-name="P13">4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37" office:value-type="string">
            <text:p text:style-name="P13">4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37" office:value-type="string">
            <text:p text:style-name="P13">46</text:p>
          </table:table-cell>
          <table:table-cell table:style-name="Таблица1.J37" office:value-type="string">
            <text:p text:style-name="P13">38</text:p>
          </table:table-cell>
        </table:table-row>
        <table:table-row table:style-name="Таблица1.1">
          <table:table-cell table:style-name="Таблица1.A2" office:value-type="string">
            <text:p text:style-name="P11">f3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E38" office:value-type="string">
            <text:p text:style-name="P13">23</text:p>
          </table:table-cell>
          <table:table-cell table:style-name="Таблица1.F38" office:value-type="string">
            <text:p text:style-name="P13">25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F4" office:value-type="string">
            <text:p text:style-name="P13">22</text:p>
          </table:table-cell>
          <table:table-cell table:style-name="Таблица1.C9" office:value-type="string">
            <text:p text:style-name="P13">30</text:p>
          </table:table-cell>
        </table:table-row>
        <table:table-row table:style-name="Таблица1.1">
          <table:table-cell table:style-name="Таблица1.A2" office:value-type="string">
            <text:p text:style-name="P11">f3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39" office:value-type="string">
            <text:p text:style-name="P13">54</text:p>
          </table:table-cell>
          <table:table-cell table:style-name="Таблица1.E39" office:value-type="string">
            <text:p text:style-name="P13">5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39" office:value-type="string">
            <text:p text:style-name="P13">52</text:p>
          </table:table-cell>
          <table:table-cell table:style-name="Таблица1.I37" office:value-type="string">
            <text:p text:style-name="P13">46</text:p>
          </table:table-cell>
        </table:table-row>
        <table:table-row table:style-name="Таблица1.1">
          <table:table-cell table:style-name="Таблица1.A2" office:value-type="string">
            <text:p text:style-name="P11">f3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40" office:value-type="string">
            <text:p text:style-name="P13">156</text:p>
          </table:table-cell>
          <table:table-cell table:style-name="Таблица1.E40" office:value-type="string">
            <text:p text:style-name="P13">156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40" office:value-type="string">
            <text:p text:style-name="P13">74</text:p>
          </table:table-cell>
          <table:table-cell table:style-name="Таблица1.I29" office:value-type="string">
            <text:p text:style-name="P13">72</text:p>
          </table:table-cell>
        </table:table-row>
        <table:table-row table:style-name="Таблица1.1">
          <table:table-cell table:style-name="Таблица1.A2" office:value-type="string">
            <text:p text:style-name="P11">f4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41" office:value-type="string">
            <text:p text:style-name="P13">58</text:p>
          </table:table-cell>
          <table:table-cell table:style-name="Таблица1.B3" office:value-type="string">
            <text:p text:style-name="P13">48</text:p>
          </table:table-cell>
        </table:table-row>
        <table:table-row table:style-name="Таблица1.1">
          <table:table-cell table:style-name="Таблица1.A2" office:value-type="string">
            <text:p text:style-name="P11">f4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9" office:value-type="string">
            <text:p text:style-name="P13">30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4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4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9" office:value-type="string">
            <text:p text:style-name="P13">89</text:p>
          </table:table-cell>
          <table:table-cell table:style-name="Таблица1.F29" office:value-type="string">
            <text:p text:style-name="P13">106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I25" office:value-type="string">
            <text:p text:style-name="P13">78</text:p>
          </table:table-cell>
          <table:table-cell table:style-name="Таблица1.J44" office:value-type="string">
            <text:p text:style-name="P13">115</text:p>
          </table:table-cell>
        </table:table-row>
        <table:table-row table:style-name="Таблица1.1">
          <table:table-cell table:style-name="Таблица1.A2" office:value-type="string">
            <text:p text:style-name="P11">f4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45" office:value-type="string">
            <text:p text:style-name="P13">172</text:p>
          </table:table-cell>
          <table:table-cell table:style-name="Таблица1.F45" office:value-type="string">
            <text:p text:style-name="P13">191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2" office:value-type="string">
            <text:p text:style-name="P13">9</text:p>
          </table:table-cell>
          <table:table-cell table:style-name="Таблица1.E39" office:value-type="string">
            <text:p text:style-name="P13">54</text:p>
          </table:table-cell>
          <table:table-cell table:style-name="Таблица1.J45" office:value-type="string">
            <text:p text:style-name="P13">113</text:p>
          </table:table-cell>
        </table:table-row>
        <table:table-row table:style-name="Таблица1.1">
          <table:table-cell table:style-name="Таблица1.A2" office:value-type="string">
            <text:p text:style-name="P11">f4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J46" office:value-type="string">
            <text:p text:style-name="P13">123</text:p>
          </table:table-cell>
        </table:table-row>
        <table:table-row table:style-name="Таблица1.1">
          <table:table-cell table:style-name="Таблица1.A2" office:value-type="string">
            <text:p text:style-name="P11">f4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E38" office:value-type="string">
            <text:p text:style-name="P13">23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D3" office:value-type="string">
            <text:p text:style-name="P13">14</text:p>
          </table:table-cell>
        </table:table-row>
        <table:table-row table:style-name="Таблица1.1">
          <table:table-cell table:style-name="Таблица1.A2" office:value-type="string">
            <text:p text:style-name="P11">f4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48" office:value-type="string">
            <text:p text:style-name="P13">154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E4" office:value-type="string">
            <text:p text:style-name="P13">15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">f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49" office:value-type="string">
            <text:p text:style-name="P13">43</text:p>
          </table:table-cell>
          <table:table-cell table:style-name="Таблица1.I36" office:value-type="string">
            <text:p text:style-name="P13">2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G49" office:value-type="string">
            <text:p text:style-name="P13">19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E4" office:value-type="string">
            <text:p text:style-name="P13">15</text:p>
          </table:table-cell>
        </table:table-row>
        <table:table-row table:style-name="Таблица1.1">
          <table:table-cell table:style-name="Таблица1.A2" office:value-type="string">
            <text:p text:style-name="P11">f4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50" office:value-type="string">
            <text:p text:style-name="P13">24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5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3" office:value-type="string">
            <text:p text:style-name="P13">39</text:p>
          </table:table-cell>
          <table:table-cell table:style-name="Таблица1.D4" office:value-type="string">
            <text:p text:style-name="P13">17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5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52" office:value-type="string">
            <text:p text:style-name="P13">26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5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49" office:value-type="string">
            <text:p text:style-name="P13">19</text:p>
          </table:table-cell>
          <table:table-cell table:style-name="Таблица1.G3" office:value-type="string">
            <text:p text:style-name="P13">36</text:p>
          </table:table-cell>
          <table:table-cell table:style-name="Таблица1.G49" office:value-type="string">
            <text:p text:style-name="P13">19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D9" office:value-type="string">
            <text:p text:style-name="P13">16</text:p>
          </table:table-cell>
        </table:table-row>
        <table:table-row table:style-name="Таблица1.1">
          <table:table-cell table:style-name="Таблица1.A2" office:value-type="string">
            <text:p text:style-name="P11">f5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9" office:value-type="string">
            <text:p text:style-name="P13">30</text:p>
          </table:table-cell>
          <table:table-cell table:style-name="Таблица1.D54" office:value-type="string">
            <text:p text:style-name="P13">34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5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F2" office:value-type="string">
            <text:p text:style-name="P13">7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5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56" office:value-type="string">
            <text:p text:style-name="P13">6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I2" office:value-type="string">
            <text:p text:style-name="P13">2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5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F31" office:value-type="string">
            <text:p text:style-name="P13">56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5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I36" office:value-type="string">
            <text:p text:style-name="P13">20</text:p>
          </table:table-cell>
          <table:table-cell table:style-name="Таблица1.G49" office:value-type="string">
            <text:p text:style-name="P13">19</text:p>
          </table:table-cell>
          <table:table-cell table:style-name="Таблица1.C7" office:value-type="string">
            <text:p text:style-name="P13">29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5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50" office:value-type="string">
            <text:p text:style-name="P13">24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5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0" office:value-type="string">
            <text:p text:style-name="P13">142</text:p>
          </table:table-cell>
          <table:table-cell table:style-name="Таблица1.I36" office:value-type="string">
            <text:p text:style-name="P13">2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2" office:value-type="string">
            <text:p text:style-name="P13">9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6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6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" office:value-type="string">
            <text:p text:style-name="P13">31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E2" office:value-type="string">
            <text:p text:style-name="P13">9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6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" office:value-type="string">
            <text:p text:style-name="P13">31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2" office:value-type="string">
            <text:p text:style-name="P13">7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5" office:value-type="string">
            <text:p text:style-name="P13">8</text:p>
          </table:table-cell>
        </table:table-row>
        <table:table-row table:style-name="Таблица1.1">
          <table:table-cell table:style-name="Таблица1.A2" office:value-type="string">
            <text:p text:style-name="P11">f6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7" office:value-type="string">
            <text:p text:style-name="P13">29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6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5" office:value-type="string">
            <text:p text:style-name="P13">3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</table:table-row>
        <table:table-row table:style-name="Таблица1.1">
          <table:table-cell table:style-name="Таблица1.A2" office:value-type="string">
            <text:p text:style-name="P11">f6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F2" office:value-type="string">
            <text:p text:style-name="P13">7</text:p>
          </table:table-cell>
          <table:table-cell table:style-name="Таблица1.F2" office:value-type="string">
            <text:p text:style-name="P13">7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6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6" office:value-type="string">
            <text:p text:style-name="P13">31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C13" office:value-type="string">
            <text:p text:style-name="P13">39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6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E2" office:value-type="string">
            <text:p text:style-name="P13">9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6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2" office:value-type="string">
            <text:p text:style-name="P13">7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6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26" office:value-type="string">
            <text:p text:style-name="P13">6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5" office:value-type="string">
            <text:p text:style-name="P13">8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2" office:value-type="string">
            <text:p text:style-name="P13">9</text:p>
          </table:table-cell>
        </table:table-row>
        <table:table-row table:style-name="Таблица1.1">
          <table:table-cell table:style-name="Таблица1.A2" office:value-type="string">
            <text:p text:style-name="P11">f7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D71" office:value-type="string">
            <text:p text:style-name="P13">71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2" office:value-type="string">
            <text:p text:style-name="P13">9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H3" office:value-type="string">
            <text:p text:style-name="P13">10</text:p>
          </table:table-cell>
        </table:table-row>
        <table:table-row table:style-name="Таблица1.1">
          <table:table-cell table:style-name="Таблица1.A2" office:value-type="string">
            <text:p text:style-name="P11">f7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H5" office:value-type="string">
            <text:p text:style-name="P13">8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7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2" office:value-type="string">
            <text:p text:style-name="P13">2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I2" office:value-type="string">
            <text:p text:style-name="P13">2</text:p>
          </table:table-cell>
          <table:table-cell table:style-name="Таблица1.I2" office:value-type="string">
            <text:p text:style-name="P13">2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C2" office:value-type="string">
            <text:p text:style-name="P13">33</text:p>
          </table:table-cell>
          <table:table-cell table:style-name="Таблица1.F32" office:value-type="string">
            <text:p text:style-name="P13">4</text:p>
          </table:table-cell>
          <table:table-cell table:style-name="Таблица1.J73" office:value-type="string">
            <text:p text:style-name="P13">127</text:p>
          </table:table-cell>
        </table:table-row>
        <table:table-row table:style-name="Таблица1.1">
          <table:table-cell table:style-name="Таблица1.A2" office:value-type="string">
            <text:p text:style-name="P11">f7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25" office:value-type="string">
            <text:p text:style-name="P13">90</text:p>
          </table:table-cell>
          <table:table-cell table:style-name="Таблица1.F74" office:value-type="string">
            <text:p text:style-name="P13">108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C2" office:value-type="string">
            <text:p text:style-name="P13">33</text:p>
          </table:table-cell>
          <table:table-cell table:style-name="Таблица1.F32" office:value-type="string">
            <text:p text:style-name="P13">4</text:p>
          </table:table-cell>
          <table:table-cell table:style-name="Таблица1.J74" office:value-type="string">
            <text:p text:style-name="P13">131</text:p>
          </table:table-cell>
        </table:table-row>
        <table:table-row table:style-name="Таблица1.1">
          <table:table-cell table:style-name="Таблица1.A2" office:value-type="string">
            <text:p text:style-name="P11">f7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75" office:value-type="string">
            <text:p text:style-name="P13">88</text:p>
          </table:table-cell>
          <table:table-cell table:style-name="Таблица1.C4" office:value-type="string">
            <text:p text:style-name="P13">107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I25" office:value-type="string">
            <text:p text:style-name="P13">78</text:p>
          </table:table-cell>
          <table:table-cell table:style-name="Таблица1.J75" office:value-type="string">
            <text:p text:style-name="P13">133</text:p>
          </table:table-cell>
        </table:table-row>
        <table:table-row table:style-name="Таблица1.1">
          <table:table-cell table:style-name="Таблица1.A2" office:value-type="string">
            <text:p text:style-name="P11">f75</text:p>
          </table:table-cell>
          <table:table-cell table:style-name="Таблица1.F38" office:value-type="string">
            <text:p text:style-name="P13">25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F38" office:value-type="string">
            <text:p text:style-name="P13">25</text:p>
          </table:table-cell>
          <table:table-cell table:style-name="Таблица1.C52" office:value-type="string">
            <text:p text:style-name="P13">26</text:p>
          </table:table-cell>
          <table:table-cell table:style-name="Таблица1.G36" office:value-type="string">
            <text:p text:style-name="P13">35</text:p>
          </table:table-cell>
          <table:table-cell table:style-name="Таблица1.G76" office:value-type="string">
            <text:p text:style-name="P13">27</text:p>
          </table:table-cell>
          <table:table-cell table:style-name="Таблица1.F4" office:value-type="string">
            <text:p text:style-name="P13">22</text:p>
          </table:table-cell>
          <table:table-cell table:style-name="Таблица1.G3" office:value-type="string">
            <text:p text:style-name="P13">36</text:p>
          </table:table-cell>
          <table:table-cell table:style-name="Таблица1.J76" office:value-type="string">
            <text:p text:style-name="P13">65</text:p>
          </table:table-cell>
        </table:table-row>
        <table:table-row table:style-name="Таблица1.1">
          <table:table-cell table:style-name="Таблица1.A2" office:value-type="string">
            <text:p text:style-name="P11">f7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G36" office:value-type="string">
            <text:p text:style-name="P13">35</text:p>
          </table:table-cell>
          <table:table-cell table:style-name="Таблица1.G36" office:value-type="string">
            <text:p text:style-name="P13">3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37" office:value-type="string">
            <text:p text:style-name="P13">46</text:p>
          </table:table-cell>
        </table:table-row>
        <table:table-row table:style-name="Таблица1.1">
          <table:table-cell table:style-name="Таблица1.A2" office:value-type="string">
            <text:p text:style-name="P11">f7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78" office:value-type="string">
            <text:p text:style-name="P13">94</text:p>
          </table:table-cell>
          <table:table-cell table:style-name="Таблица1.E78" office:value-type="string">
            <text:p text:style-name="P13">94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78" office:value-type="string">
            <text:p text:style-name="P13">64</text:p>
          </table:table-cell>
          <table:table-cell table:style-name="Таблица1.G15" office:value-type="string">
            <text:p text:style-name="P13">49</text:p>
          </table:table-cell>
        </table:table-row>
        <table:table-row table:style-name="Таблица1.1">
          <table:table-cell table:style-name="Таблица1.A2" office:value-type="string">
            <text:p text:style-name="P11">f7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E79" office:value-type="string">
            <text:p text:style-name="P13">53</text:p>
          </table:table-cell>
          <table:table-cell table:style-name="Таблица1.I39" office:value-type="string">
            <text:p text:style-name="P13">5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J37" office:value-type="string">
            <text:p text:style-name="P13">38</text:p>
          </table:table-cell>
          <table:table-cell table:style-name="Таблица1.G10" office:value-type="string">
            <text:p text:style-name="P13">47</text:p>
          </table:table-cell>
        </table:table-row>
        <table:table-row table:style-name="Таблица1.1">
          <table:table-cell table:style-name="Таблица1.A2" office:value-type="string">
            <text:p text:style-name="P11">f79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80" office:value-type="string">
            <text:p text:style-name="P13">45</text:p>
          </table:table-cell>
          <table:table-cell table:style-name="Таблица1.F30" office:value-type="string">
            <text:p text:style-name="P13">4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80" office:value-type="string">
            <text:p text:style-name="P13">45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54" office:value-type="string">
            <text:p text:style-name="P13">34</text:p>
          </table:table-cell>
          <table:table-cell table:style-name="Таблица1.C49" office:value-type="string">
            <text:p text:style-name="P13">43</text:p>
          </table:table-cell>
        </table:table-row>
        <table:table-row table:style-name="Таблица1.1">
          <table:table-cell table:style-name="Таблица1.A2" office:value-type="string">
            <text:p text:style-name="P11">f8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E38" office:value-type="string">
            <text:p text:style-name="P13">23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E21" office:value-type="string">
            <text:p text:style-name="P13">21</text:p>
          </table:table-cell>
          <table:table-cell table:style-name="Таблица1.C52" office:value-type="string">
            <text:p text:style-name="P13">26</text:p>
          </table:table-cell>
          <table:table-cell table:style-name="Таблица1.E38" office:value-type="string">
            <text:p text:style-name="P13">23</text:p>
          </table:table-cell>
          <table:table-cell table:style-name="Таблица1.F4" office:value-type="string">
            <text:p text:style-name="P13">22</text:p>
          </table:table-cell>
          <table:table-cell table:style-name="Таблица1.I36" office:value-type="string">
            <text:p text:style-name="P13">20</text:p>
          </table:table-cell>
        </table:table-row>
        <table:table-row table:style-name="Таблица1.1">
          <table:table-cell table:style-name="Таблица1.A2" office:value-type="string">
            <text:p text:style-name="P11">f8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49" office:value-type="string">
            <text:p text:style-name="P13">43</text:p>
          </table:table-cell>
          <table:table-cell table:style-name="Таблица1.I37" office:value-type="string">
            <text:p text:style-name="P13">46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J37" office:value-type="string">
            <text:p text:style-name="P13">38</text:p>
          </table:table-cell>
          <table:table-cell table:style-name="Таблица1.G10" office:value-type="string">
            <text:p text:style-name="P13">47</text:p>
          </table:table-cell>
        </table:table-row>
        <table:table-row table:style-name="Таблица1.1">
          <table:table-cell table:style-name="Таблица1.A2" office:value-type="string">
            <text:p text:style-name="P11">f82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I2" office:value-type="string">
            <text:p text:style-name="P13">2</text:p>
          </table:table-cell>
          <table:table-cell table:style-name="Таблица1.D83" office:value-type="string">
            <text:p text:style-name="P13">3</text:p>
          </table:table-cell>
          <table:table-cell table:style-name="Таблица1.I2" office:value-type="string">
            <text:p text:style-name="P13">2</text:p>
          </table:table-cell>
          <table:table-cell table:style-name="Таблица1.I2" office:value-type="string">
            <text:p text:style-name="P13">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I2" office:value-type="string">
            <text:p text:style-name="P13">2</text:p>
          </table:table-cell>
          <table:table-cell table:style-name="Таблица1.F32" office:value-type="string">
            <text:p text:style-name="P13">4</text:p>
          </table:table-cell>
          <table:table-cell table:style-name="Таблица1.D83" office:value-type="string">
            <text:p text:style-name="P13">3</text:p>
          </table:table-cell>
        </table:table-row>
        <table:table-row table:style-name="Таблица1.1">
          <table:table-cell table:style-name="Таблица1.A2" office:value-type="string">
            <text:p text:style-name="P11">f83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C56" office:value-type="string">
            <text:p text:style-name="P13">68</text:p>
          </table:table-cell>
          <table:table-cell table:style-name="Таблица1.I78" office:value-type="string">
            <text:p text:style-name="P13">64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C50" office:value-type="string">
            <text:p text:style-name="P13">24</text:p>
          </table:table-cell>
          <table:table-cell table:style-name="Таблица1.I78" office:value-type="string">
            <text:p text:style-name="P13">64</text:p>
          </table:table-cell>
          <table:table-cell table:style-name="Таблица1.J84" office:value-type="string">
            <text:p text:style-name="P13">116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">f84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85" office:value-type="string">
            <text:p text:style-name="P13">63</text:p>
          </table:table-cell>
          <table:table-cell table:style-name="Таблица1.I78" office:value-type="string">
            <text:p text:style-name="P13">64</text:p>
          </table:table-cell>
          <table:table-cell table:style-name="Таблица1.H5" office:value-type="string">
            <text:p text:style-name="P13">8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E2" office:value-type="string">
            <text:p text:style-name="P13">9</text:p>
          </table:table-cell>
          <table:table-cell table:style-name="Таблица1.F16" office:value-type="string">
            <text:p text:style-name="P13">6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F2" office:value-type="string">
            <text:p text:style-name="P13">7</text:p>
          </table:table-cell>
        </table:table-row>
        <table:table-row table:style-name="Таблица1.1">
          <table:table-cell table:style-name="Таблица1.A2" office:value-type="string">
            <text:p text:style-name="P11">f85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2" office:value-type="string">
            <text:p text:style-name="P13">9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86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20" office:value-type="string">
            <text:p text:style-name="P13">200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G15" office:value-type="string">
            <text:p text:style-name="P13">49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E4" office:value-type="string">
            <text:p text:style-name="P13">15</text:p>
          </table:table-cell>
        </table:table-row>
        <table:table-row table:style-name="Таблица1.1">
          <table:table-cell table:style-name="Таблица1.A2" office:value-type="string">
            <text:p text:style-name="P11">f87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J75" office:value-type="string">
            <text:p text:style-name="P13">134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D5" office:value-type="string">
            <text:p text:style-name="P13">13</text:p>
          </table:table-cell>
          <table:table-cell table:style-name="Таблица1.F32" office:value-type="string">
            <text:p text:style-name="P13">4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C17" office:value-type="string">
            <text:p text:style-name="P13">5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E3" office:value-type="string">
            <text:p text:style-name="P13">11</text:p>
          </table:table-cell>
        </table:table-row>
        <table:table-row table:style-name="Таблица1.1">
          <table:table-cell table:style-name="Таблица1.A2" office:value-type="string">
            <text:p text:style-name="P11">f88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G76" office:value-type="string">
            <text:p text:style-name="P13">27</text:p>
          </table:table-cell>
          <table:table-cell table:style-name="Таблица1.D3" office:value-type="string">
            <text:p text:style-name="P13">14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E4" office:value-type="string">
            <text:p text:style-name="P13">15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f89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  <table:table-cell table:style-name="Таблица1.B90" office:value-type="string">
            <text:p text:style-name="P13">0</text:p>
          </table:table-cell>
        </table:table-row>
        <table:table-row table:style-name="Таблица1.1">
          <table:table-cell table:style-name="Таблица1.A2" office:value-type="string">
            <text:p text:style-name="P11">f90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C15" office:value-type="string">
            <text:p text:style-name="P13">167</text:p>
          </table:table-cell>
          <table:table-cell table:style-name="Таблица1.H25" office:value-type="string">
            <text:p text:style-name="P13">1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G4" office:value-type="string">
            <text:p text:style-name="P13">50</text:p>
          </table:table-cell>
          <table:table-cell table:style-name="Таблица1.E3" office:value-type="string">
            <text:p text:style-name="P13">11</text:p>
          </table:table-cell>
          <table:table-cell table:style-name="Таблица1.D9" office:value-type="string">
            <text:p text:style-name="P13">16</text:p>
          </table:table-cell>
          <table:table-cell table:style-name="Таблица1.D3" office:value-type="string">
            <text:p text:style-name="P13">14</text:p>
          </table:table-cell>
        </table:table-row>
        <table:table-row table:style-name="Таблица1.1">
          <table:table-cell table:style-name="Таблица1.A2" office:value-type="string">
            <text:p text:style-name="P11">f91</text:p>
          </table:table-cell>
          <table:table-cell table:style-name="Таблица1.B3" office:value-type="string">
            <text:p text:style-name="P13">48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C50" office:value-type="string">
            <text:p text:style-name="P13">24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G10" office:value-type="string">
            <text:p text:style-name="P13">47</text:p>
          </table:table-cell>
          <table:table-cell table:style-name="Таблица1.H3" office:value-type="string">
            <text:p text:style-name="P13">10</text:p>
          </table:table-cell>
          <table:table-cell table:style-name="Таблица1.J3" office:value-type="string">
            <text:p text:style-name="P13">12</text:p>
          </table:table-cell>
          <table:table-cell table:style-name="Таблица1.J3" office:value-type="string">
            <text:p text:style-name="P13">12</text:p>
          </table:table-cell>
        </table:table-row>
        <table:table-row table:style-name="Таблица1.1">
          <table:table-cell table:style-name="Таблица1.A2" office:value-type="string">
            <text:p text:style-name="P11">SUM</text:p>
          </table:table-cell>
          <table:table-cell table:style-name="Таблица1.B93" office:value-type="string">
            <text:p text:style-name="P14">4176</text:p>
          </table:table-cell>
          <table:table-cell table:style-name="Таблица1.B93" office:value-type="string">
            <text:p text:style-name="P14">7709</text:p>
          </table:table-cell>
          <table:table-cell table:style-name="Таблица1.B93" office:value-type="string">
            <text:p text:style-name="P14">2089</text:p>
          </table:table-cell>
          <table:table-cell table:style-name="Таблица1.B93" office:value-type="string">
            <text:p text:style-name="P14">2684</text:p>
          </table:table-cell>
          <table:table-cell table:style-name="Таблица1.B93" office:value-type="string">
            <text:p text:style-name="P14">2700</text:p>
          </table:table-cell>
          <table:table-cell table:style-name="Таблица1.B93" office:value-type="string">
            <text:p text:style-name="P14">2581</text:p>
          </table:table-cell>
          <table:table-cell table:style-name="Таблица1.B93" office:value-type="string">
            <text:p text:style-name="P14">1227</text:p>
          </table:table-cell>
          <table:table-cell table:style-name="Таблица1.B93" office:value-type="string">
            <text:p text:style-name="P14">1990</text:p>
          </table:table-cell>
          <table:table-cell table:style-name="Таблица1.B93" office:value-type="string">
            <text:p text:style-name="P14">2625</text:p>
          </table:table-cell>
        </table:table-row>
        <table:table-row table:style-name="Таблица1.1">
          <table:table-cell table:style-name="Таблица1.A2" office:value-type="string">
            <text:p text:style-name="P12">AVE</text:p>
          </table:table-cell>
          <table:table-cell table:style-name="Таблица1.B93" office:value-type="string">
            <text:p text:style-name="P15">46</text:p>
          </table:table-cell>
          <table:table-cell table:style-name="Таблица1.B93" office:value-type="string">
            <text:p text:style-name="P15">85</text:p>
          </table:table-cell>
          <table:table-cell table:style-name="Таблица1.B93" office:value-type="string">
            <text:p text:style-name="P15">23</text:p>
          </table:table-cell>
          <table:table-cell table:style-name="Таблица1.B93" office:value-type="string">
            <text:p text:style-name="P15">29</text:p>
          </table:table-cell>
          <table:table-cell table:style-name="Таблица1.B93" office:value-type="string">
            <text:p text:style-name="P15">30</text:p>
          </table:table-cell>
          <table:table-cell table:style-name="Таблица1.B93" office:value-type="string">
            <text:p text:style-name="P15">28</text:p>
          </table:table-cell>
          <table:table-cell table:style-name="Таблица1.B93" office:value-type="string">
            <text:p text:style-name="P15">13</text:p>
          </table:table-cell>
          <table:table-cell table:style-name="Таблица1.B93" office:value-type="string">
            <text:p text:style-name="P15">22</text:p>
          </table:table-cell>
          <table:table-cell table:style-name="Таблица1.B93" office:value-type="string">
            <text:p text:style-name="P15">29</text:p>
          </table:table-cell>
        </table:table-row>
        <table:table-row table:style-name="Таблица1.1">
          <table:table-cell table:style-name="Таблица1.A2" office:value-type="string">
            <text:p text:style-name="P12">MAX</text:p>
          </table:table-cell>
          <table:table-cell table:style-name="Таблица1.B93" office:value-type="string">
            <text:p text:style-name="P15">48</text:p>
          </table:table-cell>
          <table:table-cell table:style-name="Таблица1.B93" office:value-type="string">
            <text:p text:style-name="P15">200</text:p>
          </table:table-cell>
          <table:table-cell table:style-name="Таблица1.B93" office:value-type="string">
            <text:p text:style-name="P15">71</text:p>
          </table:table-cell>
          <table:table-cell table:style-name="Таблица1.B93" office:value-type="string">
            <text:p text:style-name="P15">200</text:p>
          </table:table-cell>
          <table:table-cell table:style-name="Таблица1.B93" office:value-type="string">
            <text:p text:style-name="P15">200</text:p>
          </table:table-cell>
          <table:table-cell table:style-name="Таблица1.B93" office:value-type="string">
            <text:p text:style-name="P15">50</text:p>
          </table:table-cell>
          <table:table-cell table:style-name="Таблица1.B93" office:value-type="string">
            <text:p text:style-name="P15">48</text:p>
          </table:table-cell>
          <table:table-cell table:style-name="Таблица1.B93" office:value-type="string">
            <text:p text:style-name="P15">78</text:p>
          </table:table-cell>
          <table:table-cell table:style-name="Таблица1.B93" office:value-type="string">
            <text:p text:style-name="P15">133</text:p>
          </table:table-cell>
        </table:table-row>
        <table:table-row table:style-name="Таблица1.1">
          <table:table-cell table:style-name="Таблица1.A2" office:value-type="string">
            <text:p text:style-name="P11">Method</text:p>
          </table:table-cell>
          <table:table-cell table:style-name="Таблица1.B93" office:value-type="string">
            <text:p text:style-name="P11">bs</text:p>
          </table:table-cell>
          <table:table-cell table:style-name="Таблица1.B93" office:value-type="string">
            <text:p text:style-name="P11"><text:s/>fp</text:p>
          </table:table-cell>
          <table:table-cell table:style-name="Таблица1.B93" office:value-type="string">
            <text:p text:style-name="P11"><text:s/>mfp</text:p>
          </table:table-cell>
          <table:table-cell table:style-name="Таблица1.B93" office:value-type="string">
            <text:p text:style-name="P11"><text:s/>ill</text:p>
          </table:table-cell>
          <table:table-cell table:style-name="Таблица1.B93" office:value-type="string">
            <text:p text:style-name="P11">AB</text:p>
          </table:table-cell>
          <table:table-cell table:style-name="Таблица1.B93" office:value-type="string">
            <text:p text:style-name="P11"><text:s/>ITP</text:p>
          </table:table-cell>
          <table:table-cell table:style-name="Таблица1.B93" office:value-type="string">
            <text:p text:style-name="P11"><text:s/>mAB</text:p>
          </table:table-cell>
          <table:table-cell table:style-name="Таблица1.B93" office:value-type="string">
            <text:p text:style-name="P11">Rid</text:p>
          </table:table-cell>
          <table:table-cell table:style-name="Таблица1.B93" office:value-type="string">
            <text:p text:style-name="P11"><text:s/>Bre</text:p>
          </table:table-cell>
        </table:table-row>
      </table:table>
      <text:p text:style-name="P17"><text:span text:style-name="T2">Precision = 10</text:span><text:span text:style-name="T13">-14</text:span></text:p>
      <text:p text:style-name="P18"><text:span text:style-name="T2"/></text:p>
      <text:p text:style-name="P16"><text:span text:style-name="T1">Legend:</text:span></text:p>
      <text:p text:style-name="P4"><text:span text:style-name="T6">bs</text:span><text:span text:style-name="T7"> – Bisection </text:span><text:span text:style-name="T8">method</text:span></text:p>
      <text:p text:style-name="P5"><text:span text:style-name="T6">fp</text:span><text:span text:style-name="T7"> – False position </text:span></text:p>
      <text:p text:style-name="P5"><text:span text:style-name="T6">mfp</text:span><text:span text:style-name="T7"> – Modified false position </text:span></text:p>
      <text:p text:style-name="P6"><text:span text:style-name="T6">ill</text:span><text:span text:style-name="T7"> – Illinois </text:span><text:span text:style-name="T8">method</text:span></text:p>
      <text:p text:style-name="P5"><text:span text:style-name="T6">AB</text:span><text:span text:style-name="T7"> – Anderson-Bjork </text:span></text:p>
      <text:p text:style-name="P5"><text:span text:style-name="T6">ITP</text:span><text:span text:style-name="T7"> – Interpolate, truncate, project</text:span><text:span text:style-name="T9"> </text:span></text:p>
      <text:p text:style-name="P5"><text:span text:style-name="T4">mAB</text:span><text:span text:style-name="T5"> </text:span><text:span text:style-name="T7">– Modified Anderson-Bjork (new)</text:span></text:p>
      <text:p text:style-name="P5"><text:span text:style-name="T6">Rid</text:span><text:span text:style-name="T7"> – Ridders</text:span></text:p>
      <text:p text:style-name="P5"><text:span text:style-name="T6">Brе</text:span><text:span text:style-name="T7"> – Brent</text:span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swiss" fo:font-size="12pt" fo:language="bg" fo:country="BG" style:letter-kerning="true" style:font-name-asian="DengXian" style:font-family-asian="DengXia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Quote" style:family="paragraph" style:parent-style-name="Standard" style:next-style-name="Standard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msonormal" style:family="paragraph" style:parent-style-name="Standard">
      <style:paragraph-properties fo:margin-top="0.176cm" fo:margin-bottom="0.176cm" style:contextual-spacing="false" fo:line-height="100%"/>
    </style:style>
    <style:style style:name="xl76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Mono1" fo:font-family="'Noto Mono'" style:font-family-generic="swiss" style:font-name-complex="Noto Mono2" style:font-family-complex="'Noto Mono'" style:font-family-generic-complex="system" style:font-pitch-complex="variable"/>
    </style:style>
    <style:style style:name="xl77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text-align="center" style:justify-single-word="false" fo:background-color="#eeeeee" fo:padding="0cm" fo:border="0.51pt solid #000000" style:shadow="none" style:vertical-align="middle"/>
      <style:text-properties style:font-name="Noto Sans1" fo:font-family="'Noto Sans'" style:font-family-generic="swiss" fo:font-size="11pt" fo:font-weight="bold" style:font-size-asian="11pt" style:font-weight-asian="bold" style:font-name-complex="Noto Sans2" style:font-family-complex="'Noto Sans'" style:font-family-generic-complex="system" style:font-pitch-complex="variable" style:font-size-complex="11pt" style:font-weight-complex="bold"/>
    </style:style>
    <style:style style:name="xl78" style:family="paragraph" style:parent-style-name="Standard">
      <style:paragraph-properties fo:margin-top="0.176cm" fo:margin-bottom="0.176cm" style:contextual-spacing="false" fo:line-height="100%" fo:text-align="center" style:justify-single-word="false" style:vertical-align="middle"/>
      <style:text-properties style:font-name="Noto Sans1" fo:font-family="'Noto Sans'" style:font-family-generic="swiss" fo:font-weight="bold" style:font-weight-asian="bold" style:font-name-complex="Noto Sans2" style:font-family-complex="'Noto Sans'" style:font-family-generic-complex="system" style:font-pitch-complex="variable" style:font-weight-complex="bold"/>
    </style:style>
    <style:style style:name="xl79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Sans1" fo:font-family="'Noto Sans'" style:font-family-generic="swiss" style:font-name-complex="Noto Sans2" style:font-family-complex="'Noto Sans'" style:font-family-generic-complex="system" style:font-pitch-complex="variable"/>
    </style:style>
    <style:style style:name="xl80" style:family="paragraph" style:parent-style-name="Standard">
      <style:paragraph-properties fo:margin-top="0.176cm" fo:margin-bottom="0.176cm" style:contextual-spacing="false" fo:line-height="100%" fo:padding="0cm" fo:border="0.51pt solid #000000" style:shadow="none" style:vertical-align="middle"/>
      <style:text-properties style:font-name="Noto Mono1" fo:font-family="'Noto Mono'" style:font-family-generic="swiss" fo:font-size="11pt" style:font-size-asian="11pt" style:font-name-complex="Noto Mono2" style:font-family-complex="'Noto Mono'" style:font-family-generic-complex="system" style:font-pitch-complex="variable" style:font-size-complex="11pt"/>
    </style:style>
    <style:style style:name="xl81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1" fo:font-family="'Noto Mono'" style:font-family-generic="swiss" fo:font-size="11pt" fo:font-weight="bold" style:font-size-asian="11pt" style:font-weight-asian="bold" style:font-name-complex="Noto Mono2" style:font-family-complex="'Noto Mono'" style:font-family-generic-complex="system" style:font-pitch-complex="variable" style:font-size-complex="11pt" style:font-weight-complex="bold"/>
    </style:style>
    <style:style style:name="xl82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1" fo:font-family="'Noto Mono'" style:font-family-generic="swiss" fo:font-size="11pt" fo:font-weight="bold" style:font-size-asian="11pt" style:font-weight-asian="bold" style:font-name-complex="Noto Mono2" style:font-family-complex="'Noto Mono'" style:font-family-generic-complex="system" style:font-pitch-complex="variable" style:font-size-complex="11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fo:font-size="20pt" style:font-name-asian="DengXian Light" style:font-family-asian="'DengXian Light'" style:font-family-generic-asian="system" style:font-pitch-asian="variable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fo:font-size="16pt" style:font-name-asian="DengXian Light" style:font-family-asian="'DengXian Light'" style:font-family-generic-asian="system" style:font-pitch-asian="variable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DengXian Light" style:font-family-asian="'DengXian Light'" style:font-family-generic-asian="system" style:font-pitch-asian="variable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DengXian Light" style:font-family-asian="'DengXian Light'" style:font-family-generic-asian="system" style:font-pitch-asian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DengXian Light" style:font-family-asian="'DengXian Light'" style:font-family-generic-asian="system" style:font-pitch-asian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DengXian Light" style:font-family-asian="'DengXian Light'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fo:font-size="28pt" fo:letter-spacing="-0.018cm" style:letter-kerning="true" style:font-name-asian="DengXian Light" style:font-family-asian="'DengXian Light'" style:font-family-generic-asian="system" style:font-pitch-asian="variabl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DengXian Light" style:font-family-asian="'DengXian Light'" style:font-family-generic-asian="system" style:font-pitch-asian="variable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на Н. Ганчовска</meta:initial-creator>
    <meta:editing-cycles>16</meta:editing-cycles>
    <meta:creation-date>2022-05-03T21:05:00</meta:creation-date>
    <dc:date>2026-02-14T18:37:32.435000000</dc:date>
    <meta:editing-duration>PT38M6S</meta:editing-duration>
    <meta:generator>LibreOffice/7.3.2.2$Windows_X86_64 LibreOffice_project/49f2b1bff42cfccbd8f788c8dc32c1c309559be0</meta:generator>
    <meta:document-statistic meta:table-count="2" meta:image-count="0" meta:object-count="0" meta:page-count="6" meta:paragraph-count="1895" meta:word-count="1917" meta:character-count="7395" meta:non-whitespace-character-count="7346"/>
    <meta:user-defined meta:name="AppVersion">16.0000</meta:user-defined>
    <meta:template xlink:type="simple" xlink:actuate="onRequest" xlink:title="Normal.dotm" xlink:href=""/>
  </office:meta>
</office:document-meta>
</file>